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72cm"/>
    </style:style>
    <style:style style:name="co10" style:family="table-column">
      <style:table-column-properties fo:break-before="auto" style:column-width="5.013cm"/>
    </style:style>
    <style:style style:name="co11" style:family="table-column">
      <style:table-column-properties fo:break-before="auto" style:column-width="3.679cm"/>
    </style:style>
    <style:style style:name="co12" style:family="table-column">
      <style:table-column-properties fo:break-before="auto" style:column-width="3.939cm"/>
    </style:style>
    <style:style style:name="co13" style:family="table-column">
      <style:table-column-properties fo:break-before="auto" style:column-width="2.93cm"/>
    </style:style>
    <style:style style:name="co14" style:family="table-column">
      <style:table-column-properties fo:break-before="auto" style:column-width="1.565cm"/>
    </style:style>
    <style:style style:name="co15" style:family="table-column">
      <style:table-column-properties fo:break-before="auto" style:column-width="2.409cm"/>
    </style:style>
    <style:style style:name="co16" style:family="table-column">
      <style:table-column-properties fo:break-before="auto" style:column-width="1.434cm"/>
    </style:style>
    <style:style style:name="co17" style:family="table-column">
      <style:table-column-properties fo:break-before="auto" style:column-width="2.312cm"/>
    </style:style>
    <style:style style:name="co18" style:family="table-column">
      <style:table-column-properties fo:break-before="auto" style:column-width="2.574cm"/>
    </style:style>
    <style:style style:name="co19" style:family="table-column">
      <style:table-column-properties fo:break-before="auto" style:column-width="4.42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#ffff99"/>
      <style:text-properties style:font-name="Arial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able-cell-properties fo:background-color="transparent"/>
      <style:text-properties style:font-name="Arial"/>
    </style:style>
    <style:style style:name="ce7" style:family="table-cell" style:parent-style-name="Default">
      <style:text-properties style:use-window-font-color="true" style:font-name="Arial"/>
    </style:style>
    <style:style style:name="ce8" style:family="table-cell" style:parent-style-name="Default">
      <style:table-cell-properties fo:background-color="transparent"/>
      <style:text-properties style:use-window-font-color="true" style:font-name="Arial"/>
    </style:style>
    <style:style style:name="ce9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13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ext-properties style:font-name="Arial" fo:font-style="italic" style:font-style-asian="italic" style:font-style-complex="italic"/>
    </style:style>
    <style:style style:name="ce15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16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9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21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27" style:family="table-cell" style:parent-style-name="Default">
      <style:text-properties style:font-name="Arial" fo:font-style="normal" style:font-style-asian="normal" style:font-style-complex="normal"/>
    </style:style>
    <style:style style:name="ce28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29" style:family="table-cell" style:parent-style-name="Default" style:data-style-name="N0">
      <style:text-properties style:font-name="Arial" fo:font-weight="normal" style:font-weight-asian="normal" style:font-weight-complex="normal"/>
    </style:style>
    <style:style style:name="ce30" style:family="table-cell" style:parent-style-name="Default" style:data-style-name="N0">
      <style:table-cell-properties fo:background-color="#ffff99"/>
      <style:text-properties style:font-name="Arial"/>
    </style:style>
    <style:style style:name="ce31" style:family="table-cell" style:parent-style-name="Default" style:data-style-name="N0">
      <style:text-properties style:font-name="Arial"/>
    </style:style>
    <style:style style:name="ce32" style:family="table-cell" style:parent-style-name="Default" style:data-style-name="N0">
      <style:table-cell-properties fo:background-color="transparent"/>
      <style:text-properties style:font-name="Arial" fo:font-style="italic" style:font-style-asian="italic" style:font-style-complex="italic"/>
    </style:style>
    <style:style style:name="ce33" style:family="table-cell" style:parent-style-name="Default" style:data-style-name="N0">
      <style:text-properties style:use-window-font-color="true" style:font-name="Arial" fo:font-style="italic" style:font-style-asian="italic" style:font-style-complex="italic"/>
    </style:style>
    <style:style style:name="ce34" style:family="table-cell" style:parent-style-name="Default" style:data-style-name="N0">
      <style:text-properties style:use-window-font-color="true" style:font-name="Arial"/>
    </style:style>
    <style:style style:name="ce35" style:family="table-cell" style:parent-style-name="Default" style:data-style-name="N0">
      <style:table-cell-properties fo:background-color="transparent"/>
      <style:text-properties style:font-name="Arial"/>
    </style:style>
    <style:style style:name="ce36" style:family="table-cell" style:parent-style-name="Default" style:data-style-name="N0">
      <style:table-cell-properties fo:background-color="transparent"/>
      <style:text-properties style:font-name="Arial" fo:font-style="normal" style:font-style-asian="normal" style:font-style-complex="normal"/>
    </style:style>
    <style:style style:name="ce37" style:family="table-cell" style:parent-style-name="Default" style:data-style-name="N0">
      <style:text-properties style:font-name="Arial" fo:font-style="italic" style:font-style-asian="italic" style:font-style-complex="italic"/>
    </style:style>
    <style:style style:name="ce38" style:family="table-cell" style:parent-style-name="Default" style:data-style-name="N0">
      <style:text-properties style:font-name="Arial" fo:font-style="normal" style:font-style-asian="normal" style:font-style-complex="normal"/>
    </style:style>
    <style:style style:name="ce39" style:family="table-cell" style:parent-style-name="Default" style:data-style-name="N0">
      <style:table-cell-properties fo:background-color="#ffff99"/>
      <style:text-properties style:font-name="Arial" fo:font-style="normal" style:font-style-asian="normal" style:font-style-complex="normal"/>
    </style:style>
    <style:style style:name="ce40" style:family="table-cell" style:parent-style-name="Default" style:data-style-name="N0">
      <style:table-cell-properties fo:background-color="transparent"/>
      <style:text-properties style:use-window-font-color="true" style:font-name="Arial"/>
    </style:style>
    <style:style style:name="ce41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42" style:family="table-cell" style:parent-style-name="Default" style:data-style-name="N1">
      <style:text-properties style:font-name="Arial" fo:font-weight="normal" style:font-weight-asian="normal" style:font-weight-complex="normal"/>
    </style:style>
    <style:style style:name="ce43" style:family="table-cell" style:parent-style-name="Default" style:data-style-name="N1">
      <style:table-cell-properties fo:background-color="#ffff99"/>
      <style:text-properties style:font-name="Arial"/>
    </style:style>
    <style:style style:name="ce44" style:family="table-cell" style:parent-style-name="Default" style:data-style-name="N1">
      <style:text-properties style:font-name="Arial"/>
    </style:style>
    <style:style style:name="ce45" style:family="table-cell" style:parent-style-name="Default" style:data-style-name="N1">
      <style:text-properties style:use-window-font-color="true" style:font-name="Arial"/>
    </style:style>
    <style:style style:name="ce46" style:family="table-cell" style:parent-style-name="Default" style:data-style-name="N1">
      <style:text-properties style:use-window-font-color="true" style:font-name="Arial" fo:font-style="normal" style:font-style-asian="normal" style:font-style-complex="normal"/>
    </style:style>
    <style:style style:name="ce47" style:family="table-cell" style:parent-style-name="Default" style:data-style-name="N1">
      <style:text-properties style:use-window-font-color="true" style:font-name="Arial" fo:font-style="italic" style:font-style-asian="italic" style:font-style-complex="italic"/>
    </style:style>
    <style:style style:name="ce48" style:family="table-cell" style:parent-style-name="Default" style:data-style-name="N1">
      <style:table-cell-properties fo:background-color="#ffff99"/>
      <style:text-properties style:font-name="Arial" fo:font-style="normal" style:font-style-asian="normal" style:font-style-complex="normal"/>
    </style:style>
    <style:style style:name="ce49" style:family="table-cell" style:parent-style-name="Default" style:data-style-name="N1">
      <style:text-properties style:font-name="Arial" fo:font-style="italic" style:font-style-asian="italic" style:font-style-complex="italic"/>
    </style:style>
    <style:style style:name="ce50" style:family="table-cell" style:parent-style-name="Default" style:data-style-name="N1">
      <style:table-cell-properties fo:background-color="transparent"/>
      <style:text-properties style:font-name="Arial" fo:font-style="italic" style:font-style-asian="italic" style:font-style-complex="italic"/>
    </style:style>
    <style:style style:name="ce51" style:family="table-cell" style:parent-style-name="Default" style:data-style-name="N1">
      <style:table-cell-properties fo:background-color="transparent"/>
      <style:text-properties style:font-name="Arial"/>
    </style:style>
    <style:style style:name="ce52" style:family="table-cell" style:parent-style-name="Default" style:data-style-name="N1">
      <style:table-cell-properties fo:background-color="transparent"/>
      <style:text-properties style:use-window-font-color="true" style:font-name="Arial"/>
    </style:style>
    <style:style style:name="ce53" style:family="table-cell" style:parent-style-name="Default" style:data-style-name="N1">
      <style:table-cell-properties fo:background-color="#ffff99"/>
      <style:text-properties style:use-window-font-color="true" style:font-name="Arial"/>
    </style:style>
    <style:style style:name="ce54" style:family="table-cell" style:parent-style-name="Default" style:data-style-name="N1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5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56" style:family="table-cell" style:parent-style-name="Default">
      <style:text-properties style:font-name="Arial" fo:font-weight="bold" style:font-weight-asian="bold" style:font-weight-complex="bold"/>
    </style:style>
    <style:style style:name="ce57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8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59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60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63" style:family="table-cell" style:parent-style-name="Default">
      <style:text-properties style:font-name="Arial" fo:font-size="10pt" style:font-size-asian="10pt" style:font-size-complex="10pt"/>
    </style:style>
    <style:style style:name="ce6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65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66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67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74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fo:background-color="#83caff"/>
      <style:text-properties style:font-name="Arial"/>
    </style:style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8</text:p>
          </table:table-cell>
          <table:table-cell table:formula="of:=[.E3]*[.B3]" office:value-type="float" office:value="8069.08242424242" calcext:value-type="float">
            <text:p>8069.0824242424</text:p>
          </table:table-cell>
          <table:table-cell table:formula="of:=[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8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2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4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1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5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</text:p>
          </table:table-cell>
          <table:table-cell table:formula="of:=[.E3]*[.B3]" office:value-type="float" office:value="8077.31618181818" calcext:value-type="float">
            <text:p>8077.3161818182</text:p>
          </table:table-cell>
          <table:table-cell table:formula="of:=[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</text:p>
          </table:table-cell>
          <table:table-cell table:formula="of:=[.E10]*[.B10]" office:value-type="float" office:value="7692.59714285714" calcext:value-type="float">
            <text:p>7692.5971428572</text:p>
          </table:table-cell>
          <table:table-cell table:formula="of:=[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</text:p>
          </table:table-cell>
        </table:table-row>
        <table:table-row table:style-name="ro2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</table:table>
      <table:table table:name="Extrapolation" table:style-name="ta1"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31"/>
        <table:table-column table:style-name="co15" table:default-cell-style-name="ce44"/>
        <table:table-column table:style-name="co16" table:default-cell-style-name="ce44"/>
        <table:table-column table:style-name="co17" table:default-cell-style-name="ce5"/>
        <table:table-column table:style-name="co18" table:default-cell-style-name="ce5"/>
        <table:table-column table:style-name="co19" table:default-cell-style-name="ce63"/>
        <table:table-column table:style-name="co1" table:number-columns-repeated="1013" table:default-cell-style-name="ce5"/>
        <table:table-row table:style-name="ro1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2" office:value-type="string" calcext:value-type="string">
            <text:p>F'box grate (sq. ft.)</text:p>
          </table:table-cell>
          <table:table-cell table:style-name="ce2" office:value-type="string" calcext:value-type="string">
            <text:p>Heating area (sq. ft.)</text:p>
          </table:table-cell>
          <table:table-cell table:style-name="ce2" office:value-type="string" calcext:value-type="string">
            <text:p>Pressure (psi)</text:p>
          </table:table-cell>
          <table:table-cell table:style-name="ce28" office:value-type="string" calcext:value-type="string">
            <text:p>TE (kN)</text:p>
          </table:table-cell>
          <table:table-cell table:style-name="ce41" office:value-type="string" calcext:value-type="string">
            <text:p>Power (kW)</text:p>
          </table:table-cell>
          <table:table-cell table:style-name="ce41" office:value-type="string" calcext:value-type="string">
            <text:p>Factor</text:p>
          </table:table-cell>
          <table:table-cell table:style-name="ce2" office:value-type="string" calcext:value-type="string">
            <text:p>Compound</text:p>
          </table:table-cell>
          <table:table-cell table:style-name="ce2" office:value-type="string" calcext:value-type="string">
            <text:p>Sup. Surface</text:p>
          </table:table-cell>
          <table:table-cell table:style-name="ce60" office:value-type="string" calcext:value-type="string">
            <text:p>Reference</text:p>
          </table:table-cell>
          <table:table-cell table:style-name="ce75" table:number-columns-repeated="1011"/>
          <table:table-cell table:number-columns-repeated="2"/>
        </table:table-row>
        <table:table-row table:style-name="ro1">
          <table:table-cell table:style-name="ce3" office:value-type="float" office:value="1825" calcext:value-type="float">
            <text:p>1825</text:p>
          </table:table-cell>
          <table:table-cell table:style-name="ce3" office:value-type="string" calcext:value-type="string">
            <text:p>SDR Locomotion</text:p>
          </table:table-cell>
          <table:table-cell table:style-name="ce9" office:value-type="string" calcext:value-type="string">
            <text:p>Not available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50" calcext:value-type="float">
            <text:p>50</text:p>
          </table:table-cell>
          <table:table-cell table:style-name="ce29" office:value-type="float" office:value="5" calcext:value-type="float">
            <text:p>5</text:p>
          </table:table-cell>
          <table:table-cell table:style-name="ce42" table:formula="of:=[.H2]/[.F2]" office:value-type="float" office:value="4.18148820326679" calcext:value-type="float">
            <text:p>4</text:p>
          </table:table-cell>
          <table:table-cell table:formula="of:=([.H3]/[.D3])*[.D2]" office:value-type="float" office:value="20.9074410163339" calcext:value-type="float">
            <text:p>2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P. 3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29" calcext:value-type="float">
            <text:p>1829</text:p>
          </table:table-cell>
          <table:table-cell table:style-name="ce4" office:value-type="string" calcext:value-type="string">
            <text:p>LMR Rocket</text:p>
          </table:table-cell>
          <table:table-cell table:style-name="ce10" office:value-type="string" calcext:value-type="string">
            <text:p>Not available</text:p>
          </table:table-cell>
          <table:table-cell table:style-name="ce4" office:value-type="float" office:value="137.75" calcext:value-type="float">
            <text:p>137.75</text:p>
          </table:table-cell>
          <table:table-cell table:style-name="ce4" office:value-type="float" office:value="50" calcext:value-type="float">
            <text:p>50</text:p>
          </table:table-cell>
          <table:table-cell table:style-name="ce30" office:value-type="float" office:value="4" calcext:value-type="float">
            <text:p>4</text:p>
          </table:table-cell>
          <table:table-cell table:style-name="ce43" office:value-type="float" office:value="12" calcext:value-type="float">
            <text:p>12</text:p>
          </table:table-cell>
          <table:table-cell table:style-name="ce43" table:formula="of:=[.F3]*[.G3]" office:value-type="float" office:value="48" calcext:value-type="float">
            <text:p>48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p. 11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LMR Planet</text:p>
          </table:table-cell>
          <table:table-cell table:number-columns-repeated="3" table:style-name="ce9" office:value-type="string" calcext:value-type="string">
            <text:p>Not available</text:p>
          </table:table-cell>
          <table:table-cell office:value-type="float" office:value="4" calcext:value-type="float">
            <text:p>4</text:p>
          </table:table-cell>
          <table:table-cell table:style-name="ce42" office:value-type="float" office:value="18" calcext:value-type="float">
            <text:p>18</text:p>
          </table:table-cell>
          <table:table-cell table:formula="of:=[.F4]*[.G4]"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9 Ahrons</text:p>
          </table:table-cell>
          <table:table-cell table:number-columns-repeated="1013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table:number-columns-repeated="3" table:style-name="ce9" office:value-type="string" calcext:value-type="string">
            <text:p>Not available</text:p>
          </table:table-cell>
          <table:table-cell office:value-type="float" office:value="7" calcext:value-type="float">
            <text:p>7</text:p>
          </table:table-cell>
          <table:table-cell table:style-name="ce42" table:formula="of:=[.H4]/[.F5]" office:value-type="float" office:value="10.2857142857143" calcext:value-type="float">
            <text:p>10</text:p>
          </table:table-cell>
          <table:table-cell table:formula="of:=[.F5]*[.G5]"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33" calcext:value-type="float">
            <text:p>1833</text:p>
          </table:table-cell>
          <table:table-cell table:style-name="ce4" office:value-type="string" calcext:value-type="string">
            <text:p>LMR Patentee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table:style-name="ce23" office:value-type="float" office:value="50" calcext:value-type="float">
            <text:p>50</text:p>
          </table:table-cell>
          <table:table-cell table:style-name="ce30" office:value-type="float" office:value="5" calcext:value-type="float">
            <text:p>5</text:p>
          </table:table-cell>
          <table:table-cell table:style-name="ce43" office:value-type="float" office:value="37" calcext:value-type="float">
            <text:p>37</text:p>
          </table:table-cell>
          <table:table-cell table:style-name="ce43" table:formula="of:=[.F6]*[.G6]" office:value-type="float" office:value="185" calcext:value-type="float">
            <text:p>18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P. 22 Ahrons</text:p>
          </table:table-cell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float" office:value="1837" calcext:value-type="float">
            <text:p>1837</text:p>
          </table:table-cell>
          <table:table-cell table:style-name="ce6" office:value-type="string" calcext:value-type="string">
            <text:p>LMR Lion</text:p>
          </table:table-cell>
          <table:table-cell table:number-columns-repeated="3" table:style-name="ce9" office:value-type="string" calcext:value-type="string">
            <text:p>Not available</text:p>
          </table:table-cell>
          <table:table-cell table:style-name="ce32" office:value-type="float" office:value="9" calcext:value-type="float">
            <text:p>9</text:p>
          </table:table-cell>
          <table:table-cell table:formula="of:=[.H7]/[.F7]" office:value-type="float" office:value="27.7777777777778" calcext:value-type="float">
            <text:p>28</text:p>
          </table:table-cell>
          <table:table-cell table:style-name="ce50" office:value-type="float" office:value="250" calcext:value-type="float">
            <text:p>250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n/a</text:p>
          </table:table-cell>
          <table:table-cell table:style-name="ce6" table:number-columns-repeated="1011"/>
          <table:table-cell table:number-columns-repeated="2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table:style-name="ce9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H8]/[.F8]" office:value-type="float" office:value="58.3333333333333" calcext:value-type="float">
            <text:p>58</text:p>
          </table:table-cell>
          <table:table-cell table:style-name="ce50" office:value-type="float" office:value="350" calcext:value-type="float">
            <text:p>3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13"/>
        </table:table-row>
        <table:table-row table:style-name="ro2">
          <table:table-cell table:style-name="ce7" office:value-type="float" office:value="1843" calcext:value-type="float">
            <text:p>1843</text:p>
          </table:table-cell>
          <table:table-cell table:style-name="ce7" office:value-type="string" calcext:value-type="string">
            <text:p>L&amp;BR 2-4-0T (early)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1" office:value-type="float" office:value="60" calcext:value-type="float">
            <text:p>60</text:p>
          </table:table-cell>
          <table:table-cell table:style-name="ce33" office:value-type="float" office:value="12" calcext:value-type="float">
            <text:p>12</text:p>
          </table:table-cell>
          <table:table-cell table:style-name="ce45" table:formula="of:=[.H9]/[.F9]" office:value-type="float" office:value="33.3333333333333" calcext:value-type="float">
            <text:p>33</text:p>
          </table:table-cell>
          <table:table-cell table:style-name="ce54" office:value-type="float" office:value="400" calcext:value-type="float">
            <text:p>4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None</text:p>
          </table:table-cell>
          <table:table-cell table:style-name="ce7"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table:style-name="ce9" office:value-type="string" calcext:value-type="string">
            <text:p>Not available</text:p>
          </table:table-cell>
          <table:table-cell office:value-type="float" office:value="1363" calcext:value-type="float">
            <text:p>1363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formula="of:=[.H10]/[.F10]" office:value-type="float" office:value="25" calcext:value-type="float">
            <text:p>25</text:p>
          </table:table-cell>
          <table:table-cell table:style-name="ce50" office:value-type="float" office:value="450" calcext:value-type="float">
            <text:p>4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45" calcext:value-type="float">
            <text:p>1845</text:p>
          </table:table-cell>
          <table:table-cell table:style-name="ce4" office:value-type="string" calcext:value-type="string">
            <text:p>LNWR Crewe type</text:p>
          </table:table-cell>
          <table:table-cell table:style-name="ce4" office:value-type="float" office:value="10.5" calcext:value-type="float">
            <text:p>10.5</text:p>
          </table:table-cell>
          <table:table-cell table:style-name="ce4" office:value-type="float" office:value="709" calcext:value-type="float">
            <text:p>709</text:p>
          </table:table-cell>
          <table:table-cell table:style-name="ce24" office:value-type="float" office:value="75" calcext:value-type="float">
            <text:p>75</text:p>
          </table:table-cell>
          <table:table-cell table:style-name="ce30" office:value-type="float" office:value="15" calcext:value-type="float">
            <text:p>15</text:p>
          </table:table-cell>
          <table:table-cell table:style-name="ce43" office:value-type="float" office:value="83" calcext:value-type="float">
            <text:p>83</text:p>
          </table:table-cell>
          <table:table-cell table:style-name="ce43" table:formula="of:=[.G11]*[.F11]" office:value-type="float" office:value="1245" calcext:value-type="float">
            <text:p>124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p. 52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4" office:value-type="float" office:value="1847" calcext:value-type="float">
            <text:p>1847</text:p>
          </table:table-cell>
          <table:table-cell table:style-name="ce4" office:value-type="string" calcext:value-type="string">
            <text:p>LBSC Jenny Lind</text:p>
          </table:table-cell>
          <table:table-cell table:style-name="ce10" office:value-type="string" calcext:value-type="string">
            <text:p>Not available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" calcext:value-type="float">
            <text:p>120</text:p>
          </table:table-cell>
          <table:table-cell table:style-name="ce30" office:value-type="float" office:value="28" calcext:value-type="float">
            <text:p>28</text:p>
          </table:table-cell>
          <table:table-cell table:style-name="ce43" office:value-type="float" office:value="98" calcext:value-type="float">
            <text:p>98</text:p>
          </table:table-cell>
          <table:table-cell table:style-name="ce43" table:formula="of:=[.G12]*[.F12]" office:value-type="float" office:value="2744" calcext:value-type="float">
            <text:p>274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p. 76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4" office:value-type="float" office:value="1848" calcext:value-type="float">
            <text:p>1848</text:p>
          </table:table-cell>
          <table:table-cell table:style-name="ce4" office:value-type="string" calcext:value-type="string">
            <text:p>MR Crampton</text:p>
          </table:table-cell>
          <table:table-cell table:style-name="ce4" office:value-type="float" office:value="13.9" calcext:value-type="float">
            <text:p>13.9</text:p>
          </table:table-cell>
          <table:table-cell table:style-name="ce4" office:value-type="float" office:value="1062" calcext:value-type="float">
            <text:p>1062</text:p>
          </table:table-cell>
          <table:table-cell table:style-name="ce25" office:value-type="float" office:value="100" calcext:value-type="float">
            <text:p>100</text:p>
          </table:table-cell>
          <table:table-cell table:style-name="ce30" office:value-type="float" office:value="21" calcext:value-type="float">
            <text:p>21</text:p>
          </table:table-cell>
          <table:table-cell table:style-name="ce43" office:value-type="float" office:value="140" calcext:value-type="float">
            <text:p>140</text:p>
          </table:table-cell>
          <table:table-cell table:style-name="ce43" table:formula="of:=[.G13]*[.F13]" office:value-type="float" office:value="2940" calcext:value-type="float">
            <text:p>2940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p. 72 Ahrons</text:p>
          </table:table-cell>
          <table:table-cell table:style-name="ce4" table:number-columns-repeated="1011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14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formula="of:=[.H14]/[.F14]" office:value-type="float" office:value="52.6863284611809" calcext:value-type="float">
            <text:p>53</text:p>
          </table:table-cell>
          <table:table-cell table:formula="of:=[.H13]/([.D13]*[.C13]) * ([.C14]*[.D14])" office:value-type="float" office:value="2423.57110921432" calcext:value-type="float">
            <text:p>242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13"/>
        </table:table-row>
        <table:table-row table:style-name="ro1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LBSCR Sharp well tank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5" office:value-type="float" office:value="120" calcext:value-type="float">
            <text:p>120</text:p>
          </table:table-cell>
          <table:table-cell table:style-name="ce34" office:value-type="float" office:value="27" calcext:value-type="float">
            <text:p>27</text:p>
          </table:table-cell>
          <table:table-cell table:style-name="ce46" table:formula="of:=[.H15]/[.F15]" office:value-type="float" office:value="77.7777777777778" calcext:value-type="float">
            <text:p>78</text:p>
          </table:table-cell>
          <table:table-cell table:style-name="ce47" office:value-type="float" office:value="2100" calcext:value-type="float">
            <text:p>21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4" office:value-type="float" office:value="1851" calcext:value-type="float">
            <text:p>1851</text:p>
          </table:table-cell>
          <table:table-cell table:style-name="ce4" office:value-type="string" calcext:value-type="string">
            <text:p>LNWR Bloomer</text:p>
          </table:table-cell>
          <table:table-cell table:style-name="ce10" office:value-type="string" calcext:value-type="string">
            <text:p>Not available</text:p>
          </table:table-cell>
          <table:table-cell table:style-name="ce4" office:value-type="float" office:value="1448.5" calcext:value-type="float">
            <text:p>1448.5</text:p>
          </table:table-cell>
          <table:table-cell table:style-name="ce26" office:value-type="string" calcext:value-type="string">
            <text:p>150/120</text:p>
          </table:table-cell>
          <table:table-cell table:style-name="ce30" office:value-type="float" office:value="26" calcext:value-type="float">
            <text:p>26</text:p>
          </table:table-cell>
          <table:table-cell table:style-name="ce43" office:value-type="float" office:value="160" calcext:value-type="float">
            <text:p>160</text:p>
          </table:table-cell>
          <table:table-cell table:style-name="ce43" table:formula="of:=[.G16]*[.F16]" office:value-type="float" office:value="4160" calcext:value-type="float">
            <text:p>4160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p. 94 Ahrons</text:p>
          </table:table-cell>
          <table:table-cell table:style-name="ce4" table:number-columns-repeated="1011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formula="of:=[.H17]/[.F17]" office:value-type="float" office:value="60.6060606060606" calcext:value-type="float">
            <text:p>61</text:p>
          </table:table-cell>
          <table:table-cell table:style-name="ce49" office:value-type="float" office:value="4000" calcext:value-type="float">
            <text:p>4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http://www.lner.info/locos/J/ner_1001.shtml</text:p>
          </table:table-cell>
          <table:table-cell table:number-columns-repeated="1013"/>
        </table:table-row>
        <table:table-row table:style-name="ro1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BSCR (later) 2-2-2WT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2" office:value-type="float" office:value="120" calcext:value-type="float">
            <text:p>120</text:p>
          </table:table-cell>
          <table:table-cell table:style-name="ce34" office:value-type="float" office:value="25" calcext:value-type="float">
            <text:p>25</text:p>
          </table:table-cell>
          <table:table-cell table:style-name="ce45" table:formula="of:=[.H18]/[.F18]" office:value-type="float" office:value="100" calcext:value-type="float">
            <text:p>100</text:p>
          </table:table-cell>
          <table:table-cell table:style-name="ce47" office:value-type="float" office:value="2500" calcext:value-type="float">
            <text:p>25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7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table:style-name="ce9" office:value-type="string" calcext:value-type="string">
            <text:p>Not available</text:p>
          </table:table-cell>
          <table:table-cell office:value-type="float" office:value="1079" calcext:value-type="float">
            <text:p>1079</text:p>
          </table:table-cell>
          <table:table-cell table:style-name="ce14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formula="of:=[.H19]/[.F19]" office:value-type="float" office:value="154.207083333333" calcext:value-type="float">
            <text:p>154</text:p>
          </table:table-cell>
          <table:table-cell table:formula="of:=([.H12]*[.D19]/[.D12])" office:value-type="float" office:value="3700.97" calcext:value-type="float">
            <text:p>370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13"/>
        </table:table-row>
        <table:table-row table:style-name="ro1">
          <table:table-cell table:style-name="ce7" office:value-type="float" office:value="1854" calcext:value-type="float">
            <text:p>1854</text:p>
          </table:table-cell>
          <table:table-cell table:style-name="ce7" office:value-type="string" calcext:value-type="string">
            <text:p>LBSCR Croydon Engines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2" office:value-type="float" office:value="120" calcext:value-type="float">
            <text:p>120</text:p>
          </table:table-cell>
          <table:table-cell table:style-name="ce33" office:value-type="float" office:value="30" calcext:value-type="float">
            <text:p>30</text:p>
          </table:table-cell>
          <table:table-cell table:style-name="ce45" table:formula="of:=[.H20]/[.F20]" office:value-type="float" office:value="116.666666666667" calcext:value-type="float">
            <text:p>117</text:p>
          </table:table-cell>
          <table:table-cell table:style-name="ce47" office:value-type="float" office:value="3500" calcext:value-type="float">
            <text:p>35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table:style-name="ce9" office:value-type="string" calcext:value-type="string">
            <text:p>Not available</text:p>
          </table:table-cell>
          <table:table-cell table:style-name="ce14" office:value-type="float" office:value="675" calcext:value-type="float">
            <text:p>675</text:p>
          </table:table-cell>
          <table:table-cell table:style-name="ce14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formula="of:=[.H21]/[.F21]" office:value-type="float" office:value="72.7128633241922" calcext:value-type="float">
            <text:p>73</text:p>
          </table:table-cell>
          <table:table-cell table:formula="of:=(([.H11]*[.D21]/[.D11]) + ([.H13]*[.D21]/[.D13])) / 2" office:value-type="float" office:value="1526.97012980804" calcext:value-type="float">
            <text:p>152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13"/>
        </table:table-row>
        <table:table-row table:style-name="ro1">
          <table:table-cell table:style-name="ce7" office:value-type="float" office:value="1855" calcext:value-type="float">
            <text:p>1855</text:p>
          </table:table-cell>
          <table:table-cell table:style-name="ce7" office:value-type="string" calcext:value-type="string">
            <text:p>LBSCR Long boiler mixed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2" office:value-type="float" office:value="120" calcext:value-type="float">
            <text:p>120</text:p>
          </table:table-cell>
          <table:table-cell table:style-name="ce34" office:value-type="float" office:value="35" calcext:value-type="float">
            <text:p>35</text:p>
          </table:table-cell>
          <table:table-cell table:style-name="ce47" table:formula="of:=[.H22]/[.F22]" office:value-type="float" office:value="102.857142857143" calcext:value-type="float">
            <text:p>103</text:p>
          </table:table-cell>
          <table:table-cell table:style-name="ce47" office:value-type="float" office:value="3600" calcext:value-type="float">
            <text:p>36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55" calcext:value-type="float">
            <text:p>1855</text:p>
          </table:table-cell>
          <table:table-cell table:style-name="ce7" office:value-type="string" calcext:value-type="string">
            <text:p>LBSCR Long boiler passenger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2" office:value-type="float" office:value="120" calcext:value-type="float">
            <text:p>120</text:p>
          </table:table-cell>
          <table:table-cell table:style-name="ce34" office:value-type="float" office:value="25" calcext:value-type="float">
            <text:p>25</text:p>
          </table:table-cell>
          <table:table-cell table:style-name="ce47" table:formula="of:=[.H23]/[.F23]" office:value-type="float" office:value="144" calcext:value-type="float">
            <text:p>144</text:p>
          </table:table-cell>
          <table:table-cell table:style-name="ce47" office:value-type="float" office:value="3600" calcext:value-type="float">
            <text:p>36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3">
          <table:table-cell table:style-name="ce7" office:value-type="float" office:value="1855" calcext:value-type="float">
            <text:p>1855</text:p>
          </table:table-cell>
          <table:table-cell table:style-name="ce7" office:value-type="string" calcext:value-type="string">
            <text:p>LBSCR 0-4-2ST</text:p>
          </table:table-cell>
          <table:table-cell table:style-name="ce9" office:value-type="string" calcext:value-type="string">
            <text:p>Not available</text:p>
          </table:table-cell>
          <table:table-cell table:style-name="ce11" office:value-type="float" office:value="859" calcext:value-type="float">
            <text:p>859</text:p>
          </table:table-cell>
          <table:table-cell table:style-name="ce12" office:value-type="float" office:value="110" calcext:value-type="float">
            <text:p>110</text:p>
          </table:table-cell>
          <table:table-cell table:style-name="ce34" office:value-type="float" office:value="26" calcext:value-type="float">
            <text:p>26</text:p>
          </table:table-cell>
          <table:table-cell table:formula="of:=[.H24]/[.F24]" office:value-type="float" office:value="74.7388798578407" calcext:value-type="float">
            <text:p>75</text:p>
          </table:table-cell>
          <table:table-cell table:formula="of:=(([.H13]*[.D24]/[.D13]) + ([.H11]*[.D24]/[.D11])) /2" office:value-type="float" office:value="1943.21087630386" calcext:value-type="float">
            <text:p>1943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56" calcext:value-type="float">
            <text:p>1856</text:p>
          </table:table-cell>
          <table:table-cell table:style-name="ce7" office:value-type="string" calcext:value-type="string">
            <text:p>LNWR side tank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table:style-name="ce15" office:value-type="float" office:value="120" calcext:value-type="float">
            <text:p>120</text:p>
          </table:table-cell>
          <table:table-cell table:style-name="ce34" office:value-type="float" office:value="29" calcext:value-type="float">
            <text:p>29</text:p>
          </table:table-cell>
          <table:table-cell table:number-columns-repeated="2"/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p. 121 Ahrons</text:p>
          </table:table-cell>
          <table:table-cell table:style-name="ce7" table:number-columns-repeated="1013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table:style-name="ce27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formula="of:=[.H26]/[.F26]" office:value-type="float" office:value="155.555555555556" calcext:value-type="float">
            <text:p>156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13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formula="of:=[.H27]/[.F27]" office:value-type="float" office:value="69.1360295722911" calcext:value-type="float">
            <text:p>69</text:p>
          </table:table-cell>
          <table:table-cell table:formula="of:=([.H21]/([.D14]*[.C14]) * ([.C27]*[.D27]) * [.E27]) /[.E14]" office:value-type="float" office:value="3456.80147861455" calcext:value-type="float">
            <text:p>345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13"/>
        </table:table-row>
        <table:table-row table:style-name="ro1">
          <table:table-cell table:style-name="ce7" office:value-type="float" office:value="1859" calcext:value-type="float">
            <text:p>1859</text:p>
          </table:table-cell>
          <table:table-cell table:style-name="ce7" office:value-type="string" calcext:value-type="string">
            <text:p>West End (experimental) tank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2" office:value-type="float" office:value="120" calcext:value-type="float">
            <text:p>120</text:p>
          </table:table-cell>
          <table:table-cell table:style-name="ce34" office:value-type="float" office:value="32" calcext:value-type="float">
            <text:p>32</text:p>
          </table:table-cell>
          <table:table-cell table:style-name="ce45" table:formula="of:=[.H28]/[.F28]" office:value-type="float" office:value="93.75" calcext:value-type="float">
            <text:p>94</text:p>
          </table:table-cell>
          <table:table-cell table:style-name="ce47" office:value-type="float" office:value="3000" calcext:value-type="float">
            <text:p>30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59" calcext:value-type="float">
            <text:p>1859</text:p>
          </table:table-cell>
          <table:table-cell table:style-name="ce7" office:value-type="string" calcext:value-type="string">
            <text:p>LBSCR Small goods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880" calcext:value-type="float">
            <text:p>880</text:p>
          </table:table-cell>
          <table:table-cell table:style-name="ce12" office:value-type="float" office:value="130" calcext:value-type="float">
            <text:p>130</text:p>
          </table:table-cell>
          <table:table-cell table:style-name="ce34" office:value-type="float" office:value="47" calcext:value-type="float">
            <text:p>47</text:p>
          </table:table-cell>
          <table:table-cell table:style-name="ce45" table:formula="of:=[.H29]/[.F29]" office:value-type="float" office:value="39.7058325835466" calcext:value-type="float">
            <text:p>40</text:p>
          </table:table-cell>
          <table:table-cell table:style-name="ce45" table:formula="of:=([.H27]/([.D27]*[.C27]) * ([.C29]*[.D29]) * [.E29]) /[.E27]" office:value-type="float" office:value="1866.17413142669" calcext:value-type="float">
            <text:p>186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4" office:value-type="float" office:value="1859" calcext:value-type="float">
            <text:p>1859</text:p>
          </table:table-cell>
          <table:table-cell table:style-name="ce4" office:value-type="string" calcext:value-type="string">
            <text:p>LNWR Problem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1098" calcext:value-type="float">
            <text:p>1098</text:p>
          </table:table-cell>
          <table:table-cell table:style-name="ce4" office:value-type="float" office:value="120" calcext:value-type="float">
            <text:p>120</text:p>
          </table:table-cell>
          <table:table-cell table:style-name="ce30" office:value-type="float" office:value="27" calcext:value-type="float">
            <text:p>27</text:p>
          </table:table-cell>
          <table:table-cell table:style-name="ce43" office:value-type="float" office:value="173" calcext:value-type="float">
            <text:p>173</text:p>
          </table:table-cell>
          <table:table-cell table:style-name="ce43" table:formula="of:=[.G30]*[.F30]" office:value-type="float" office:value="4671" calcext:value-type="float">
            <text:p>4671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p. 145 Ahrons</text:p>
          </table:table-cell>
          <table:table-cell table:style-name="ce4" table:number-columns-repeated="1011"/>
          <table:table-cell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table:style-name="ce9" office:value-type="float" office:value="10" calcext:value-type="float">
            <text:p>10</text:p>
          </table:table-cell>
          <table:table-cell table:style-name="ce14" office:value-type="float" office:value="850" calcext:value-type="float">
            <text:p>850</text:p>
          </table:table-cell>
          <table:table-cell table:style-name="ce14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formula="of:=[.H31]/[.F31]" office:value-type="float" office:value="83.6839529404623" calcext:value-type="float">
            <text:p>84</text:p>
          </table:table-cell>
          <table:table-cell table:formula="of:=([.H30]/([.D30]*[.C30]) * ([.C31]*[.D31]) * [.E31]) /[.E30]" office:value-type="float" office:value="2426.83463527341" calcext:value-type="float">
            <text:p>242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13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LBSCR standard passenger</text:p>
          </table:table-cell>
          <table:table-cell table:style-name="ce13" office:value-type="float" office:value="14.96" calcext:value-type="float">
            <text:p>14.96</text:p>
          </table:table-cell>
          <table:table-cell table:style-name="ce15" office:value-type="float" office:value="1004" calcext:value-type="float">
            <text:p>1004</text:p>
          </table:table-cell>
          <table:table-cell table:style-name="ce12" office:value-type="float" office:value="130" calcext:value-type="float">
            <text:p>130</text:p>
          </table:table-cell>
          <table:table-cell table:style-name="ce34" office:value-type="float" office:value="27" calcext:value-type="float">
            <text:p>27</text:p>
          </table:table-cell>
          <table:table-cell table:style-name="ce45" table:formula="of:=[.H32]/[.F32]" office:value-type="float" office:value="172.061976422456" calcext:value-type="float">
            <text:p>172</text:p>
          </table:table-cell>
          <table:table-cell table:style-name="ce45" table:formula="of:=([.H30]/([.D30]*[.C30]) * ([.C32]*[.D32]) * [.E32]) /[.E30]" office:value-type="float" office:value="4645.67336340632" calcext:value-type="float">
            <text:p>464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4" office:value-type="float" office:value="1863" calcext:value-type="float">
            <text:p>1863</text:p>
          </table:table-cell>
          <table:table-cell table:style-name="ce4" office:value-type="string" calcext:value-type="string">
            <text:p>FR George England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55" calcext:value-type="float">
            <text:p>155</text:p>
          </table:table-cell>
          <table:table-cell table:style-name="ce4" office:value-type="float" office:value="130" calcext:value-type="float">
            <text:p>130</text:p>
          </table:table-cell>
          <table:table-cell table:style-name="ce30" office:value-type="float" office:value="17" calcext:value-type="float">
            <text:p>17</text:p>
          </table:table-cell>
          <table:table-cell table:style-name="ce48" office:value-type="float" office:value="14" calcext:value-type="float">
            <text:p>14</text:p>
          </table:table-cell>
          <table:table-cell table:style-name="ce43" table:formula="of:=[.G33]*[.F33]" office:value-type="float" office:value="238" calcext:value-type="float">
            <text:p>238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http://www.festipedia.org.uk/wiki/England_Engine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formula="of:=[.H34]/[.F34]" office:value-type="float" office:value="120.608922873803" calcext:value-type="float">
            <text:p>121</text:p>
          </table:table-cell>
          <table:table-cell table:formula="of:=[.H30]/([.D30]*[.C30]) * ([.C34]*[.D34])" office:value-type="float" office:value="4703.74799207834" calcext:value-type="float">
            <text:p>470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ttp://www.lnwrs.org.uk/Glossary/locoClasss.php</text:p>
          </table:table-cell>
          <table:table-cell table:number-columns-repeated="1013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table:style-name="ce14" office:value-type="float" office:value="27.5" calcext:value-type="float">
            <text:p>27.5</text:p>
          </table:table-cell>
          <table:table-cell table:style-name="ce14" office:value-type="float" office:value="1192" calcext:value-type="float">
            <text:p>1192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formula="of:=[.H35]/[.F35]" office:value-type="float" office:value="115.172758525328" calcext:value-type="float">
            <text:p>115</text:p>
          </table:table-cell>
          <table:table-cell table:formula="of:=([.H27]/([.D27]*[.C27]) * ([.C35]*[.D35]) * [.E35]) /[.E27]" office:value-type="float" office:value="5758.63792626639" calcext:value-type="float">
            <text:p>575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13"/>
        </table:table-row>
        <table:table-row table:style-name="ro1">
          <table:table-cell table:style-name="ce7" office:value-type="float" office:value="1863" calcext:value-type="float">
            <text:p>1863</text:p>
          </table:table-cell>
          <table:table-cell table:style-name="ce7" office:value-type="string" calcext:value-type="string">
            <text:p>LBSCR Crystal Palace tank</text:p>
          </table:table-cell>
          <table:table-cell table:style-name="ce12" office:value-type="float" office:value="14" calcext:value-type="float">
            <text:p>14</text:p>
          </table:table-cell>
          <table:table-cell table:style-name="ce15" office:value-type="float" office:value="859" calcext:value-type="float">
            <text:p>859</text:p>
          </table:table-cell>
          <table:table-cell table:style-name="ce12" office:value-type="float" office:value="130" calcext:value-type="float">
            <text:p>130</text:p>
          </table:table-cell>
          <table:table-cell table:style-name="ce34" office:value-type="float" office:value="37" calcext:value-type="float">
            <text:p>37</text:p>
          </table:table-cell>
          <table:table-cell table:style-name="ce45" table:formula="of:=[.H36]/[.F36]" office:value-type="float" office:value="100.531656918223" calcext:value-type="float">
            <text:p>101</text:p>
          </table:table-cell>
          <table:table-cell table:style-name="ce45" table:formula="of:=([.H30]/([.D30]*[.C30]) * ([.C36]*[.D36]) * [.E36]) /[.E30]" office:value-type="float" office:value="3719.67130597425" calcext:value-type="float">
            <text:p>372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63" calcext:value-type="float">
            <text:p>1863</text:p>
          </table:table-cell>
          <table:table-cell table:style-name="ce7" office:value-type="string" calcext:value-type="string">
            <text:p>LBSCR Standard Goods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273" calcext:value-type="float">
            <text:p>1273</text:p>
          </table:table-cell>
          <table:table-cell table:style-name="ce12" office:value-type="float" office:value="130" calcext:value-type="float">
            <text:p>130</text:p>
          </table:table-cell>
          <table:table-cell table:style-name="ce34" office:value-type="float" office:value="44" calcext:value-type="float">
            <text:p>44</text:p>
          </table:table-cell>
          <table:table-cell table:style-name="ce45" table:formula="of:=[.H37]/[.F37]" office:value-type="float" office:value="125.281552876104" calcext:value-type="float">
            <text:p>125</text:p>
          </table:table-cell>
          <table:table-cell table:style-name="ce45" table:formula="of:=([.H42]/([.D42]*[.C42]) * ([.C37]*[.D37]) * [.E37]) /[.E42]" office:value-type="float" office:value="5512.38832654857" calcext:value-type="float">
            <text:p>5512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www.steamindex.com/locotype/lbscrloc.htm</text:p>
          </table:table-cell>
          <table:table-cell table:style-name="ce7" table:number-columns-repeated="101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et A Class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formula="of:=[.H38]/[.F38]" office:value-type="float" office:value="129.159266303066" calcext:value-type="float">
            <text:p>129</text:p>
          </table:table-cell>
          <table:table-cell table:formula="of:=([.H31]/([.D31]*[.C31]) * ([.C38]*[.D38]) * [.E38]) /[.E31]" office:value-type="float" office:value="5424.68918472879" calcext:value-type="float">
            <text:p>542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13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formula="of:=[.H39]/[.F39]" office:value-type="float" office:value="168.175939169448" calcext:value-type="float">
            <text:p>168</text:p>
          </table:table-cell>
          <table:table-cell table:formula="of:=([.H42]/([.D42]*[.C42]) * ([.C39]*[.D39]) * [.E39]) /[.E42]" office:value-type="float" office:value="6054.33381010012" calcext:value-type="float">
            <text:p>605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13"/>
        </table:table-row>
        <table:table-row table:style-name="ro1">
          <table:table-cell table:style-name="ce7" office:value-type="float" office:value="1864" calcext:value-type="float">
            <text:p>1864</text:p>
          </table:table-cell>
          <table:table-cell table:style-name="ce7" office:value-type="string" calcext:value-type="string">
            <text:p>LBSCR 6'6 single</text:p>
          </table:table-cell>
          <table:table-cell table:style-name="ce7" office:value-type="float" office:value="13.75" calcext:value-type="float">
            <text:p>13.75</text:p>
          </table:table-cell>
          <table:table-cell table:style-name="ce7" office:value-type="float" office:value="1023" calcext:value-type="float">
            <text:p>1023</text:p>
          </table:table-cell>
          <table:table-cell table:style-name="ce12" office:value-type="float" office:value="130" calcext:value-type="float">
            <text:p>130</text:p>
          </table:table-cell>
          <table:table-cell table:style-name="ce34" office:value-type="float" office:value="30" calcext:value-type="float">
            <text:p>30</text:p>
          </table:table-cell>
          <table:table-cell table:style-name="ce45" table:formula="of:=[.H40]/[.F40]" office:value-type="float" office:value="168.518516001867" calcext:value-type="float">
            <text:p>169</text:p>
          </table:table-cell>
          <table:table-cell table:style-name="ce45" table:formula="of:=([.H45]/([.D45]*[.C45]) * ([.C40]*[.D40]) * [.E40]) /[.E45]" office:value-type="float" office:value="5055.55548005602" calcext:value-type="float">
            <text:p>505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64" calcext:value-type="float">
            <text:p>1864</text:p>
          </table:table-cell>
          <table:table-cell table:style-name="ce7" office:value-type="string" calcext:value-type="string">
            <text:p>LBSCR small single</text:p>
          </table:table-cell>
          <table:table-cell table:style-name="ce12" office:value-type="float" office:value="13" calcext:value-type="float">
            <text:p>13</text:p>
          </table:table-cell>
          <table:table-cell table:style-name="ce7" office:value-type="float" office:value="960" calcext:value-type="float">
            <text:p>960</text:p>
          </table:table-cell>
          <table:table-cell table:style-name="ce12" office:value-type="float" office:value="130" calcext:value-type="float">
            <text:p>130</text:p>
          </table:table-cell>
          <table:table-cell table:style-name="ce34" office:value-type="float" office:value="31" calcext:value-type="float">
            <text:p>31</text:p>
          </table:table-cell>
          <table:table-cell table:style-name="ce45" table:formula="of:=[.H41]/[.F41]" office:value-type="float" office:value="144.691640402357" calcext:value-type="float">
            <text:p>145</text:p>
          </table:table-cell>
          <table:table-cell table:style-name="ce45" table:formula="of:=([.H45]/([.D45]*[.C45]) * ([.C41]*[.D41]) * [.E41]) /[.E45]" office:value-type="float" office:value="4485.44085247305" calcext:value-type="float">
            <text:p>448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formula="of:=[.H42]/[.F42]" office:value-type="float" office:value="139.00753513501" calcext:value-type="float">
            <text:p>139</text:p>
          </table:table-cell>
          <table:table-cell table:formula="of:=([.H34]/([.D34]*[.C34]) * ([.C42]*[.D42]) * [.E42]) /[.E34]" office:value-type="float" office:value="5282.28633513038" calcext:value-type="float">
            <text:p>528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formula="of:=[.H43]/[.F43]" office:value-type="float" office:value="151.826901504784" calcext:value-type="float">
            <text:p>152</text:p>
          </table:table-cell>
          <table:table-cell table:formula="of:=(([.H35]/([.D35]*[.C35])*([.C43]*[.D43])*[.E43])/[.E35])+(([.H50]/([.D50]*[.C50])*([.C43]*[.D43])*[.E43])/[.E50])/2" office:value-type="float" office:value="5465.76845417221" calcext:value-type="float">
            <text:p>546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13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formula="of:=[.H44]/[.F44]" office:value-type="float" office:value="77.3417083891025" calcext:value-type="float">
            <text:p>77</text:p>
          </table:table-cell>
          <table:table-cell table:formula="of:=((([.H43]/([.D43]*[.C43]) * ([.C44]*[.D44]) * [.E44]) /[.E43]) + (([.H43]/([.D43]*[.C43]) * ([.C44]*[.D44])))) / 2" office:value-type="float" office:value="4331.13566978974" calcext:value-type="float">
            <text:p>433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ttp://en.wikipedia.org/wiki/GWR_517_Class</text:p>
          </table:table-cell>
          <table:table-cell table:number-columns-repeated="1013"/>
        </table:table-row>
        <table:table-row table:style-name="ro1">
          <table:table-cell table:style-name="ce7" office:value-type="float" office:value="1868" calcext:value-type="float">
            <text:p>1868</text:p>
          </table:table-cell>
          <table:table-cell table:style-name="ce7" office:value-type="string" calcext:value-type="string">
            <text:p>LBSCR Victoria</text:p>
          </table:table-cell>
          <table:table-cell table:style-name="ce12" office:value-type="float" office:value="15.2" calcext:value-type="float">
            <text:p>15.2</text:p>
          </table:table-cell>
          <table:table-cell table:style-name="ce12" office:value-type="float" office:value="1084" calcext:value-type="float">
            <text:p>1084</text:p>
          </table:table-cell>
          <table:table-cell table:style-name="ce12" office:value-type="float" office:value="140" calcext:value-type="float">
            <text:p>140</text:p>
          </table:table-cell>
          <table:table-cell table:style-name="ce34" office:value-type="float" office:value="38" calcext:value-type="float">
            <text:p>38</text:p>
          </table:table-cell>
          <table:table-cell table:style-name="ce45" table:formula="of:=[.H45]/[.F45]" office:value-type="float" office:value="167.828033474189" calcext:value-type="float">
            <text:p>168</text:p>
          </table:table-cell>
          <table:table-cell table:style-name="ce45" table:formula="of:=([.H43]/([.D43]*[.C43]) * ([.C45]*[.D45]) * [.E45]) /[.E43]" office:value-type="float" office:value="6377.46527201918" calcext:value-type="float">
            <text:p>637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8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4">
          <table:table-cell table:style-name="ce7" office:value-type="float" office:value="1868" calcext:value-type="float">
            <text:p>1868</text:p>
          </table:table-cell>
          <table:table-cell table:style-name="ce7" office:value-type="string" calcext:value-type="string">
            <text:p>Metropolitan Burnett tank</text:p>
          </table:table-cell>
          <table:table-cell table:style-name="ce15" office:value-type="float" office:value="22.5" calcext:value-type="float">
            <text:p>22.5</text:p>
          </table:table-cell>
          <table:table-cell table:style-name="ce15" office:value-type="float" office:value="1132" calcext:value-type="float">
            <text:p>1132</text:p>
          </table:table-cell>
          <table:table-cell table:style-name="ce15" office:value-type="float" office:value="130" calcext:value-type="float">
            <text:p>130</text:p>
          </table:table-cell>
          <table:table-cell table:style-name="ce34" office:value-type="float" office:value="54" calcext:value-type="float">
            <text:p>54</text:p>
          </table:table-cell>
          <table:table-cell table:style-name="ce45" table:formula="of:=[.H46]/[.F46]" office:value-type="float" office:value="145.887657241354" calcext:value-type="float">
            <text:p>146</text:p>
          </table:table-cell>
          <table:table-cell table:style-name="ce45" table:formula="of:=([.H30]/([.D30]*[.C30]) * ([.C46]*[.D46]) * [.E46]) /[.E30]" office:value-type="float" office:value="7877.93349103312" calcext:value-type="float">
            <text:p>7878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8" office:value-type="string" calcext:value-type="string">
            <text:p>Ahrons p. 174. As modified by Taff Vale, or else TE is insane.</text:p>
          </table:table-cell>
          <table:table-cell table:style-name="ce7"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47]/[.F47]" office:value-type="float" office:value="151.521115801749" calcext:value-type="float">
            <text:p>152</text:p>
          </table:table-cell>
          <table:table-cell table:formula="of:=([.H50]/([.D50]*[.C50]) * ([.C47]*[.D47]) * [.E47]) /[.E50]" office:value-type="float" office:value="8030.61913749271" calcext:value-type="float">
            <text:p>803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48]/[.F48]" office:value-type="float" office:value="141.509433962264" calcext:value-type="float">
            <text:p>142</text:p>
          </table:table-cell>
          <table:table-cell table:style-name="ce49" office:value-type="float" office:value="7500" calcext:value-type="float">
            <text:p>75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13"/>
        </table:table-row>
        <table:table-row table:style-name="ro1">
          <table:table-cell table:style-name="ce7" office:value-type="float" office:value="1869" calcext:value-type="float">
            <text:p>1869</text:p>
          </table:table-cell>
          <table:table-cell table:style-name="ce7" office:value-type="string" calcext:value-type="string">
            <text:p>LBSCR light tank</text:p>
          </table:table-cell>
          <table:table-cell table:style-name="ce11" office:value-type="float" office:value="12" calcext:value-type="float">
            <text:p>12</text:p>
          </table:table-cell>
          <table:table-cell table:style-name="ce13" office:value-type="float" office:value="312" calcext:value-type="float">
            <text:p>312</text:p>
          </table:table-cell>
          <table:table-cell table:style-name="ce12" office:value-type="float" office:value="140" calcext:value-type="float">
            <text:p>140</text:p>
          </table:table-cell>
          <table:table-cell table:style-name="ce34" office:value-type="float" office:value="25" calcext:value-type="float">
            <text:p>25</text:p>
          </table:table-cell>
          <table:table-cell table:style-name="ce45" table:formula="of:=[.H49]/[.F49]" office:value-type="float" office:value="63.3131139358601" calcext:value-type="float">
            <text:p>63</text:p>
          </table:table-cell>
          <table:table-cell table:style-name="ce45" table:formula="of:=([.H54]/([.D54]*[.C54]) * ([.C49]*[.D49]) * [.E49]) /[.E54]" office:value-type="float" office:value="1582.8278483965" calcext:value-type="float">
            <text:p>1583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4" office:value-type="float" office:value="1870" calcext:value-type="float">
            <text:p>1870</text:p>
          </table:table-cell>
          <table:table-cell table:style-name="ce4" office:value-type="string" calcext:value-type="string">
            <text:p>MR 800 Class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1225" calcext:value-type="float">
            <text:p>1225</text:p>
          </table:table-cell>
          <table:table-cell table:style-name="ce4" office:value-type="float" office:value="140" calcext:value-type="float">
            <text:p>140</text:p>
          </table:table-cell>
          <table:table-cell table:style-name="ce30" office:value-type="float" office:value="53" calcext:value-type="float">
            <text:p>53</text:p>
          </table:table-cell>
          <table:table-cell table:style-name="ce43" office:value-type="float" office:value="171" calcext:value-type="float">
            <text:p>171</text:p>
          </table:table-cell>
          <table:table-cell table:style-name="ce43" table:formula="of:=[.G50]*[.F50]" office:value-type="float" office:value="9063" calcext:value-type="float">
            <text:p>9063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Ahrons p. 189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4" office:value-type="float" office:value="1870" calcext:value-type="float">
            <text:p>1870</text:p>
          </table:table-cell>
          <table:table-cell table:style-name="ce4" office:value-type="string" calcext:value-type="string">
            <text:p>GNR Stirling 8ft single</text:p>
          </table:table-cell>
          <table:table-cell table:style-name="ce4" office:value-type="float" office:value="17.65" calcext:value-type="float">
            <text:p>17.65</text:p>
          </table:table-cell>
          <table:table-cell table:style-name="ce4" office:value-type="float" office:value="1165" calcext:value-type="float">
            <text:p>1165</text:p>
          </table:table-cell>
          <table:table-cell table:style-name="ce4" office:value-type="float" office:value="140" calcext:value-type="float">
            <text:p>140</text:p>
          </table:table-cell>
          <table:table-cell table:style-name="ce30" office:value-type="float" office:value="45" calcext:value-type="float">
            <text:p>45</text:p>
          </table:table-cell>
          <table:table-cell table:style-name="ce43" office:value-type="float" office:value="203" calcext:value-type="float">
            <text:p>203</text:p>
          </table:table-cell>
          <table:table-cell table:style-name="ce43" table:formula="of:=[.G51]*[.F51]" office:value-type="float" office:value="9135" calcext:value-type="float">
            <text:p>913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Ahrons p. 135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formula="of:=[.H52]/[.F52]" office:value-type="float" office:value="141.37223090379" calcext:value-type="float">
            <text:p>141</text:p>
          </table:table-cell>
          <table:table-cell table:formula="of:=([.H50]/([.D50]*[.C50]) * ([.C52]*[.D52]) * [.E52]) /[.E50]" office:value-type="float" office:value="11592.5229341108" calcext:value-type="float">
            <text:p>1159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13"/>
        </table:table-row>
        <table:table-row table:style-name="ro1">
          <table:table-cell table:style-name="ce4" office:value-type="float" office:value="1872" calcext:value-type="float">
            <text:p>1872</text:p>
          </table:table-cell>
          <table:table-cell table:style-name="ce4" office:value-type="string" calcext:value-type="string">
            <text:p>FR Double Fairlie</text:p>
          </table:table-cell>
          <table:table-cell table:style-name="ce4" office:value-type="float" office:value="11.2" calcext:value-type="float">
            <text:p>11.2</text:p>
          </table:table-cell>
          <table:table-cell table:style-name="ce4" office:value-type="float" office:value="713" calcext:value-type="float">
            <text:p>713</text:p>
          </table:table-cell>
          <table:table-cell table:style-name="ce4" office:value-type="float" office:value="140" calcext:value-type="float">
            <text:p>140</text:p>
          </table:table-cell>
          <table:table-cell table:style-name="ce30" office:value-type="float" office:value="27" calcext:value-type="float">
            <text:p>27</text:p>
          </table:table-cell>
          <table:table-cell table:style-name="ce43" office:value-type="float" office:value="60" calcext:value-type="float">
            <text:p>60</text:p>
          </table:table-cell>
          <table:table-cell table:style-name="ce43" table:formula="of:=[.G53]*[.F53]" office:value-type="float" office:value="1620" calcext:value-type="float">
            <text:p>1620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Ahrons p. 315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formula="of:=[.H54]/[.F54]" office:value-type="float" office:value="70.3422201533675" calcext:value-type="float">
            <text:p>70</text:p>
          </table:table-cell>
          <table:table-cell table:formula="of:=([.H52]/([.D52]*[.C52]) * ([.C54]*[.D54]) * [.E54]) /[.E52]" office:value-type="float" office:value="2391.63548521449" calcext:value-type="float">
            <text:p>239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13"/>
        </table:table-row>
        <table:table-row table:style-name="ro1">
          <table:table-cell table:style-name="ce7" office:value-type="float" office:value="1872" calcext:value-type="float">
            <text:p>1872</text:p>
          </table:table-cell>
          <table:table-cell table:style-name="ce7" office:value-type="string" calcext:value-type="string">
            <text:p>LBSCR Belgravia Class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123" calcext:value-type="float">
            <text:p>1123</text:p>
          </table:table-cell>
          <table:table-cell table:style-name="ce7" office:value-type="float" office:value="140" calcext:value-type="float">
            <text:p>140</text:p>
          </table:table-cell>
          <table:table-cell table:style-name="ce34" office:value-type="float" office:value="44" calcext:value-type="float">
            <text:p>44</text:p>
          </table:table-cell>
          <table:table-cell table:style-name="ce45" table:formula="of:=[.H55]/[.F55]" office:value-type="float" office:value="187.696387026101" calcext:value-type="float">
            <text:p>188</text:p>
          </table:table-cell>
          <table:table-cell table:style-name="ce45" table:formula="of:=([.H43]/([.D43]*[.C43]) * ([.C55]*[.D55]) * [.E55]) /[.E43]" office:value-type="float" office:value="8258.64102914846" calcext:value-type="float">
            <text:p>8259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en.wikipedia.org/wiki/LB%26SCR_Belgravia_class</text:p>
          </table:table-cell>
          <table:table-cell table:style-name="ce7"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formula="of:=[.H56]/[.F56]" office:value-type="float" office:value="116.524285714286" calcext:value-type="float">
            <text:p>117</text:p>
          </table:table-cell>
          <table:table-cell table:formula="of:=([.H52]/([.D52]*[.C52]) * ([.C56]*[.D56]) * [.E56]) /[.E52]" office:value-type="float" office:value="6991.45714285714" calcext:value-type="float">
            <text:p>699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formula="of:=[.H57]/[.F57]" office:value-type="float" office:value="109.714387392535" calcext:value-type="float">
            <text:p>110</text:p>
          </table:table-cell>
          <table:table-cell table:formula="of:=([.H51]/([.D51]*[.C51]) * ([.C57]*[.D57]) * [.E57]) /[.E51]" office:value-type="float" office:value="8118.86466704762" calcext:value-type="float">
            <text:p>811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formula="of:=[.H58]/[.F58]" office:value-type="float" office:value="177.938421309303" calcext:value-type="float">
            <text:p>178</text:p>
          </table:table-cell>
          <table:table-cell table:formula="of:=([.H50]/([.D50]*[.C50]) * ([.C58]*[.D58]) * [.E58]) /[.E50]" office:value-type="float" office:value="7829.29053760933" calcext:value-type="float">
            <text:p>782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13"/>
        </table:table-row>
        <table:table-row table:style-name="ro1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BSCR G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0" calcext:value-type="float">
            <text:p>1200</text:p>
          </table:table-cell>
          <table:table-cell table:style-name="ce7" office:value-type="float" office:value="150" calcext:value-type="float">
            <text:p>150</text:p>
          </table:table-cell>
          <table:table-cell table:style-name="ce34" office:value-type="float" office:value="48" calcext:value-type="float">
            <text:p>48</text:p>
          </table:table-cell>
          <table:table-cell table:style-name="ce45" table:formula="of:=[.H59]/[.F59]" office:value-type="float" office:value="176.249293851798" calcext:value-type="float">
            <text:p>176</text:p>
          </table:table-cell>
          <table:table-cell table:style-name="ce45" table:formula="of:=([.H43]/([.D43]*[.C43]) * ([.C59]*[.D59]) * [.E59]) /[.E43]" office:value-type="float" office:value="8459.96610488631" calcext:value-type="float">
            <text:p>846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formula="of:=[.H60]/[.F60]" office:value-type="float" office:value="96.8299557235767" calcext:value-type="float">
            <text:p>97</text:p>
          </table:table-cell>
          <table:table-cell table:formula="of:=([.H50]/([.D50]*[.C50]) * ([.C60]*[.D60]) * [.E60]) /[.E50]" office:value-type="float" office:value="7552.73654643898" calcext:value-type="float">
            <text:p>755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61]/[.F61]" office:value-type="float" office:value="146.22641509434" calcext:value-type="float">
            <text:p>146</text:p>
          </table:table-cell>
          <table:table-cell table:style-name="ce49" office:value-type="float" office:value="7750" calcext:value-type="float">
            <text:p>77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formula="of:=[.H62]/[.F62]" office:value-type="float" office:value="148.094068245374" calcext:value-type="float">
            <text:p>148</text:p>
          </table:table-cell>
          <table:table-cell table:formula="of:=([.H52]/([.D52]*[.C52]) * ([.C62]*[.D62]) * [.E62]) /[.E52]" office:value-type="float" office:value="8293.26782174094" calcext:value-type="float">
            <text:p>829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table:formula="of:=[.H63]/[.F63]" office:value-type="float" office:value="122.996753759924" calcext:value-type="float">
            <text:p>123</text:p>
          </table:table-cell>
          <table:table-cell table:formula="of:=([.H51]/([.D51]*[.C51]) * ([.C63]*[.D63]) * [.E63]) /[.E51]" office:value-type="float" office:value="8609.77276319469" calcext:value-type="float">
            <text:p>861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ttp://orion.math.iastate.edu/jdhsmith/term/slgblyr.htm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49" office:value-type="float" office:value="35" calcext:value-type="float">
            <text:p>35</text:p>
          </table:table-cell>
          <table:table-cell table:style-name="ce50" table:formula="of:=[.G64]*[.F64]" office:value-type="float" office:value="595" calcext:value-type="float">
            <text:p>59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13"/>
        </table:table-row>
        <table:table-row table:style-name="ro1">
          <table:table-cell table:style-name="ce6" office:value-type="float" office:value="1876" calcext:value-type="float">
            <text:p>1876</text:p>
          </table:table-cell>
          <table:table-cell table:style-name="ce6" office:value-type="string" calcext:value-type="string">
            <text:p>Merryweather Type 1 tram</text:p>
          </table:table-cell>
          <table:table-cell table:number-columns-repeated="2" table:style-name="ce16" office:value-type="string" calcext:value-type="string">
            <text:p>Not available</text:p>
          </table:table-cell>
          <table:table-cell table:style-name="ce6" office:value-type="float" office:value="90" calcext:value-type="float">
            <text:p>90</text:p>
          </table:table-cell>
          <table:table-cell table:style-name="ce35" office:value-type="float" office:value="6" calcext:value-type="float">
            <text:p>6</text:p>
          </table:table-cell>
          <table:table-cell table:style-name="ce50" office:value-type="float" office:value="2" calcext:value-type="float">
            <text:p>2</text:p>
          </table:table-cell>
          <table:table-cell table:style-name="ce51" table:formula="of:=([.H73]/([.D73]*[.C73]) * ([.C65]*[.D65]) * [.E65]) /[.E73]" office:value-type="string" office:string-value="#VALUE!" calcext:value-type="error">
            <text:p>#VALUE!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Gladwin (vol. 1) p. 79. TE doubled from calculations, as a 2:1 gearing is assumed.</text:p>
          </table:table-cell>
          <table:table-cell table:style-name="ce6" table:number-columns-repeated="1013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formula="of:=[.H66]/[.F66]" office:value-type="float" office:value="204.160014103515" calcext:value-type="float">
            <text:p>204</text:p>
          </table:table-cell>
          <table:table-cell table:formula="of:=([.H51]/([.D51]*[.C51]) * ([.C66]*[.D66]) * [.E66]) /[.E51]" office:value-type="float" office:value="10208.0007051757" calcext:value-type="float">
            <text:p>1020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13"/>
        </table:table-row>
        <table:table-row table:style-name="ro1">
          <table:table-cell table:style-name="ce7" office:value-type="float" office:value="1878" calcext:value-type="float">
            <text:p>1878</text:p>
          </table:table-cell>
          <table:table-cell table:style-name="ce7" office:value-type="string" calcext:value-type="string">
            <text:p>LBSCR Richmond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55" calcext:value-type="float">
            <text:p>1155</text:p>
          </table:table-cell>
          <table:table-cell table:style-name="ce7" office:value-type="float" office:value="150" calcext:value-type="float">
            <text:p>150</text:p>
          </table:table-cell>
          <table:table-cell table:style-name="ce34" office:value-type="float" office:value="56" calcext:value-type="float">
            <text:p>56</text:p>
          </table:table-cell>
          <table:table-cell table:style-name="ce45" table:formula="of:=[.H67]/[.F67]" office:value-type="float" office:value="158.819543940025" calcext:value-type="float">
            <text:p>159</text:p>
          </table:table-cell>
          <table:table-cell table:style-name="ce45" table:formula="of:=([.H62]/([.D62]*[.C62]) * ([.C67]*[.D67]) * [.E67]) /[.E62]" office:value-type="float" office:value="8893.8944606414" calcext:value-type="float">
            <text:p>8894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formula="of:=[.H68]/[.F68]" office:value-type="float" office:value="149.447020408163" calcext:value-type="float">
            <text:p>149</text:p>
          </table:table-cell>
          <table:table-cell table:formula="of:=([.H52]/([.D52]*[.C52]) * ([.C68]*[.D68]) * [.E68]) /[.E52]" office:value-type="float" office:value="9714.05632653061" calcext:value-type="float">
            <text:p>971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13"/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000" calcext:value-type="float">
            <text:p>1000</text:p>
          </table:table-cell>
          <table:table-cell table:style-name="ce14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.H69]/[.F69]" office:value-type="float" office:value="106.092112357035" calcext:value-type="float">
            <text:p>106</text:p>
          </table:table-cell>
          <table:table-cell table:formula="of:=([.H51]/([.D51]*[.C51]) * ([.C69]*[.D69]) * [.E69]) /[.E51]" office:value-type="float" office:value="7108.17152792131" calcext:value-type="float">
            <text:p>710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ttp://en.wikipedia.org/wiki/Midland_Railway_1377_Class</text:p>
          </table:table-cell>
          <table:table-cell table:number-columns-repeated="1013"/>
        </table:table-row>
        <table:table-row table:style-name="ro1">
          <table:table-cell table:style-name="ce6" office:value-type="float" office:value="1879" calcext:value-type="float">
            <text:p>1879</text:p>
          </table:table-cell>
          <table:table-cell table:style-name="ce6" office:value-type="string" calcext:value-type="string">
            <text:p>Kitson Standard no. 1 tram</text:p>
          </table:table-cell>
          <table:table-cell table:style-name="ce17" office:value-type="float" office:value="5.17" calcext:value-type="float">
            <text:p>5.17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12" calcext:value-type="float">
            <text:p>12</text:p>
          </table:table-cell>
          <table:table-cell table:style-name="ce51" table:formula="of:=[.H70]/[.F70]" office:value-type="float" office:value="4.00329888027563" calcext:value-type="float">
            <text:p>4</text:p>
          </table:table-cell>
          <table:table-cell table:style-name="ce51" table:formula="of:=([.H78]/([.D78]*[.C78]) * ([.C70]*[.D70]) * [.E70]) /[.E78]" office:value-type="float" office:value="48.0395865633075" calcext:value-type="float">
            <text:p>48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Gladwin (vol. 1) pp. 64-5 Gladwin (vol. 3) pp. 199-202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79" calcext:value-type="float">
            <text:p>1879</text:p>
          </table:table-cell>
          <table:table-cell table:style-name="ce6" office:value-type="string" calcext:value-type="string">
            <text:p>Merryweather Type 2 tram</text:p>
          </table:table-cell>
          <table:table-cell table:style-name="ce17" office:value-type="float" office:value="3.7" calcext:value-type="float">
            <text:p>3.7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7" calcext:value-type="float">
            <text:p>7</text:p>
          </table:table-cell>
          <table:table-cell table:style-name="ce51" table:formula="of:=[.H71]/[.F71]" office:value-type="float" office:value="6.46304909560724" calcext:value-type="float">
            <text:p>6</text:p>
          </table:table-cell>
          <table:table-cell table:style-name="ce51" table:formula="of:=([.H78]/([.D78]*[.C78]) * ([.C71]*[.D71]) * [.E71]) /[.E78]" office:value-type="float" office:value="45.2413436692506" calcext:value-type="float">
            <text:p>45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Gladwin (vol. 3) p. 23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0" calcext:value-type="float">
            <text:p>1880</text:p>
          </table:table-cell>
          <table:table-cell table:style-name="ce6" office:value-type="string" calcext:value-type="string">
            <text:p>LNWR Cauliflower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80" calcext:value-type="float">
            <text:p>1080</text:p>
          </table:table-cell>
          <table:table-cell table:style-name="ce6" office:value-type="float" office:value="140" calcext:value-type="float">
            <text:p>140</text:p>
          </table:table-cell>
          <table:table-cell table:style-name="ce35" office:value-type="float" office:value="64" calcext:value-type="float">
            <text:p>64</text:p>
          </table:table-cell>
          <table:table-cell table:style-name="ce51" table:formula="of:=[.H72]/[.F72]" office:value-type="float" office:value="127.447294192027" calcext:value-type="float">
            <text:p>127</text:p>
          </table:table-cell>
          <table:table-cell table:style-name="ce51" table:formula="of:=([.H51]/([.D51]*[.C51]) * ([.C72]*[.D72]) * [.E72]) /[.E51]" office:value-type="float" office:value="8156.6268282897" calcext:value-type="float">
            <text:p>8157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orion.math.iastate.edu/jdhsmith/term/slgblnw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0" calcext:value-type="float">
            <text:p>1880</text:p>
          </table:table-cell>
          <table:table-cell table:style-name="ce6" office:value-type="string" calcext:value-type="string">
            <text:p>LNWR Mansion House</text:p>
          </table:table-cell>
          <table:table-cell table:style-name="ce6" office:value-type="float" office:value="14.24" calcext:value-type="float">
            <text:p>14.24</text:p>
          </table:table-cell>
          <table:table-cell table:style-name="ce6" office:value-type="float" office:value="971.6" calcext:value-type="float">
            <text:p>971.6</text:p>
          </table:table-cell>
          <table:table-cell table:style-name="ce6" office:value-type="float" office:value="140" calcext:value-type="float">
            <text:p>140</text:p>
          </table:table-cell>
          <table:table-cell table:style-name="ce35" office:value-type="float" office:value="54" calcext:value-type="float">
            <text:p>54</text:p>
          </table:table-cell>
          <table:table-cell table:style-name="ce51" table:formula="of:=[.H73]/[.F73]" office:value-type="float" office:value="113.826046598338" calcext:value-type="float">
            <text:p>114</text:p>
          </table:table-cell>
          <table:table-cell table:style-name="ce51" table:formula="of:=([.H51]/([.D51]*[.C51]) * ([.C73]*[.D73]) * [.E73]) /[.E51]" office:value-type="float" office:value="6146.60651631023" calcext:value-type="float">
            <text:p>6147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Ahrons p. 219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1" calcext:value-type="float">
            <text:p>1881</text:p>
          </table:table-cell>
          <table:table-cell table:style-name="ce6" office:value-type="string" calcext:value-type="string">
            <text:p>LNWR Coal tank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6" office:value-type="float" office:value="140" calcext:value-type="float">
            <text:p>140</text:p>
          </table:table-cell>
          <table:table-cell table:style-name="ce35" office:value-type="float" office:value="74" calcext:value-type="float">
            <text:p>74</text:p>
          </table:table-cell>
          <table:table-cell table:style-name="ce51" table:formula="of:=[.H74]/[.F74]" office:value-type="float" office:value="109.714387392535" calcext:value-type="float">
            <text:p>110</text:p>
          </table:table-cell>
          <table:table-cell table:style-name="ce51" table:formula="of:=([.H51]/([.D51]*[.C51]) * ([.C74]*[.D74]) * [.E74]) /[.E51]" office:value-type="float" office:value="8118.86466704762" calcext:value-type="float">
            <text:p>8119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orion.math.iastate.edu/jdhsmith/term/slgblnw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1" calcext:value-type="float">
            <text:p>1881</text:p>
          </table:table-cell>
          <table:table-cell table:style-name="ce6" office:value-type="string" calcext:value-type="string">
            <text:p>Wilkinson tram engine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07" calcext:value-type="float">
            <text:p>107</text:p>
          </table:table-cell>
          <table:table-cell table:style-name="ce18" office:value-type="float" office:value="150" calcext:value-type="float">
            <text:p>150</text:p>
          </table:table-cell>
          <table:table-cell table:style-name="ce35" office:value-type="float" office:value="9" calcext:value-type="float">
            <text:p>9</text:p>
          </table:table-cell>
          <table:table-cell table:style-name="ce51" table:formula="of:=[.H75]/[.F75]" office:value-type="float" office:value="4.60809646856159" calcext:value-type="float">
            <text:p>5</text:p>
          </table:table-cell>
          <table:table-cell table:style-name="ce51" table:formula="of:=([.H78]/([.D78]*[.C78]) * ([.C75]*[.D75]) * [.E75]) /[.E78]" office:value-type="float" office:value="41.4728682170543" calcext:value-type="float">
            <text:p>41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Gladwin (vol. 1) p. 79 and 87-89. TE doubled from calculations, as a 2:1 gearing is assumed.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2" calcext:value-type="float">
            <text:p>1882</text:p>
          </table:table-cell>
          <table:table-cell table:style-name="ce6" office:value-type="string" calcext:value-type="string">
            <text:p>LBSCR B1 “Gladstone”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500" calcext:value-type="float">
            <text:p>1500</text:p>
          </table:table-cell>
          <table:table-cell table:style-name="ce6" office:value-type="float" office:value="150" calcext:value-type="float">
            <text:p>150</text:p>
          </table:table-cell>
          <table:table-cell table:style-name="ce35" office:value-type="float" office:value="63" calcext:value-type="float">
            <text:p>63</text:p>
          </table:table-cell>
          <table:table-cell table:style-name="ce51" table:formula="of:=[.H76]/[.F76]" office:value-type="float" office:value="226.480633069554" calcext:value-type="float">
            <text:p>226</text:p>
          </table:table-cell>
          <table:table-cell table:style-name="ce51" table:formula="of:=([.H52]/([.D52]*[.C52]) * ([.C76]*[.D76]) * [.E76]) /[.E52]" office:value-type="float" office:value="14268.2798833819" calcext:value-type="float">
            <text:p>14268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bsc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2" calcext:value-type="float">
            <text:p>1882</text:p>
          </table:table-cell>
          <table:table-cell table:style-name="ce6" office:value-type="string" calcext:value-type="string">
            <text:p>LBSCR C1 Class</text:p>
          </table:table-cell>
          <table:table-cell table:style-name="ce6" office:value-type="float" office:value="20.9" calcext:value-type="float">
            <text:p>20.9</text:p>
          </table:table-cell>
          <table:table-cell table:style-name="ce6" office:value-type="float" office:value="1413" calcext:value-type="float">
            <text:p>1413</text:p>
          </table:table-cell>
          <table:table-cell table:style-name="ce6" office:value-type="float" office:value="150" calcext:value-type="float">
            <text:p>150</text:p>
          </table:table-cell>
          <table:table-cell table:style-name="ce35" office:value-type="float" office:value="82" calcext:value-type="float">
            <text:p>82</text:p>
          </table:table-cell>
          <table:table-cell table:style-name="ce51" table:formula="of:=[.H77]/[.F77]" office:value-type="float" office:value="163.130685649272" calcext:value-type="float">
            <text:p>163</text:p>
          </table:table-cell>
          <table:table-cell table:style-name="ce51" table:formula="of:=([.H50]/([.D50]*[.C50]) * ([.C77]*[.D77]) * [.E77]) /[.E50]" office:value-type="float" office:value="13376.7162232403" calcext:value-type="float">
            <text:p>13377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en.wikipedia.org/wiki/LB%26SCR_C1_class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883" calcext:value-type="float">
            <text:p>1883</text:p>
          </table:table-cell>
          <table:table-cell table:style-name="ce4" office:value-type="string" calcext:value-type="string">
            <text:p>Kitson Standard no. 2 tra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160" calcext:value-type="float">
            <text:p>160</text:p>
          </table:table-cell>
          <table:table-cell table:style-name="ce30" office:value-type="float" office:value="16" calcext:value-type="float">
            <text:p>16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formula="of:=[.G78]*[.F78]" office:value-type="float" office:value="64" calcext:value-type="float">
            <text:p>6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Gladwin (vol. 1) pp. 64-5 Gladwin (vol. 3) pp. 199-202</text:p>
          </table:table-cell>
          <table:table-cell table:style-name="ce4" table:number-columns-repeated="1013"/>
        </table:table-row>
        <table:table-row table:style-name="ro1">
          <table:table-cell table:style-name="ce6" office:value-type="float" office:value="1885" calcext:value-type="float">
            <text:p>1885</text:p>
          </table:table-cell>
          <table:table-cell table:style-name="ce6" office:value-type="string" calcext:value-type="string">
            <text:p>MR 1738 Class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260" calcext:value-type="float">
            <text:p>1260</text:p>
          </table:table-cell>
          <table:table-cell table:style-name="ce6" office:value-type="float" office:value="160" calcext:value-type="float">
            <text:p>160</text:p>
          </table:table-cell>
          <table:table-cell table:style-name="ce36" office:value-type="float" office:value="58" calcext:value-type="float">
            <text:p>58</text:p>
          </table:table-cell>
          <table:table-cell table:style-name="ce51" table:formula="of:=[.H79]/[.F79]" office:value-type="float" office:value="212.040376443346" calcext:value-type="float">
            <text:p>212</text:p>
          </table:table-cell>
          <table:table-cell table:style-name="ce51" table:formula="of:=([.H88]/([.D88]*[.C88]) * ([.C79]*[.D79]) * [.E79]) /[.E88]" office:value-type="float" office:value="12298.3418337141" calcext:value-type="float">
            <text:p>12298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1" calcext:value-type="float">
            <text:p>1</text:p>
          </table:table-cell>
          <table:table-cell table:style-name="ce69" office:value-type="string" calcext:value-type="string">
            <text:p>http://orion.math.iastate.edu/jdhsmith/term/slgbm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6" calcext:value-type="float">
            <text:p>1886</text:p>
          </table:table-cell>
          <table:table-cell table:style-name="ce6" office:value-type="string" calcext:value-type="string">
            <text:p>Hunslet “Alice”</text:p>
          </table:table-cell>
          <table:table-cell table:number-columns-repeated="2" table:style-name="ce16" office:value-type="string" calcext:value-type="string">
            <text:p>Not available</text:p>
          </table:table-cell>
          <table:table-cell table:style-name="ce6" office:value-type="float" office:value="140" calcext:value-type="float">
            <text:p>140</text:p>
          </table:table-cell>
          <table:table-cell table:style-name="ce32" office:value-type="float" office:value="20" calcext:value-type="float">
            <text:p>20</text:p>
          </table:table-cell>
          <table:table-cell table:style-name="ce51" table:formula="of:=[.H80]/[.F80]" office:value-type="float" office:value="10.5" calcext:value-type="float">
            <text:p>11</text:p>
          </table:table-cell>
          <table:table-cell table:style-name="ce50" office:value-type="float" office:value="210" calcext:value-type="float">
            <text:p>210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en.wikipedia.org/wiki/Dinorwic_Alice_Class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6" calcext:value-type="float">
            <text:p>1886</text:p>
          </table:table-cell>
          <table:table-cell table:style-name="ce6" office:value-type="string" calcext:value-type="string">
            <text:p>Kitson Standard no. 3 tram</text:p>
          </table:table-cell>
          <table:table-cell table:style-name="ce17" office:value-type="float" office:value="8.8" calcext:value-type="float">
            <text:p>8.8</text:p>
          </table:table-cell>
          <table:table-cell table:style-name="ce17" office:value-type="float" office:value="150" calcext:value-type="float">
            <text:p>150</text:p>
          </table:table-cell>
          <table:table-cell table:style-name="ce18" office:value-type="float" office:value="160" calcext:value-type="float">
            <text:p>160</text:p>
          </table:table-cell>
          <table:table-cell table:style-name="ce36" office:value-type="float" office:value="18" calcext:value-type="float">
            <text:p>18</text:p>
          </table:table-cell>
          <table:table-cell table:style-name="ce51" table:formula="of:=[.H81]/[.F81]" office:value-type="float" office:value="6.06373815676141" calcext:value-type="float">
            <text:p>6</text:p>
          </table:table-cell>
          <table:table-cell table:style-name="ce51" table:formula="of:=([.H78]/([.D78]*[.C78]) * ([.C81]*[.D81]) * [.E81]) /[.E78]" office:value-type="float" office:value="109.147286821705" calcext:value-type="float">
            <text:p>109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Gladwin (vol. 1) pp. 64-5 Gladwin (vol. 3) pp. 199-202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887" calcext:value-type="float">
            <text:p>1887</text:p>
          </table:table-cell>
          <table:table-cell table:style-name="ce4" office:value-type="string" calcext:value-type="string">
            <text:p>LNWR Jumbo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075" calcext:value-type="float">
            <text:p>1075</text:p>
          </table:table-cell>
          <table:table-cell table:style-name="ce4" office:value-type="float" office:value="150" calcext:value-type="float">
            <text:p>150</text:p>
          </table:table-cell>
          <table:table-cell table:style-name="ce30" office:value-type="float" office:value="49" calcext:value-type="float">
            <text:p>49</text:p>
          </table:table-cell>
          <table:table-cell table:style-name="ce43" office:value-type="float" office:value="233" calcext:value-type="float">
            <text:p>233</text:p>
          </table:table-cell>
          <table:table-cell table:style-name="ce43" table:formula="of:=[.G82]*[.F82]" office:value-type="float" office:value="11417" calcext:value-type="float">
            <text:p>11417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orion.math.iastate.edu/jdhsmith/term/slgblnwr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MR 25 Class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240" calcext:value-type="float">
            <text:p>1240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54" calcext:value-type="float">
            <text:p>54</text:p>
          </table:table-cell>
          <table:table-cell table:formula="of:=[.H83]/[.F83]" office:value-type="float" office:value="227.536606439273" calcext:value-type="float">
            <text:p>228</text:p>
          </table:table-cell>
          <table:table-cell table:formula="of:=((([.H50]/([.D50]*[.C50]) * ([.C83]*[.D83]) * [.E83]) /[.E50]) + (([.H51]/([.D51]*[.C51]) * ([.C83]*[.D83]) * [.E83]) /[.E51])) / 2" office:value-type="float" office:value="12286.9767477207" calcext:value-type="float">
            <text:p>12287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mr.htm</text:p>
          </table:table-cell>
          <table:table-cell table:style-name="ce6" table:number-columns-repeated="1013"/>
        </table:table-row>
        <table:table-row table:style-name="ro2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075" calcext:value-type="float">
            <text:p>1075</text:p>
          </table:table-cell>
          <table:table-cell table:style-name="ce14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formula="of:=[.H84]/[.F84]" office:value-type="float" office:value="207.581818181818" calcext:value-type="float">
            <text:p>208</text:p>
          </table:table-cell>
          <table:table-cell table:formula="of:=([.H82]/([.D82]*[.C82]) * ([.C84]*[.D84]) * [.E84]) /[.E82]" office:value-type="float" office:value="11417" calcext:value-type="float">
            <text:p>1141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table:style-name="ce14" office:value-type="float" office:value="14.24" calcext:value-type="float">
            <text:p>14.24</text:p>
          </table:table-cell>
          <table:table-cell table:style-name="ce14" office:value-type="float" office:value="971.6" calcext:value-type="float">
            <text:p>971.6</text:p>
          </table:table-cell>
          <table:table-cell table:style-name="ce14"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table:formula="of:=[.H85]/[.F85]" office:value-type="float" office:value="164.335064060538" calcext:value-type="float">
            <text:p>164</text:p>
          </table:table-cell>
          <table:table-cell table:formula="of:=((([.H82]/([.D82]*[.C82]) * ([.C85]*[.D85]) * [.E85]) /[.E82]) + (([.H51]/([.D51]*[.C51]) * ([.C85]*[.D85])))) / 2" office:value-type="float" office:value="7395.0778827242" calcext:value-type="float">
            <text:p>739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table:style-name="ce27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formula="of:=[.H86]/[.F86]" office:value-type="float" office:value="150.684931506849" calcext:value-type="float">
            <text:p>151</text:p>
          </table:table-cell>
          <table:table-cell table:style-name="ce49" office:value-type="float" office:value="11000" calcext:value-type="float">
            <text:p>11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http://en.wikipedia.org/wiki/Midland_Railway_Johnson_0-6-0</text:p>
          </table:table-cell>
          <table:table-cell table:number-columns-repeated="1013"/>
        </table:table-row>
        <table:table-row table:style-name="ro4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922.5" calcext:value-type="float">
            <text:p>922.5</text:p>
          </table:table-cell>
          <table:table-cell table:style-name="ce27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formula="of:=[.H87]/[.F87]" office:value-type="float" office:value="127.128621147501" calcext:value-type="float">
            <text:p>127</text:p>
          </table:table-cell>
          <table:table-cell table:formula="of:=((([.H82]/([.D82]*[.C82]) * ([.C87]*[.D87]) * [.E87]) /[.E83]) + (([.H82]/([.D82]*[.C82]) * ([.C87]*[.D87])))) / 2" office:value-type="float" office:value="8644.7462380301" calcext:value-type="float">
            <text:p>864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http://en.wikipedia.org/wiki/SER_Q_class</text:p>
          </table:table-cell>
          <table:table-cell table:number-columns-repeated="1013"/>
        </table:table-row>
        <table:table-row table:style-name="ro4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formula="of:=[.H88]/[.F88]" office:value-type="float" office:value="132.500601650337" calcext:value-type="float">
            <text:p>133</text:p>
          </table:table-cell>
          <table:table-cell table:formula="of:=((([.H84]/([.D84]*[.C84]) * ([.C88]*[.D88]) * [.E88]) /[.E84]) + (([.H51]/([.D51]*[.C51]) * ([.C88]*[.D88])))) / 2" office:value-type="float" office:value="11792.55354688" calcext:value-type="float">
            <text:p>1179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13"/>
        </table:table-row>
        <table:table-row table:style-name="ro1">
          <table:table-cell table:style-name="ce6" office:value-type="float" office:value="1892" calcext:value-type="float">
            <text:p>1892</text:p>
          </table:table-cell>
          <table:table-cell table:style-name="ce6" office:value-type="string" calcext:value-type="string">
            <text:p>LBSCR D3 Class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204" calcext:value-type="float">
            <text:p>1204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78" calcext:value-type="float">
            <text:p>78</text:p>
          </table:table-cell>
          <table:table-cell table:style-name="ce51" table:formula="of:=[.H89]/[.F89]" office:value-type="float" office:value="145.72321197265" calcext:value-type="float">
            <text:p>146</text:p>
          </table:table-cell>
          <table:table-cell table:style-name="ce51" table:formula="of:=([.H74]/([.D74]*[.C74]) * ([.C89]*[.D89]) * [.E89]) /[.E74]" office:value-type="float" office:value="11366.4105338667" calcext:value-type="float">
            <text:p>11366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bsc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3" calcext:value-type="float">
            <text:p>1893</text:p>
          </table:table-cell>
          <table:table-cell table:style-name="ce6" office:value-type="string" calcext:value-type="string">
            <text:p>MR 2203 class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225" calcext:value-type="float">
            <text:p>1225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66" calcext:value-type="float">
            <text:p>66</text:p>
          </table:table-cell>
          <table:table-cell table:style-name="ce51" table:formula="of:=[.H90]/[.F90]" office:value-type="float" office:value="201.291603151886" calcext:value-type="float">
            <text:p>201</text:p>
          </table:table-cell>
          <table:table-cell table:style-name="ce51" table:formula="of:=([.H88]/([.D88]*[.C88]) * ([.C90]*[.D90]) * [.E90]) /[.E88]" office:value-type="float" office:value="13285.2458080245" calcext:value-type="float">
            <text:p>13285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m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3" calcext:value-type="float">
            <text:p>1893</text:p>
          </table:table-cell>
          <table:table-cell table:style-name="ce6" office:value-type="string" calcext:value-type="string">
            <text:p>LBSCR C2 Class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211" calcext:value-type="float">
            <text:p>1211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80" calcext:value-type="float">
            <text:p>80</text:p>
          </table:table-cell>
          <table:table-cell table:style-name="ce51" table:formula="of:=[.H91]/[.F91]" office:value-type="float" office:value="138.96247696793" calcext:value-type="float">
            <text:p>139</text:p>
          </table:table-cell>
          <table:table-cell table:style-name="ce51" table:formula="of:=([.H77]/([.D77]*[.C77]) * ([.C91]*[.D91]) * [.E91]) /[.E77]" office:value-type="float" office:value="11116.9981574344" calcext:value-type="float">
            <text:p>11117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bsc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4" calcext:value-type="float">
            <text:p>1894</text:p>
          </table:table-cell>
          <table:table-cell table:style-name="ce6" office:value-type="string" calcext:value-type="string">
            <text:p>HR Jones Goods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675" calcext:value-type="float">
            <text:p>1675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109" calcext:value-type="float">
            <text:p>109</text:p>
          </table:table-cell>
          <table:table-cell table:style-name="ce51" table:formula="of:=[.H92]/[.F92]" office:value-type="float" office:value="257.60693741973" calcext:value-type="float">
            <text:p>258</text:p>
          </table:table-cell>
          <table:table-cell table:style-name="ce51" table:formula="of:=([.H82]/([.D82]*[.C82]) * ([.C92]*[.D92]) * [.E92]) /[.E82]" office:value-type="float" office:value="28079.1561787506" calcext:value-type="float">
            <text:p>28079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h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4" calcext:value-type="float">
            <text:p>1894</text:p>
          </table:table-cell>
          <table:table-cell table:style-name="ce6" office:value-type="string" calcext:value-type="string">
            <text:p>LNWR A Class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490" calcext:value-type="float">
            <text:p>1490</text:p>
          </table:table-cell>
          <table:table-cell table:style-name="ce6" office:value-type="float" office:value="175" calcext:value-type="float">
            <text:p>175</text:p>
          </table:table-cell>
          <table:table-cell table:style-name="ce32" office:value-type="float" office:value="106" calcext:value-type="float">
            <text:p>106</text:p>
          </table:table-cell>
          <table:table-cell table:style-name="ce51" table:formula="of:=[.H93]/[.F93]" office:value-type="float" office:value="215.149877397207" calcext:value-type="float">
            <text:p>215</text:p>
          </table:table-cell>
          <table:table-cell table:style-name="ce51" table:formula="of:=([.H84]/([.D84]*[.C84]) * ([.C93]*[.D93]) * [.E93]) /[.E84]" office:value-type="float" office:value="22805.887004104" calcext:value-type="float">
            <text:p>22806</text:p>
          </table:table-cell>
          <table:table-cell table:style-name="ce55" office:value-type="string" calcext:value-type="string">
            <text:p>Y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orion.math.iastate.edu/jdhsmith/term/slgblnw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5" calcext:value-type="float">
            <text:p>1895</text:p>
          </table:table-cell>
          <table:table-cell table:style-name="ce6" office:value-type="string" calcext:value-type="string">
            <text:p>LNWR Watford tank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80" calcext:value-type="float">
            <text:p>1080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73" calcext:value-type="float">
            <text:p>73</text:p>
          </table:table-cell>
          <table:table-cell table:style-name="ce51" table:formula="of:=[.H94]/[.F94]" office:value-type="float" office:value="167.599668684294" calcext:value-type="float">
            <text:p>168</text:p>
          </table:table-cell>
          <table:table-cell table:style-name="ce51" table:formula="of:=([.H82]/([.D82]*[.C82]) * ([.C94]*[.D94]) * [.E94]) /[.E82]" office:value-type="float" office:value="12234.7758139535" calcext:value-type="float">
            <text:p>12235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orion.math.iastate.edu/jdhsmith/term/slgblnw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5" calcext:value-type="float">
            <text:p>1895</text:p>
          </table:table-cell>
          <table:table-cell table:style-name="ce6" office:value-type="string" calcext:value-type="string">
            <text:p>LBSCR B2 Class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342" calcext:value-type="float">
            <text:p>1342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63" calcext:value-type="float">
            <text:p>63</text:p>
          </table:table-cell>
          <table:table-cell table:style-name="ce51" table:formula="of:=[.H95]/[.F95]" office:value-type="float" office:value="195.548890819301" calcext:value-type="float">
            <text:p>196</text:p>
          </table:table-cell>
          <table:table-cell table:style-name="ce51" table:formula="of:=([.H77]/([.D77]*[.C77]) * ([.C95]*[.D95]) * [.E95]) /[.E77]" office:value-type="float" office:value="12319.580121616" calcext:value-type="float">
            <text:p>12320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bsc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6" calcext:value-type="float">
            <text:p>1896</text:p>
          </table:table-cell>
          <table:table-cell table:style-name="ce6" office:value-type="string" calcext:value-type="string">
            <text:p>MR 115 “Spinner”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235" calcext:value-type="float">
            <text:p>1235</text:p>
          </table:table-cell>
          <table:table-cell table:style-name="ce6" office:value-type="float" office:value="170" calcext:value-type="float">
            <text:p>170</text:p>
          </table:table-cell>
          <table:table-cell table:style-name="ce35" office:value-type="float" office:value="68" calcext:value-type="float">
            <text:p>68</text:p>
          </table:table-cell>
          <table:table-cell table:style-name="ce51" table:formula="of:=[.H96]/[.F96]" office:value-type="float" office:value="237.894595045867" calcext:value-type="float">
            <text:p>238</text:p>
          </table:table-cell>
          <table:table-cell table:style-name="ce51" table:formula="of:=((([.H82]/([.D82]*[.C82]) * ([.C96]*[.D96]) * [.E96]) /[.E82]) + (([.H51]/([.D51]*[.C51]) * ([.C96]*[.D96]) * [.E96]) /[.E51])) / 2" office:value-type="float" office:value="16176.8324631189" calcext:value-type="float">
            <text:p>16177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m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7" calcext:value-type="float">
            <text:p>1897</text:p>
          </table:table-cell>
          <table:table-cell table:style-name="ce6" office:value-type="string" calcext:value-type="string">
            <text:p>LBSCR E4 Class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204" calcext:value-type="float">
            <text:p>1204</text:p>
          </table:table-cell>
          <table:table-cell table:style-name="ce6" office:value-type="float" office:value="170" calcext:value-type="float">
            <text:p>170</text:p>
          </table:table-cell>
          <table:table-cell table:style-name="ce35" office:value-type="float" office:value="85" calcext:value-type="float">
            <text:p>85</text:p>
          </table:table-cell>
          <table:table-cell table:style-name="ce51" table:formula="of:=[.H97]/[.F97]" office:value-type="float" office:value="170.493866666667" calcext:value-type="float">
            <text:p>170</text:p>
          </table:table-cell>
          <table:table-cell table:style-name="ce51" table:formula="of:=([.H82]/([.D82]*[.C82]) * ([.C97]*[.D97]) * [.E97]) /[.E82]" office:value-type="float" office:value="14491.9786666667" calcext:value-type="float">
            <text:p>14492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orion.math.iastate.edu/jdhsmith/term/slgblbsc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7" calcext:value-type="float">
            <text:p>1897</text:p>
          </table:table-cell>
          <table:table-cell table:style-name="ce6" office:value-type="string" calcext:value-type="string">
            <text:p>LNWR Jubilee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360" calcext:value-type="float">
            <text:p>136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130" calcext:value-type="float">
            <text:p>130</text:p>
          </table:table-cell>
          <table:table-cell table:style-name="ce51" table:formula="of:=[.H98]/95" office:value-type="float" office:value="219.116964504284" calcext:value-type="float">
            <text:p>219</text:p>
          </table:table-cell>
          <table:table-cell table:style-name="ce51" table:formula="of:=([.H82]/([.D82]*[.C82]) * ([.C98]*[.D98]) * [.E98]) /[.E82]" office:value-type="float" office:value="20816.111627907" calcext:value-type="float">
            <text:p>20816</text:p>
          </table:table-cell>
          <table:table-cell table:style-name="ce55" office:value-type="string" calcext:value-type="string">
            <text:p>Y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orion.math.iastate.edu/jdhsmith/term/slgblnw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7" calcext:value-type="float">
            <text:p>1897</text:p>
          </table:table-cell>
          <table:table-cell table:style-name="ce6" office:value-type="string" calcext:value-type="string">
            <text:p>LSWR M7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190" calcext:value-type="float">
            <text:p>119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87" calcext:value-type="float">
            <text:p>87</text:p>
          </table:table-cell>
          <table:table-cell table:style-name="ce51" table:formula="of:=[.H99]/[.F99]" office:value-type="float" office:value="199.388042412902" calcext:value-type="float">
            <text:p>199</text:p>
          </table:table-cell>
          <table:table-cell table:style-name="ce51" table:formula="of:=([.H84]/([.D84]*[.C84]) * ([.C99]*[.D99]) * [.E99]) /[.E84]" office:value-type="float" office:value="17346.7596899225" calcext:value-type="float">
            <text:p>17347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swr.htm</text:p>
          </table:table-cell>
          <table:table-cell table:style-name="ce6" table:number-columns-repeated="1013"/>
        </table:table-row>
        <table:table-row table:style-name="ro4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Metropolitan E Class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145" calcext:value-type="float">
            <text:p>1145</text:p>
          </table:table-cell>
          <table:table-cell table:style-name="ce6" office:value-type="float" office:value="150" calcext:value-type="float">
            <text:p>150</text:p>
          </table:table-cell>
          <table:table-cell table:style-name="ce35" office:value-type="float" office:value="65" calcext:value-type="float">
            <text:p>65</text:p>
          </table:table-cell>
          <table:table-cell table:style-name="ce51" table:formula="of:=[.H100]/[.F100]" office:value-type="float" office:value="187.083577817531" calcext:value-type="float">
            <text:p>187</text:p>
          </table:table-cell>
          <table:table-cell table:style-name="ce51" table:formula="of:=([.H82]/([.D82]*[.C82]) * ([.C100]*[.D100]) * [.E100]) /[.E82]" office:value-type="float" office:value="12160.4325581395" calcext:value-type="float">
            <text:p>12160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met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WR 3300 “Bulldog”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265" calcext:value-type="float">
            <text:p>1265</text:p>
          </table:table-cell>
          <table:table-cell table:style-name="ce6" office:value-type="float" office:value="200" calcext:value-type="float">
            <text:p>200</text:p>
          </table:table-cell>
          <table:table-cell table:style-name="ce35" office:value-type="float" office:value="90" calcext:value-type="float">
            <text:p>90</text:p>
          </table:table-cell>
          <table:table-cell table:style-name="ce51" table:formula="of:=[.H101]/[.F101]" office:value-type="float" office:value="178.784991971805" calcext:value-type="float">
            <text:p>179</text:p>
          </table:table-cell>
          <table:table-cell table:style-name="ce51" table:formula="of:=([.H111]/([.D111]*[.C111]) * ([.C101]*[.D101]) * [.E101]) /[.E111]" office:value-type="float" office:value="16090.6492774625" calcext:value-type="float">
            <text:p>16091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en.wikipedia.org/wiki/GWR_3300_Class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70" calcext:value-type="float">
            <text:p>70</text:p>
          </table:table-cell>
          <table:table-cell table:style-name="ce51" table:formula="of:=[.H102]/[.F102]" office:value-type="float" office:value="286.197319164352" calcext:value-type="float">
            <text:p>286</text:p>
          </table:table-cell>
          <table:table-cell table:style-name="ce51" table:formula="of:=([.H111]/([.D111]*[.C111]) * ([.C102]*[.D102]) * [.E102]) /[.E111]" office:value-type="float" office:value="20033.8123415046" calcext:value-type="float">
            <text:p>20034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gn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9" calcext:value-type="float">
            <text:p>1899</text:p>
          </table:table-cell>
          <table:table-cell table:style-name="ce6" office:value-type="string" calcext:value-type="string">
            <text:p>MR 2441 Class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065" calcext:value-type="float">
            <text:p>1065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93" calcext:value-type="float">
            <text:p>93</text:p>
          </table:table-cell>
          <table:table-cell table:style-name="ce51" table:formula="of:=[.H103]/[.F103]" office:value-type="float" office:value="93.2244170812055" calcext:value-type="float">
            <text:p>93</text:p>
          </table:table-cell>
          <table:table-cell table:style-name="ce51" table:formula="of:=([.H111]/([.D111]*[.C111]) * ([.C103]*[.D103]) * [.E103]) /[.E111]" office:value-type="float" office:value="8669.87078855211" calcext:value-type="float">
            <text:p>8670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orion.math.iastate.edu/jdhsmith/term/slgbm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9" calcext:value-type="float">
            <text:p>1899</text:p>
          </table:table-cell>
          <table:table-cell table:style-name="ce6" office:value-type="string" calcext:value-type="string">
            <text:p>LBSCR B4 Class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635" calcext:value-type="float">
            <text:p>1635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79" calcext:value-type="float">
            <text:p>79</text:p>
          </table:table-cell>
          <table:table-cell table:style-name="ce51" table:formula="of:=[.H104]/[.F104]" office:value-type="float" office:value="276.415891800507" calcext:value-type="float">
            <text:p>276</text:p>
          </table:table-cell>
          <table:table-cell table:style-name="ce51" table:formula="of:=([.H111]/([.D111]*[.C111]) * ([.C104]*[.D104]) * [.E104]) /[.E111]" office:value-type="float" office:value="21836.8554522401" calcext:value-type="float">
            <text:p>21837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bsc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00" calcext:value-type="float">
            <text:p>1900</text:p>
          </table:table-cell>
          <table:table-cell table:style-name="ce6" office:value-type="string" calcext:value-type="string">
            <text:p>GER S46 “Claud Hamilton”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630" calcext:value-type="float">
            <text:p>1630</text:p>
          </table:table-cell>
          <table:table-cell table:style-name="ce6" office:value-type="float" office:value="180" calcext:value-type="float">
            <text:p>180</text:p>
          </table:table-cell>
          <table:table-cell table:style-name="ce35" office:value-type="float" office:value="76" calcext:value-type="float">
            <text:p>76</text:p>
          </table:table-cell>
          <table:table-cell table:style-name="ce51" table:formula="of:=[.H105]/[.F105]" office:value-type="float" office:value="257.803532499889" calcext:value-type="float">
            <text:p>258</text:p>
          </table:table-cell>
          <table:table-cell table:style-name="ce51" table:formula="of:=([.H111]/([.D111]*[.C111]) * ([.C105]*[.D105]) * [.E105]) /[.E111]" office:value-type="float" office:value="19593.0684699916" calcext:value-type="float">
            <text:p>19593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www.lner.info/locos/D/d14d15d16.shtml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00" calcext:value-type="float">
            <text:p>1900</text:p>
          </table:table-cell>
          <table:table-cell table:style-name="ce6" office:value-type="string" calcext:value-type="string">
            <text:p>MR 260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215" calcext:value-type="float">
            <text:p>1215</text:p>
          </table:table-cell>
          <table:table-cell table:style-name="ce6" office:value-type="float" office:value="180" calcext:value-type="float">
            <text:p>180</text:p>
          </table:table-cell>
          <table:table-cell table:style-name="ce35" office:value-type="float" office:value="66" calcext:value-type="float">
            <text:p>66</text:p>
          </table:table-cell>
          <table:table-cell table:style-name="ce51" table:formula="of:=[.H106]/[.F106]" office:value-type="float" office:value="263.431623321733" calcext:value-type="float">
            <text:p>263</text:p>
          </table:table-cell>
          <table:table-cell table:style-name="ce51" table:formula="of:=([.H111]/([.D111]*[.C111]) * ([.C106]*[.D106]) * [.E106]) /[.E111]" office:value-type="float" office:value="17386.4871392344" calcext:value-type="float">
            <text:p>17386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mr.htm</text:p>
          </table:table-cell>
          <table:table-cell table:style-name="ce6" table:number-columns-repeated="101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formula="of:=[.H107]/[.F107]" office:value-type="float" office:value="252.834429430305" calcext:value-type="float">
            <text:p>253</text:p>
          </table:table-cell>
          <table:table-cell table:formula="of:=([.H111]/([.D111]*[.C111]) * ([.C107]*[.D107]) * [.E107]) /[.E111]" office:value-type="float" office:value="22502.2642192972" calcext:value-type="float">
            <text:p>2250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13"/>
        </table:table-row>
        <table:table-row table:style-name="ro4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office:value-type="float" office:value="200" calcext:value-type="float">
            <text:p>200</text:p>
          </table:table-cell>
          <table:table-cell table:style-name="ce37" office:value-type="float" office:value="104" calcext:value-type="float">
            <text:p>104</text:p>
          </table:table-cell>
          <table:table-cell table:formula="of:=[.H108]/[.F108]" office:value-type="float" office:value="260.283422875136" calcext:value-type="float">
            <text:p>260</text:p>
          </table:table-cell>
          <table:table-cell table:formula="of:=((([.H111]/([.D111]*[.C111]) * ([.C108]*[.D108]) * [.E108]) /[.E111])+(([.H93]/([.D93]*[.C93]) * ([.C108]*[.D108]) * [.E108]) /[.E93]))/2" office:value-type="float" office:value="27069.4759790141" calcext:value-type="float">
            <text:p>27069</text:p>
          </table:table-cell>
          <table:table-cell table:style-name="ce56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3"/>
        </table:table-row>
        <table:table-row table:style-name="ro4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office:value-type="float" office:value="150" calcext:value-type="float">
            <text:p>150</text:p>
          </table:table-cell>
          <table:table-cell table:style-name="ce38" office:value-type="float" office:value="72" calcext:value-type="float">
            <text:p>72</text:p>
          </table:table-cell>
          <table:table-cell table:formula="of:=[.H109]/[.F109]" office:value-type="float" office:value="179.610807113543" calcext:value-type="float">
            <text:p>180</text:p>
          </table:table-cell>
          <table:table-cell table:style-name="ce51" table:formula="of:=([.H100]/([.D100]*[.C100]) * ([.C109]*[.D109]) * [.E109]) /[.E100]" office:value-type="float" office:value="12931.9781121751" calcext:value-type="float">
            <text:p>12932</text:p>
          </table:table-cell>
          <table:table-cell table:style-name="ce56" office:value-type="string" calcext:value-type="string">
            <text:p>N</text:p>
          </table:table-cell>
          <table:table-cell/>
          <table:table-cell office:value-type="string" calcext:value-type="string">
            <text:p>https://orion.math.iastate.edu/jdhsmith/term/slgbmet.htm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office:value-type="float" office:value="200" calcext:value-type="float">
            <text:p>200</text:p>
          </table:table-cell>
          <table:table-cell table:style-name="ce38" office:value-type="float" office:value="136" calcext:value-type="float">
            <text:p>136</text:p>
          </table:table-cell>
          <table:table-cell table:formula="of:=[.H110]/95" office:value-type="float" office:value="235.422043302267" calcext:value-type="float">
            <text:p>235</text:p>
          </table:table-cell>
          <table:table-cell table:formula="of:=([.H108]/([.D108]*[.C108]) * ([.C110]*[.D110]) * [.E110]) /[.E108]" office:value-type="float" office:value="22365.0941137154" calcext:value-type="float">
            <text:p>22365</text:p>
          </table:table-cell>
          <table:table-cell table:style-name="ce56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table:style-name="ce4" office:value-type="float" office:value="1902" calcext:value-type="float">
            <text:p>1902</text:p>
          </table:table-cell>
          <table:table-cell table:style-name="ce4" office:value-type="string" calcext:value-type="string">
            <text:p>GWR 3700 “City”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820" calcext:value-type="float">
            <text:p>1820</text:p>
          </table:table-cell>
          <table:table-cell table:style-name="ce4" office:value-type="float" office:value="195" calcext:value-type="float">
            <text:p>195</text:p>
          </table:table-cell>
          <table:table-cell table:style-name="ce30" office:value-type="float" office:value="79" calcext:value-type="float">
            <text:p>79</text:p>
          </table:table-cell>
          <table:table-cell table:style-name="ce43" office:value-type="float" office:value="300" calcext:value-type="float">
            <text:p>300</text:p>
          </table:table-cell>
          <table:table-cell table:style-name="ce43" table:formula="of:=[.G111]*[.F111]" office:value-type="float" office:value="23700" calcext:value-type="float">
            <text:p>23700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gw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office:value-type="float" office:value="175" calcext:value-type="float">
            <text:p>175</text:p>
          </table:table-cell>
          <table:table-cell table:style-name="ce5" office:value-type="float" office:value="77" calcext:value-type="float">
            <text:p>77</text:p>
          </table:table-cell>
          <table:table-cell table:style-name="ce45" table:formula="of:=[.H112]/[.F112]" office:value-type="float" office:value="555.62752266049" calcext:value-type="float">
            <text:p>556</text:p>
          </table:table-cell>
          <table:table-cell table:formula="of:=([.H111]/([.D111]*[.C111]) * ([.C112]*[.D112]) * [.E112]) /[.E111]" office:value-type="float" office:value="42783.3192448577" calcext:value-type="float">
            <text:p>4278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45" table:formula="of:=[.H113]/[.F113]" office:value-type="float" office:value="455.360377456139" calcext:value-type="float">
            <text:p>455</text:p>
          </table:table-cell>
          <table:table-cell table:formula="of:=([.H112]/([.D112]*[.C112]) * ([.C113]*[.D113]) * [.E113]) /[.E112]" office:value-type="float" office:value="41437.7943485086" calcext:value-type="float">
            <text:p>4143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45" table:formula="of:=[.H114]/[.F114]" office:value-type="float" office:value="196.16731981926" calcext:value-type="float">
            <text:p>196</text:p>
          </table:table-cell>
          <table:table-cell table:formula="of:=([.H82]/([.D82]*[.C82]) * ([.C114]*[.D114]) * [.E114]) /[.E82]" office:value-type="float" office:value="15104.883626083" calcext:value-type="float">
            <text:p>1510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MR 1000 Class</text:p>
          </table:table-cell>
          <table:table-cell office:value-type="float" office:value="28" calcext:value-type="float">
            <text:p>28</text:p>
          </table:table-cell>
          <table:table-cell office:value-type="float" office:value="1320" calcext:value-type="float">
            <text:p>1320</text:p>
          </table:table-cell>
          <table:table-cell office:value-type="float" office:value="200" calcext:value-type="float">
            <text:p>200</text:p>
          </table:table-cell>
          <table:table-cell office:value-type="float" office:value="97" calcext:value-type="float">
            <text:p>97</text:p>
          </table:table-cell>
          <table:table-cell table:style-name="ce45" table:formula="of:=[.H115]/[.F115]" office:value-type="float" office:value="317.390249199656" calcext:value-type="float">
            <text:p>317</text:p>
          </table:table-cell>
          <table:table-cell table:formula="of:=([.H114]/([.D114]*[.C114]) * ([.C115]*[.D115]) * [.E115]) /[.E114]" office:value-type="float" office:value="30786.8541723666" calcext:value-type="float">
            <text:p>30787</text:p>
          </table:table-cell>
          <table:table-cell table:style-name="ce56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45" table:formula="of:=[.H116]/[.F116]" office:value-type="float" office:value="183.139534883721" calcext:value-type="float">
            <text:p>183</text:p>
          </table:table-cell>
          <table:table-cell table:style-name="ce49" office:value-type="float" office:value="15750" calcext:value-type="float">
            <text:p>157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http://en.wikipedia.org/wiki/Midland_Railway_Johnson_0-6-0</text:p>
          </table:table-cell>
          <table:table-cell table:style-name="ce9"/>
          <table:table-cell table:number-columns-repeated="101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145" calcext:value-type="float">
            <text:p>2145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45" table:formula="of:=[.H117]/[.F117]" office:value-type="float" office:value="263.934995850373" calcext:value-type="float">
            <text:p>264</text:p>
          </table:table-cell>
          <table:table-cell table:formula="of:=([.H111]/([.D111]*[.C111]) * ([.C117]*[.D117]) * [.E117]) /[.E111]" office:value-type="float" office:value="41437.7943485086" calcext:value-type="float">
            <text:p>4143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9"/>
          <table:table-cell table:number-columns-repeated="101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1820" calcext:value-type="float">
            <text:p>1820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45" table:formula="of:=[.H118]/[.F118]" office:value-type="float" office:value="225.071225071225" calcext:value-type="float">
            <text:p>225</text:p>
          </table:table-cell>
          <table:table-cell table:formula="of:=([.H112]/([.D112]*[.C112]) * ([.C118]*[.D118]) * [.E118]) /[.E112]" office:value-type="float" office:value="24307.6923076923" calcext:value-type="float">
            <text:p>2430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9"/>
          <table:table-cell table:number-columns-repeated="1012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000" calcext:value-type="float">
            <text:p>200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81" calcext:value-type="float">
            <text:p>81</text:p>
          </table:table-cell>
          <table:table-cell table:style-name="ce52" table:formula="of:=[.H119]/[.F119]" office:value-type="float" office:value="302.293464686627" calcext:value-type="float">
            <text:p>302</text:p>
          </table:table-cell>
          <table:table-cell table:style-name="ce51" table:formula="of:=([.H113]/([.D113]*[.C113]) * ([.C119]*[.D119]) * [.E119]) /[.E113]" office:value-type="float" office:value="24485.7706396168" calcext:value-type="float">
            <text:p>24486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71" office:value-type="string" calcext:value-type="string">
            <text:p>orion.math.iastate.edu/jdhsmith/term/slgblnwr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BSCR E6 Class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211" calcext:value-type="float">
            <text:p>1211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94" calcext:value-type="float">
            <text:p>94</text:p>
          </table:table-cell>
          <table:table-cell table:style-name="ce52" table:formula="of:=[.H120]/[.F120]" office:value-type="float" office:value="163.114748008654" calcext:value-type="float">
            <text:p>163</text:p>
          </table:table-cell>
          <table:table-cell table:style-name="ce51" table:formula="of:=([.H114]/([.D114]*[.C114]) * ([.C120]*[.D120]) * [.E120]) /[.E114]" office:value-type="float" office:value="15332.7863128135" calcext:value-type="float">
            <text:p>15333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05" calcext:value-type="float">
            <text:p>1905</text:p>
          </table:table-cell>
          <table:table-cell table:style-name="ce6" office:value-type="string" calcext:value-type="string">
            <text:p>LBSCR Class H1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2730" calcext:value-type="float">
            <text:p>2730</text:p>
          </table:table-cell>
          <table:table-cell table:style-name="ce6" office:value-type="float" office:value="200" calcext:value-type="float">
            <text:p>200</text:p>
          </table:table-cell>
          <table:table-cell table:style-name="ce35" office:value-type="float" office:value="85" calcext:value-type="float">
            <text:p>85</text:p>
          </table:table-cell>
          <table:table-cell table:style-name="ce52" table:formula="of:=[.H121]/[.F121]" office:value-type="float" office:value="633.22559793148" calcext:value-type="float">
            <text:p>633</text:p>
          </table:table-cell>
          <table:table-cell table:style-name="ce51" table:formula="of:=([.H111]/([.D111]*[.C111]) * ([.C121]*[.D121]) * [.E121]) /[.E111]" office:value-type="float" office:value="53824.1758241758" calcext:value-type="float">
            <text:p>53824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71" office:value-type="string" calcext:value-type="string">
            <text:p>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05" calcext:value-type="float">
            <text:p>1905</text:p>
          </table:table-cell>
          <table:table-cell table:style-name="ce6" office:value-type="string" calcext:value-type="string">
            <text:p>LNWR “Experiment” Class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040" calcext:value-type="float">
            <text:p>204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82.8" calcext:value-type="float">
            <text:p>82.8</text:p>
          </table:table-cell>
          <table:table-cell table:style-name="ce52" table:formula="of:=[.H122]/[.F122]" office:value-type="float" office:value="342.768528387257" calcext:value-type="float">
            <text:p>343</text:p>
          </table:table-cell>
          <table:table-cell table:style-name="ce51" table:formula="of:=([.H111]/([.D111]*[.C111]) * ([.C122]*[.D122]) * [.E122]) /[.E111]" office:value-type="float" office:value="28381.2341504649" calcext:value-type="float">
            <text:p>28381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71" office:value-type="string" calcext:value-type="string">
            <text:p>http://orion.math.iastate.edu/jdhsmith/term/slgblnwr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06" calcext:value-type="float">
            <text:p>1906</text:p>
          </table:table-cell>
          <table:table-cell table:style-name="ce6" office:value-type="string" calcext:value-type="string">
            <text:p>LNWR Precursor Tank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000" calcext:value-type="float">
            <text:p>200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68" calcext:value-type="float">
            <text:p>68</text:p>
          </table:table-cell>
          <table:table-cell table:style-name="ce52" table:formula="of:=[.H123]/[.F123]" office:value-type="float" office:value="360.084862347306" calcext:value-type="float">
            <text:p>360</text:p>
          </table:table-cell>
          <table:table-cell table:style-name="ce51" table:formula="of:=([.H111]/([.D111]*[.C111]) * ([.C123]*[.D123]) * [.E123]) /[.E111]" office:value-type="float" office:value="24485.7706396168" calcext:value-type="float">
            <text:p>24486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orion.math.iastate.edu/jdhsmith/term/slgblnwr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07" calcext:value-type="float">
            <text:p>1907</text:p>
          </table:table-cell>
          <table:table-cell table:style-name="ce6" office:value-type="string" calcext:value-type="string">
            <text:p>LBSCR I3 Class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246" calcext:value-type="float">
            <text:p>1246</text:p>
          </table:table-cell>
          <table:table-cell table:style-name="ce6" office:value-type="float" office:value="180" calcext:value-type="float">
            <text:p>180</text:p>
          </table:table-cell>
          <table:table-cell table:style-name="ce35" office:value-type="float" office:value="98" calcext:value-type="float">
            <text:p>98</text:p>
          </table:table-cell>
          <table:table-cell table:style-name="ce52" table:formula="of:=[.H124]/[.F124]" office:value-type="float" office:value="200.96187715666" calcext:value-type="float">
            <text:p>201</text:p>
          </table:table-cell>
          <table:table-cell table:style-name="ce51" table:formula="of:=([.H165]/([.D165]*[.C165]) * ([.C124]*[.D124]) * [.E124]) /[.E165]" office:value-type="float" office:value="19694.2639613527" calcext:value-type="float">
            <text:p>19694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54" calcext:value-type="float">
            <text:p>254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07" calcext:value-type="float">
            <text:p>1907</text:p>
          </table:table-cell>
          <table:table-cell table:style-name="ce6" office:value-type="string" calcext:value-type="string">
            <text:p>GWR 4000 “Star”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145" calcext:value-type="float">
            <text:p>2145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24" calcext:value-type="float">
            <text:p>124</text:p>
          </table:table-cell>
          <table:table-cell table:style-name="ce52" table:formula="of:=[.H125]/[.F125]" office:value-type="float" office:value="334.17576087507" calcext:value-type="float">
            <text:p>334</text:p>
          </table:table-cell>
          <table:table-cell table:style-name="ce51" table:formula="of:=([.H111]/([.D111]*[.C111]) * ([.C125]*[.D125]) * [.E125]) /[.E111]" office:value-type="float" office:value="41437.7943485086" calcext:value-type="float">
            <text:p>41438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gw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07" calcext:value-type="float">
            <text:p>1907</text:p>
          </table:table-cell>
          <table:table-cell table:style-name="ce6" office:value-type="string" calcext:value-type="string">
            <text:p>MR 2000 “Flatiron” Class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1331" calcext:value-type="float">
            <text:p>1331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83" calcext:value-type="float">
            <text:p>83</text:p>
          </table:table-cell>
          <table:table-cell table:style-name="ce52" table:formula="of:=[.H126]/[.F126]" office:value-type="float" office:value="187.404648178513" calcext:value-type="float">
            <text:p>187</text:p>
          </table:table-cell>
          <table:table-cell table:style-name="ce51" table:formula="of:=([.H111]/([.D111]*[.C111]) * ([.C126]*[.D126]) * [.E126]) /[.E111]" office:value-type="float" office:value="15554.5857988166" calcext:value-type="float">
            <text:p>15555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mr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07" calcext:value-type="float">
            <text:p>1907</text:p>
          </table:table-cell>
          <table:table-cell table:style-name="ce6" office:value-type="string" calcext:value-type="string">
            <text:p>LBSCR B2x Class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290" calcext:value-type="float">
            <text:p>129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67" calcext:value-type="float">
            <text:p>67</text:p>
          </table:table-cell>
          <table:table-cell table:style-name="ce52" table:formula="of:=[.H127]/[.F127]" office:value-type="float" office:value="203.577421430464" calcext:value-type="float">
            <text:p>204</text:p>
          </table:table-cell>
          <table:table-cell table:style-name="ce51" table:formula="of:=([.H111]/([.D111]*[.C111]) * ([.C127]*[.D127]) * [.E127]) /[.E111]" office:value-type="float" office:value="13639.6872358411" calcext:value-type="float">
            <text:p>13640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08" calcext:value-type="float">
            <text:p>1908</text:p>
          </table:table-cell>
          <table:table-cell table:style-name="ce6" office:value-type="string" calcext:value-type="string">
            <text:p>LNWR Renown Class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1450" calcext:value-type="float">
            <text:p>145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73" calcext:value-type="float">
            <text:p>73</text:p>
          </table:table-cell>
          <table:table-cell table:style-name="ce52" table:formula="of:=[.H128]/[.F128]" office:value-type="float" office:value="232.126935235471" calcext:value-type="float">
            <text:p>232</text:p>
          </table:table-cell>
          <table:table-cell table:style-name="ce51" table:formula="of:=([.H112]/([.D112]*[.C112]) * ([.C128]*[.D128]) * [.E128]) /[.E112]" office:value-type="float" office:value="16945.2662721894" calcext:value-type="float">
            <text:p>16945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orion.math.iastate.edu/jdhsmith/term/slgblnwr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08" calcext:value-type="float">
            <text:p>1908</text:p>
          </table:table-cell>
          <table:table-cell table:style-name="ce6" office:value-type="string" calcext:value-type="string">
            <text:p>LBSCR C2x Class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300" calcext:value-type="float">
            <text:p>1300</text:p>
          </table:table-cell>
          <table:table-cell table:style-name="ce6" office:value-type="float" office:value="170" calcext:value-type="float">
            <text:p>170</text:p>
          </table:table-cell>
          <table:table-cell table:style-name="ce35" office:value-type="float" office:value="85" calcext:value-type="float">
            <text:p>85</text:p>
          </table:table-cell>
          <table:table-cell table:style-name="ce52" table:formula="of:=[.H129]/[.F129]" office:value-type="float" office:value="157.0905285191" calcext:value-type="float">
            <text:p>157</text:p>
          </table:table-cell>
          <table:table-cell table:style-name="ce51" table:formula="of:=([.H111]/([.D111]*[.C111]) * ([.C129]*[.D129]) * [.E129]) /[.E111]" office:value-type="float" office:value="13352.6949241235" calcext:value-type="float">
            <text:p>13353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09" calcext:value-type="float">
            <text:p>1909</text:p>
          </table:table-cell>
          <table:table-cell table:style-name="ce6" office:value-type="string" calcext:value-type="string">
            <text:p>TGR K Class (2ft gauge)</text:p>
          </table:table-cell>
          <table:table-cell table:style-name="ce17" office:value-type="float" office:value="14.8" calcext:value-type="float">
            <text:p>14.8</text:p>
          </table:table-cell>
          <table:table-cell table:style-name="ce17" office:value-type="float" office:value="628" calcext:value-type="float">
            <text:p>628</text:p>
          </table:table-cell>
          <table:table-cell table:style-name="ce6" office:value-type="float" office:value="195" calcext:value-type="float">
            <text:p>195</text:p>
          </table:table-cell>
          <table:table-cell table:style-name="ce35" office:value-type="float" office:value="72" calcext:value-type="float">
            <text:p>72</text:p>
          </table:table-cell>
          <table:table-cell table:style-name="ce52" table:formula="of:=[.H130]/[.F130]" office:value-type="float" office:value="80.0472701901273" calcext:value-type="float">
            <text:p>80</text:p>
          </table:table-cell>
          <table:table-cell table:style-name="ce51" table:formula="of:=([.H113]/([.D113]*[.C113]) * ([.C130]*[.D130]) * [.E130]) /[.E113]" office:value-type="float" office:value="5763.40345368917" calcext:value-type="float">
            <text:p>5763</text:p>
          </table:table-cell>
          <table:table-cell table:style-name="ce55" office:value-type="string" calcext:value-type="string">
            <text:p>Y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en.wikipedia.org/wiki/TGR_K_class</text:p>
          </table:table-cell>
          <table:table-cell table:style-name="ce16"/>
          <table:table-cell table:style-name="ce6" table:number-columns-repeated="1012"/>
        </table:table-row>
        <table:table-row table:style-name="ro2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MR 483 Class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235" calcext:value-type="float">
            <text:p>1235</text:p>
          </table:table-cell>
          <table:table-cell table:style-name="ce18" office:value-type="float" office:value="175" calcext:value-type="float">
            <text:p>175</text:p>
          </table:table-cell>
          <table:table-cell table:style-name="ce35" office:value-type="float" office:value="78" calcext:value-type="float">
            <text:p>78</text:p>
          </table:table-cell>
          <table:table-cell table:style-name="ce51" table:formula="of:=[.H131]/[.F131]" office:value-type="float" office:value="185.034516765286" calcext:value-type="float">
            <text:p>185</text:p>
          </table:table-cell>
          <table:table-cell table:style-name="ce51" table:formula="of:=([.H102]/([.D102]*[.C102]) * ([.C131]*[.D131]) * [.E131]) /[.E102]" office:value-type="float" office:value="14432.6923076923" calcext:value-type="float">
            <text:p>14433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??</text:p>
          </table:table-cell>
          <table:table-cell table:style-name="ce6" table:number-columns-repeated="1013"/>
        </table:table-row>
        <table:table-row table:style-name="ro3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GWR 4000 “Star” (s'heated)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1840" calcext:value-type="float">
            <text:p>1840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24" calcext:value-type="float">
            <text:p>124</text:p>
          </table:table-cell>
          <table:table-cell table:style-name="ce52" table:formula="of:=[.H132]/[.F132]" office:value-type="float" office:value="441.667176951288" calcext:value-type="float">
            <text:p>442</text:p>
          </table:table-cell>
          <table:table-cell table:style-name="ce51" table:formula="of:=([.H152]/([.D152]*[.C152]) * ([.C132]*[.D132]) * [.E132]) /[.E152]" office:value-type="float" office:value="54766.7299419597" calcext:value-type="float">
            <text:p>54767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9" office:value-type="string" calcext:value-type="string">
            <text:p>http://orion.math.iastate.edu/jdhsmith/term/slgbgw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LNWR George V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1540" calcext:value-type="float">
            <text:p>154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92" calcext:value-type="float">
            <text:p>92</text:p>
          </table:table-cell>
          <table:table-cell table:style-name="ce52" table:formula="of:=[.H133]/[.F133]" office:value-type="float" office:value="307.98684266735" calcext:value-type="float">
            <text:p>308</text:p>
          </table:table-cell>
          <table:table-cell table:style-name="ce51" table:formula="of:=([.H177]/([.D177]*[.C177]) * ([.C133]*[.D133]) * [.E133]) /[.E177]" office:value-type="float" office:value="28334.7895253962" calcext:value-type="float">
            <text:p>28335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300" calcext:value-type="float">
            <text:p>300</text:p>
          </table:table-cell>
          <table:table-cell table:style-name="ce69" office:value-type="string" calcext:value-type="string">
            <text:p>orion.math.iastate.edu/jdhsmith/term/slgblnwr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FR Double Fairlie (s'heated)</text:p>
          </table:table-cell>
          <table:table-cell table:style-name="ce20" office:value-type="float" office:value="11.2" calcext:value-type="float">
            <text:p>11.2</text:p>
          </table:table-cell>
          <table:table-cell table:style-name="ce20" office:value-type="float" office:value="713" calcext:value-type="float">
            <text:p>713</text:p>
          </table:table-cell>
          <table:table-cell table:style-name="ce6" office:value-type="float" office:value="160" calcext:value-type="float">
            <text:p>160</text:p>
          </table:table-cell>
          <table:table-cell table:style-name="ce32" office:value-type="float" office:value="41" calcext:value-type="float">
            <text:p>41</text:p>
          </table:table-cell>
          <table:table-cell table:style-name="ce52" table:formula="of:=[.H134]/[.F134]" office:value-type="float" office:value="114.020159389742" calcext:value-type="float">
            <text:p>114</text:p>
          </table:table-cell>
          <table:table-cell table:style-name="ce51" table:formula="of:=([.H165]/([.D165]*[.C165]) * ([.C134]*[.D134]) * [.E134]) /[.E165]" office:value-type="float" office:value="4674.82653497942" calcext:value-type="float">
            <text:p>4675</text:p>
          </table:table-cell>
          <table:table-cell table:style-name="ce6" office:value-type="string" calcext:value-type="string">
            <text:p>N</text:p>
          </table:table-cell>
          <table:table-cell table:style-name="ce18" office:value-type="float" office:value="100" calcext:value-type="float">
            <text:p>100</text:p>
          </table:table-cell>
          <table:table-cell table:style-name="ce69" office:value-type="string" calcext:value-type="string">
            <text:p>http://www.festipedia.org.uk/wiki/Earl_Of_Merioneth_II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FR Single Fairle (s' heated)</text:p>
          </table:table-cell>
          <table:table-cell table:number-columns-repeated="2" table:style-name="ce16" office:value-type="string" calcext:value-type="string">
            <text:p>Not available</text:p>
          </table:table-cell>
          <table:table-cell table:style-name="ce18" office:value-type="float" office:value="160" calcext:value-type="float">
            <text:p>160</text:p>
          </table:table-cell>
          <table:table-cell table:style-name="ce36" office:value-type="float" office:value="20" calcext:value-type="float">
            <text:p>20</text:p>
          </table:table-cell>
          <table:table-cell table:style-name="ce52" table:formula="of:=[.H135]/[.F135]" office:value-type="float" office:value="85.8494379108875" calcext:value-type="float">
            <text:p>86</text:p>
          </table:table-cell>
          <table:table-cell table:style-name="ce51" table:formula="of:=([.H134]/[.H53])*[.H64]" office:value-type="float" office:value="1716.98875821775" calcext:value-type="float">
            <text:p>1717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50" calcext:value-type="float">
            <text:p>50</text:p>
          </table:table-cell>
          <table:table-cell table:style-name="ce69" office:value-type="string" calcext:value-type="string">
            <text:p>http://www.festipedia.org.uk/wiki/Taliesin_III 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LBSCR J Class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1586" calcext:value-type="float">
            <text:p>1586</text:p>
          </table:table-cell>
          <table:table-cell table:style-name="ce6" office:value-type="float" office:value="170" calcext:value-type="float">
            <text:p>170</text:p>
          </table:table-cell>
          <table:table-cell table:style-name="ce36" office:value-type="float" office:value="84" calcext:value-type="float">
            <text:p>84</text:p>
          </table:table-cell>
          <table:table-cell table:style-name="ce52" table:formula="of:=[.H136]/[.F136]" office:value-type="float" office:value="383.487637030121" calcext:value-type="float">
            <text:p>383</text:p>
          </table:table-cell>
          <table:table-cell table:style-name="ce51" table:formula="of:=([.H177]/([.D177]*[.C177]) * ([.C136]*[.D136]) * [.E136]) /[.E177]" office:value-type="float" office:value="32212.9615105301" calcext:value-type="float">
            <text:p>32213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357" calcext:value-type="float">
            <text:p>357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LNWR PoW Tank</text:p>
          </table:table-cell>
          <table:table-cell table:style-name="ce21" office:value-type="float" office:value="23.9" calcext:value-type="float">
            <text:p>23.9</text:p>
          </table:table-cell>
          <table:table-cell table:style-name="ce21" office:value-type="float" office:value="1333.5" calcext:value-type="float">
            <text:p>1333.5</text:p>
          </table:table-cell>
          <table:table-cell table:style-name="ce6" office:value-type="float" office:value="175" calcext:value-type="float">
            <text:p>175</text:p>
          </table:table-cell>
          <table:table-cell table:style-name="ce36" office:value-type="float" office:value="102" calcext:value-type="float">
            <text:p>102</text:p>
          </table:table-cell>
          <table:table-cell table:style-name="ce52" table:formula="of:=[.H137]/[.F137]" office:value-type="float" office:value="261.316804346242" calcext:value-type="float">
            <text:p>261</text:p>
          </table:table-cell>
          <table:table-cell table:style-name="ce51" table:formula="of:=([.H177]/([.D177]*[.C177]) * ([.C137]*[.D137]) * [.E137]) /[.E177]" office:value-type="float" office:value="26654.3140433167" calcext:value-type="float">
            <text:p>26654</text:p>
          </table:table-cell>
          <table:table-cell table:style-name="ce6" office:value-type="string" calcext:value-type="string">
            <text:p>N</text:p>
          </table:table-cell>
          <table:table-cell table:style-name="ce18" office:value-type="float" office:value="350" calcext:value-type="float">
            <text:p>350</text:p>
          </table:table-cell>
          <table:table-cell table:style-name="ce69" office:value-type="string" calcext:value-type="string">
            <text:p>http://www.lnwrs.org.uk/PassLocos/PassLoco.php?loco=15a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11" calcext:value-type="float">
            <text:p>1911</text:p>
          </table:table-cell>
          <table:table-cell table:style-name="ce6" office:value-type="string" calcext:value-type="string">
            <text:p>LBSCR H2 Class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2050" calcext:value-type="float">
            <text:p>2050</text:p>
          </table:table-cell>
          <table:table-cell table:style-name="ce6" office:value-type="float" office:value="170" calcext:value-type="float">
            <text:p>170</text:p>
          </table:table-cell>
          <table:table-cell table:style-name="ce36" office:value-type="float" office:value="92" calcext:value-type="float">
            <text:p>92</text:p>
          </table:table-cell>
          <table:table-cell table:style-name="ce52" table:formula="of:=[.H138]/[.F138]" office:value-type="float" office:value="575.346339206634" calcext:value-type="float">
            <text:p>575</text:p>
          </table:table-cell>
          <table:table-cell table:style-name="ce51" table:formula="of:=([.H152]/([.D152]*[.C152]) * ([.C138]*[.D138]) * [.E138]) /[.E152]" office:value-type="float" office:value="52931.8632070104" calcext:value-type="float">
            <text:p>52932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460" calcext:value-type="float">
            <text:p>460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11" calcext:value-type="float">
            <text:p>1911</text:p>
          </table:table-cell>
          <table:table-cell table:style-name="ce6" office:value-type="string" calcext:value-type="string">
            <text:p>LNWR Prince of Wales Class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1575" calcext:value-type="float">
            <text:p>1575</text:p>
          </table:table-cell>
          <table:table-cell table:style-name="ce6" office:value-type="float" office:value="175" calcext:value-type="float">
            <text:p>175</text:p>
          </table:table-cell>
          <table:table-cell table:style-name="ce36" office:value-type="float" office:value="97" calcext:value-type="float">
            <text:p>97</text:p>
          </table:table-cell>
          <table:table-cell table:style-name="ce52" table:formula="of:=[.H139]/[.F139]" office:value-type="float" office:value="339.488777115859" calcext:value-type="float">
            <text:p>339</text:p>
          </table:table-cell>
          <table:table-cell table:style-name="ce51" table:formula="of:=([.H177]/([.D177]*[.C177]) * ([.C139]*[.D139]) * [.E139]) /[.E177]" office:value-type="float" office:value="32930.4113802384" calcext:value-type="float">
            <text:p>32930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300" calcext:value-type="float">
            <text:p>300</text:p>
          </table:table-cell>
          <table:table-cell table:style-name="ce69" office:value-type="string" calcext:value-type="string">
            <text:p>http://orion.math.iastate.edu/jdhsmith/term/slgblnwr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11" calcext:value-type="float">
            <text:p>1911</text:p>
          </table:table-cell>
          <table:table-cell table:style-name="ce6" office:value-type="string" calcext:value-type="string">
            <text:p>LBSCR A1X Class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489" calcext:value-type="float">
            <text:p>489</text:p>
          </table:table-cell>
          <table:table-cell table:style-name="ce6" office:value-type="float" office:value="150" calcext:value-type="float">
            <text:p>150</text:p>
          </table:table-cell>
          <table:table-cell table:style-name="ce36" office:value-type="float" office:value="48" calcext:value-type="float">
            <text:p>48</text:p>
          </table:table-cell>
          <table:table-cell table:style-name="ce52" table:formula="of:=[.H140]/[.F140]" office:value-type="float" office:value="48.5939198164473" calcext:value-type="float">
            <text:p>49</text:p>
          </table:table-cell>
          <table:table-cell table:style-name="ce51" table:formula="of:=([.H111]/([.D111]*[.C111]) * ([.C140]*[.D140]) * [.E140]) /[.E111]" office:value-type="float" office:value="2332.50815118947" calcext:value-type="float">
            <text:p>2333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11" calcext:value-type="float">
            <text:p>1911</text:p>
          </table:table-cell>
          <table:table-cell table:style-name="ce6" office:value-type="string" calcext:value-type="string">
            <text:p>MR 3835 Class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1160" calcext:value-type="float">
            <text:p>1160</text:p>
          </table:table-cell>
          <table:table-cell table:style-name="ce6" office:value-type="float" office:value="175" calcext:value-type="float">
            <text:p>175</text:p>
          </table:table-cell>
          <table:table-cell table:style-name="ce36" office:value-type="float" office:value="109" calcext:value-type="float">
            <text:p>109</text:p>
          </table:table-cell>
          <table:table-cell table:style-name="ce52" table:formula="of:=[.H141]/[.F141]" office:value-type="float" office:value="186.907778353891" calcext:value-type="float">
            <text:p>187</text:p>
          </table:table-cell>
          <table:table-cell table:style-name="ce51" table:formula="of:=([.H177]/([.D177]*[.C177]) * ([.C141]*[.D141]) * [.E141]) /[.E177]" office:value-type="float" office:value="20372.9478405741" calcext:value-type="float">
            <text:p>20373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255" calcext:value-type="float">
            <text:p>255</text:p>
          </table:table-cell>
          <table:table-cell table:style-name="ce69" office:value-type="string" calcext:value-type="string">
            <text:p>http://orion.math.iastate.edu/jdhsmith/term/slgbmr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12" calcext:value-type="float">
            <text:p>1912</text:p>
          </table:table-cell>
          <table:table-cell table:style-name="ce6" office:value-type="string" calcext:value-type="string">
            <text:p>LNWR G1 Class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1770" calcext:value-type="float">
            <text:p>1770</text:p>
          </table:table-cell>
          <table:table-cell table:style-name="ce6" office:value-type="float" office:value="160" calcext:value-type="float">
            <text:p>160</text:p>
          </table:table-cell>
          <table:table-cell table:style-name="ce36" office:value-type="float" office:value="114" calcext:value-type="float">
            <text:p>114</text:p>
          </table:table-cell>
          <table:table-cell table:style-name="ce52" table:formula="of:=[.H142]/[.F142]" office:value-type="float" office:value="284.930001281558" calcext:value-type="float">
            <text:p>285</text:p>
          </table:table-cell>
          <table:table-cell table:style-name="ce51" table:formula="of:=([.H177]/([.D177]*[.C177]) * ([.C142]*[.D142]) * [.E142]) /[.E177]" office:value-type="float" office:value="32482.0201460977" calcext:value-type="float">
            <text:p>32482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380" calcext:value-type="float">
            <text:p>380</text:p>
          </table:table-cell>
          <table:table-cell table:style-name="ce69" office:value-type="string" calcext:value-type="string">
            <text:p>http://orion.math.iastate.edu/jdhsmith/term/slgblnwr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13" calcext:value-type="float">
            <text:p>1913</text:p>
          </table:table-cell>
          <table:table-cell table:style-name="ce6" office:value-type="string" calcext:value-type="string">
            <text:p>LBSCR K Class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1294" calcext:value-type="float">
            <text:p>1294</text:p>
          </table:table-cell>
          <table:table-cell table:style-name="ce6" office:value-type="float" office:value="170" calcext:value-type="float">
            <text:p>170</text:p>
          </table:table-cell>
          <table:table-cell table:style-name="ce36" office:value-type="float" office:value="118" calcext:value-type="float">
            <text:p>118</text:p>
          </table:table-cell>
          <table:table-cell table:style-name="ce52" table:formula="of:=[.H143]/[.F143]" office:value-type="float" office:value="228.346260751148" calcext:value-type="float">
            <text:p>228</text:p>
          </table:table-cell>
          <table:table-cell table:style-name="ce51" table:formula="of:=([.H152]/([.D152]*[.C152]) * ([.C143]*[.D143]) * [.E143]) /[.E152]" office:value-type="float" office:value="26944.8587686355" calcext:value-type="float">
            <text:p>26945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279" calcext:value-type="float">
            <text:p>279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13" calcext:value-type="float">
            <text:p>1913</text:p>
          </table:table-cell>
          <table:table-cell table:style-name="ce6" office:value-type="string" calcext:value-type="string">
            <text:p>LNWR Claughton Class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1815" calcext:value-type="float">
            <text:p>1815</text:p>
          </table:table-cell>
          <table:table-cell table:style-name="ce6" office:value-type="float" office:value="175" calcext:value-type="float">
            <text:p>175</text:p>
          </table:table-cell>
          <table:table-cell table:style-name="ce36" office:value-type="float" office:value="120" calcext:value-type="float">
            <text:p>120</text:p>
          </table:table-cell>
          <table:table-cell table:style-name="ce52" table:formula="of:=[.H144]/[.F144]" office:value-type="float" office:value="402.020159041766" calcext:value-type="float">
            <text:p>402</text:p>
          </table:table-cell>
          <table:table-cell table:style-name="ce51" table:formula="of:=([.H152]/([.D152]*[.C152]) * ([.C144]*[.D144]) * [.E144]) /[.E152]" office:value-type="float" office:value="48242.419085012" calcext:value-type="float">
            <text:p>48242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415" calcext:value-type="float">
            <text:p>415</text:p>
          </table:table-cell>
          <table:table-cell table:style-name="ce69" office:value-type="string" calcext:value-type="string">
            <text:p>http://orion.math.iastate.edu/jdhsmith/term/slgblnwr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14" calcext:value-type="float">
            <text:p>1914</text:p>
          </table:table-cell>
          <table:table-cell table:style-name="ce6" office:value-type="string" calcext:value-type="string">
            <text:p>LBSCR L Class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1687" calcext:value-type="float">
            <text:p>1687</text:p>
          </table:table-cell>
          <table:table-cell table:style-name="ce6" office:value-type="float" office:value="170" calcext:value-type="float">
            <text:p>170</text:p>
          </table:table-cell>
          <table:table-cell table:style-name="ce36" office:value-type="float" office:value="108" calcext:value-type="float">
            <text:p>108</text:p>
          </table:table-cell>
          <table:table-cell table:style-name="ce52" table:formula="of:=[.H145]/[.F145]" office:value-type="float" office:value="342.643543936093" calcext:value-type="float">
            <text:p>343</text:p>
          </table:table-cell>
          <table:table-cell table:style-name="ce51" table:formula="of:=([.H177]/([.D177]*[.C177]) * ([.C145]*[.D145]) * [.E145]) /[.E177]" office:value-type="float" office:value="37005.502745098" calcext:value-type="float">
            <text:p>37006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383" calcext:value-type="float">
            <text:p>383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5" calcext:value-type="float">
            <text:p>1915</text:p>
          </table:table-cell>
          <table:table-cell table:style-name="ce6" office:value-type="string" calcext:value-type="string">
            <text:p>Metropolitan G Class</text:p>
          </table:table-cell>
          <table:table-cell table:style-name="ce21" office:value-type="float" office:value="21.4" calcext:value-type="float">
            <text:p>21.4</text:p>
          </table:table-cell>
          <table:table-cell table:style-name="ce21" office:value-type="float" office:value="1180" calcext:value-type="float">
            <text:p>1180</text:p>
          </table:table-cell>
          <table:table-cell table:style-name="ce6" office:value-type="float" office:value="160" calcext:value-type="float">
            <text:p>160</text:p>
          </table:table-cell>
          <table:table-cell table:style-name="ce36" office:value-type="float" office:value="91" calcext:value-type="float">
            <text:p>91</text:p>
          </table:table-cell>
          <table:table-cell table:style-name="ce52" table:formula="of:=[.H146]/[.F146]" office:value-type="float" office:value="162.447239731104" calcext:value-type="float">
            <text:p>162</text:p>
          </table:table-cell>
          <table:table-cell table:style-name="ce51" table:formula="of:=([.H165]/([.D165]*[.C165]) * ([.C146]*[.D146]) * [.E146]) /[.E165]" office:value-type="float" office:value="14782.6988155305" calcext:value-type="float">
            <text:p>14783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197" calcext:value-type="float">
            <text:p>197</text:p>
          </table:table-cell>
          <table:table-cell table:style-name="ce69" office:value-type="string" calcext:value-type="string">
            <text:p>http://en.wikipedia.org/wiki/Metropolitan_Railway_G_Class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18" calcext:value-type="float">
            <text:p>1918</text:p>
          </table:table-cell>
          <table:table-cell table:style-name="ce6" office:value-type="string" calcext:value-type="string">
            <text:p>LSWR N15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1880" calcext:value-type="float">
            <text:p>1880</text:p>
          </table:table-cell>
          <table:table-cell table:style-name="ce6" office:value-type="float" office:value="180" calcext:value-type="float">
            <text:p>180</text:p>
          </table:table-cell>
          <table:table-cell table:style-name="ce36" office:value-type="float" office:value="119" calcext:value-type="float">
            <text:p>119</text:p>
          </table:table-cell>
          <table:table-cell table:style-name="ce52" table:formula="of:=[.H147]/[.F147]" office:value-type="float" office:value="407.702325220746" calcext:value-type="float">
            <text:p>408</text:p>
          </table:table-cell>
          <table:table-cell table:style-name="ce51" table:formula="of:=([.H177]/([.D177]*[.C177]) * ([.C147]*[.D147]) * [.E147]) /[.E177]" office:value-type="float" office:value="48516.5767012687" calcext:value-type="float">
            <text:p>48517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310" calcext:value-type="float">
            <text:p>310</text:p>
          </table:table-cell>
          <table:table-cell table:style-name="ce69" office:value-type="string" calcext:value-type="string">
            <text:p>http://orion.math.iastate.edu/jdhsmith/term/slgblswr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20" calcext:value-type="float">
            <text:p>1920</text:p>
          </table:table-cell>
          <table:table-cell table:style-name="ce6" office:value-type="string" calcext:value-type="string">
            <text:p>MR 2000 Class (superheated)</text:p>
          </table:table-cell>
          <table:table-cell table:style-name="ce21" office:value-type="float" office:value="21.1" calcext:value-type="float">
            <text:p>21.1</text:p>
          </table:table-cell>
          <table:table-cell table:style-name="ce21" office:value-type="float" office:value="1167.25" calcext:value-type="float">
            <text:p>1167.25</text:p>
          </table:table-cell>
          <table:table-cell table:style-name="ce6" office:value-type="float" office:value="175" calcext:value-type="float">
            <text:p>175</text:p>
          </table:table-cell>
          <table:table-cell table:style-name="ce36" office:value-type="float" office:value="88" calcext:value-type="float">
            <text:p>88</text:p>
          </table:table-cell>
          <table:table-cell table:style-name="ce52" table:formula="of:=[.H148]/[.F148]" office:value-type="float" office:value="209.584645962137" calcext:value-type="float">
            <text:p>210</text:p>
          </table:table-cell>
          <table:table-cell table:style-name="ce51" table:formula="of:=((([.H165]/([.D165]*[.C165])*([.C148]*[.D148])*[.E148])/[.E165])+(([.H152]/([.D152]*[.C152])*([.C148]*[.D148])*[.E148])/[.E152]))/2" office:value-type="float" office:value="18443.448844668" calcext:value-type="float">
            <text:p>18443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252.75" calcext:value-type="float">
            <text:p>252.75</text:p>
          </table:table-cell>
          <table:table-cell table:style-name="ce69" office:value-type="string" calcext:value-type="string">
            <text:p>http://orion.math.iastate.edu/jdhsmith/term/slgbmr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20" calcext:value-type="float">
            <text:p>1920</text:p>
          </table:table-cell>
          <table:table-cell table:style-name="ce6" office:value-type="string" calcext:value-type="string">
            <text:p>Metropolitan H Class</text:p>
          </table:table-cell>
          <table:table-cell table:style-name="ce21" office:value-type="float" office:value="21.4" calcext:value-type="float">
            <text:p>21.4</text:p>
          </table:table-cell>
          <table:table-cell table:style-name="ce21" office:value-type="float" office:value="1180" calcext:value-type="float">
            <text:p>1180</text:p>
          </table:table-cell>
          <table:table-cell table:style-name="ce6" office:value-type="float" office:value="160" calcext:value-type="float">
            <text:p>160</text:p>
          </table:table-cell>
          <table:table-cell table:style-name="ce36" office:value-type="float" office:value="82" calcext:value-type="float">
            <text:p>82</text:p>
          </table:table-cell>
          <table:table-cell table:style-name="ce52" table:formula="of:=[.H149]/[.F149]" office:value-type="float" office:value="241.409644291595" calcext:value-type="float">
            <text:p>241</text:p>
          </table:table-cell>
          <table:table-cell table:style-name="ce51" table:formula="of:=([.H153]/([.D153]*[.C153]) * ([.C149]*[.D149]) * [.E149]) /[.E153]" office:value-type="float" office:value="19795.5908319108" calcext:value-type="float">
            <text:p>19796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164" calcext:value-type="float">
            <text:p>164</text:p>
          </table:table-cell>
          <table:table-cell table:style-name="ce69" office:value-type="string" calcext:value-type="string">
            <text:p>http://en.wikipedia.org/wiki/Metropolitan_Railway_H_Class</text:p>
          </table:table-cell>
          <table:table-cell table:style-name="ce16"/>
          <table:table-cell table:style-name="ce6" table:number-columns-repeated="1012"/>
        </table:table-row>
        <table:table-row table:style-name="ro2">
          <table:table-cell table:style-name="ce6" office:value-type="float" office:value="1922" calcext:value-type="float">
            <text:p>1922</text:p>
          </table:table-cell>
          <table:table-cell table:style-name="ce6" office:value-type="string" calcext:value-type="string">
            <text:p>LNER A1 Class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2930" calcext:value-type="float">
            <text:p>2930</text:p>
          </table:table-cell>
          <table:table-cell table:style-name="ce6" office:value-type="float" office:value="180" calcext:value-type="float">
            <text:p>180</text:p>
          </table:table-cell>
          <table:table-cell table:style-name="ce36" office:value-type="float" office:value="133" calcext:value-type="float">
            <text:p>133</text:p>
          </table:table-cell>
          <table:table-cell table:style-name="ce52" table:formula="of:=[.H150]/[.F150]" office:value-type="float" office:value="668.628780494927" calcext:value-type="float">
            <text:p>669</text:p>
          </table:table-cell>
          <table:table-cell table:style-name="ce51" table:formula="of:=([.H182]/([.D182]*[.C182]) * ([.C150]*[.D150]) * [.E150]) /[.E182]" office:value-type="float" office:value="88927.6278058252" calcext:value-type="float">
            <text:p>88928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525" calcext:value-type="float">
            <text:p>525</text:p>
          </table:table-cell>
          <table:table-cell table:style-name="ce69" office:value-type="string" calcext:value-type="string">
            <text:p>http://orion.math.iastate.edu/jdhsmith/term/slgbln1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22" calcext:value-type="float">
            <text:p>1922</text:p>
          </table:table-cell>
          <table:table-cell table:style-name="ce6" office:value-type="string" calcext:value-type="string">
            <text:p>SR “King Arthur”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1880" calcext:value-type="float">
            <text:p>1880</text:p>
          </table:table-cell>
          <table:table-cell table:style-name="ce6" office:value-type="float" office:value="200" calcext:value-type="float">
            <text:p>200</text:p>
          </table:table-cell>
          <table:table-cell table:style-name="ce36" office:value-type="float" office:value="106" calcext:value-type="float">
            <text:p>106</text:p>
          </table:table-cell>
          <table:table-cell table:style-name="ce52" table:formula="of:=[.H151]/[.F151]" office:value-type="float" office:value="474.655537259093" calcext:value-type="float">
            <text:p>475</text:p>
          </table:table-cell>
          <table:table-cell table:style-name="ce51" table:formula="of:=([.H177]/([.D177]*[.C177]) * ([.C151]*[.D151]) * [.E151]) /[.E177]" office:value-type="float" office:value="50313.4869494639" calcext:value-type="float">
            <text:p>50313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335" calcext:value-type="float">
            <text:p>335</text:p>
          </table:table-cell>
          <table:table-cell table:style-name="ce69" office:value-type="string" calcext:value-type="string">
            <text:p>http://orion.math.iastate.edu/jdhsmith/term/slgbsr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22" calcext:value-type="float">
            <text:p>1922</text:p>
          </table:table-cell>
          <table:table-cell table:style-name="ce6" office:value-type="string" calcext:value-type="string">
            <text:p>LBSCR B4x Class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1294" calcext:value-type="float">
            <text:p>1294</text:p>
          </table:table-cell>
          <table:table-cell table:style-name="ce6" office:value-type="float" office:value="180" calcext:value-type="float">
            <text:p>180</text:p>
          </table:table-cell>
          <table:table-cell table:style-name="ce36" office:value-type="float" office:value="87" calcext:value-type="float">
            <text:p>87</text:p>
          </table:table-cell>
          <table:table-cell table:style-name="ce52" table:formula="of:=[.H152]/[.F152]" office:value-type="float" office:value="327.929315642623" calcext:value-type="float">
            <text:p>328</text:p>
          </table:table-cell>
          <table:table-cell table:style-name="ce51" table:formula="of:=([.H153]/([.D153]*[.C153]) * ([.C152]*[.D152]) * [.E152]) /[.E153]" office:value-type="float" office:value="28529.8504609082" calcext:value-type="float">
            <text:p>28530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79" calcext:value-type="float">
            <text:p>279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4" office:value-type="float" office:value="1923" calcext:value-type="float">
            <text:p>1923</text:p>
          </table:table-cell>
          <table:table-cell table:style-name="ce4" office:value-type="string" calcext:value-type="string">
            <text:p>GWR 4073 “Castle” Class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2020" calcext:value-type="float">
            <text:p>2020</text:p>
          </table:table-cell>
          <table:table-cell table:style-name="ce4" office:value-type="float" office:value="225" calcext:value-type="float">
            <text:p>225</text:p>
          </table:table-cell>
          <table:table-cell table:style-name="ce39" office:value-type="float" office:value="141" calcext:value-type="float">
            <text:p>141</text:p>
          </table:table-cell>
          <table:table-cell table:style-name="ce53" office:value-type="float" office:value="458" calcext:value-type="float">
            <text:p>458</text:p>
          </table:table-cell>
          <table:table-cell table:style-name="ce43" table:formula="of:=[.G153]*[.F153]" office:value-type="float" office:value="64578" calcext:value-type="float">
            <text:p>64578</text:p>
          </table:table-cell>
          <table:table-cell table:style-name="ce4" office:value-type="string" calcext:value-type="string">
            <text:p>N</text:p>
          </table:table-cell>
          <table:table-cell table:style-name="ce59" office:value-type="float" office:value="265" calcext:value-type="float">
            <text:p>265</text:p>
          </table:table-cell>
          <table:table-cell table:style-name="ce72" office:value-type="string" calcext:value-type="string">
            <text:p>http://orion.math.iastate.edu/jdhsmith/term/slgbgw.htm</text:p>
          </table:table-cell>
          <table:table-cell table:style-name="ce10"/>
          <table:table-cell table:style-name="ce4" table:number-columns-repeated="1010"/>
          <table:table-cell table:number-columns-repeated="2"/>
        </table:table-row>
        <table:table-row table:style-name="ro1">
          <table:table-cell table:style-name="ce6" office:value-type="float" office:value="1924" calcext:value-type="float">
            <text:p>1924</text:p>
          </table:table-cell>
          <table:table-cell table:style-name="ce6" office:value-type="string" calcext:value-type="string">
            <text:p>LMS 4P</text:p>
          </table:table-cell>
          <table:table-cell table:style-name="ce21" office:value-type="float" office:value="28.5" calcext:value-type="float">
            <text:p>28.5</text:p>
          </table:table-cell>
          <table:table-cell table:style-name="ce21" table:formula="of:=147+1170" office:value-type="float" office:value="1317" calcext:value-type="float">
            <text:p>1317</text:p>
          </table:table-cell>
          <table:table-cell table:style-name="ce6" office:value-type="float" office:value="200" calcext:value-type="float">
            <text:p>200</text:p>
          </table:table-cell>
          <table:table-cell table:style-name="ce36" office:value-type="float" office:value="101" calcext:value-type="float">
            <text:p>101</text:p>
          </table:table-cell>
          <table:table-cell table:style-name="ce45" table:formula="of:=[.H154]/[.F154]" office:value-type="float" office:value="355.203958873396" calcext:value-type="float">
            <text:p>355</text:p>
          </table:table-cell>
          <table:table-cell table:formula="of:=([.H177]/([.D177]*[.C177]) * ([.C154]*[.D154]) * [.E154]) /[.E177]" office:value-type="float" office:value="35875.599846213" calcext:value-type="float">
            <text:p>35876</text:p>
          </table:table-cell>
          <table:table-cell table:style-name="ce55" office:value-type="string" calcext:value-type="string">
            <text:p>Y</text:p>
          </table:table-cell>
          <table:table-cell table:style-name="ce58" office:value-type="float" office:value="272" calcext:value-type="float">
            <text:p>272</text:p>
          </table:table-cell>
          <table:table-cell table:style-name="ce69" office:value-type="string" calcext:value-type="string">
            <text:p>http://en.wikipedia.org/wiki/LMS_Compound_4-4-0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4" calcext:value-type="float">
            <text:p>1924</text:p>
          </table:table-cell>
          <table:table-cell table:style-name="ce6" office:value-type="string" calcext:value-type="string">
            <text:p>LMS 3F “Jinty”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967" calcext:value-type="float">
            <text:p>967</text:p>
          </table:table-cell>
          <table:table-cell table:style-name="ce6" office:value-type="float" office:value="160" calcext:value-type="float">
            <text:p>160</text:p>
          </table:table-cell>
          <table:table-cell table:style-name="ce36" office:value-type="float" office:value="93" calcext:value-type="float">
            <text:p>93</text:p>
          </table:table-cell>
          <table:table-cell table:style-name="ce45" table:formula="of:=[.H155]/[.F155]" office:value-type="float" office:value="127.210228140358" calcext:value-type="float">
            <text:p>127</text:p>
          </table:table-cell>
          <table:table-cell table:formula="of:=([.H141]/([.D141]*[.C141]) * ([.C155]*[.D155]) * [.E155]) /[.E141]" office:value-type="float" office:value="11830.5512170533" calcext:value-type="float">
            <text:p>11831</text:p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0" calcext:value-type="float">
            <text:p>0</text:p>
          </table:table-cell>
          <table:table-cell table:style-name="ce69" office:value-type="string" calcext:value-type="string">
            <text:p>http://en.wikipedia.org/wiki/LMS_Fowler_Class_3F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3">
          <table:table-cell table:style-name="ce6" office:value-type="float" office:value="1926" calcext:value-type="float">
            <text:p>1926</text:p>
          </table:table-cell>
          <table:table-cell table:style-name="ce6" office:value-type="string" calcext:value-type="string">
            <text:p>LMS “Crab”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1505" calcext:value-type="float">
            <text:p>1505</text:p>
          </table:table-cell>
          <table:table-cell table:style-name="ce6" office:value-type="float" office:value="180" calcext:value-type="float">
            <text:p>180</text:p>
          </table:table-cell>
          <table:table-cell table:style-name="ce36" office:value-type="float" office:value="118" calcext:value-type="float">
            <text:p>118</text:p>
          </table:table-cell>
          <table:table-cell table:style-name="ce45" table:formula="of:=[.H156]/[.F156]" office:value-type="float" office:value="307.20166819802" calcext:value-type="float">
            <text:p>307</text:p>
          </table:table-cell>
          <table:table-cell table:formula="of:=([.H177]/([.D177]*[.C177]) * ([.C156]*[.D156]) * [.E156]) /[.E177]" office:value-type="float" office:value="36249.7968473664" calcext:value-type="float">
            <text:p>36250</text:p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310" calcext:value-type="float">
            <text:p>310</text:p>
          </table:table-cell>
          <table:table-cell table:style-name="ce69" office:value-type="string" calcext:value-type="string">
            <text:p>http://orion.math.iastate.edu/jdhsmith/term/slgblms.htm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3">
          <table:table-cell table:style-name="ce6" office:value-type="float" office:value="1926" calcext:value-type="float">
            <text:p>1926</text:p>
          </table:table-cell>
          <table:table-cell table:style-name="ce6" office:value-type="string" calcext:value-type="string">
            <text:p>SR “Lord Nelson”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1990" calcext:value-type="float">
            <text:p>1990</text:p>
          </table:table-cell>
          <table:table-cell table:style-name="ce6" office:value-type="float" office:value="220" calcext:value-type="float">
            <text:p>220</text:p>
          </table:table-cell>
          <table:table-cell table:style-name="ce36" office:value-type="float" office:value="149" calcext:value-type="float">
            <text:p>149</text:p>
          </table:table-cell>
          <table:table-cell table:style-name="ce45" table:formula="of:=[.H157]/[.F157]" office:value-type="float" office:value="354.765512073692" calcext:value-type="float">
            <text:p>355</text:p>
          </table:table-cell>
          <table:table-cell table:formula="of:=([.H165]/([.D165]*[.C165]) * ([.C157]*[.D157]) * [.E157]) /[.E165]" office:value-type="float" office:value="52860.0612989801" calcext:value-type="float">
            <text:p>52860</text:p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375" calcext:value-type="float">
            <text:p>375</text:p>
          </table:table-cell>
          <table:table-cell table:style-name="ce69" office:value-type="string" calcext:value-type="string">
            <text:p>http://orion.math.iastate.edu/jdhsmith/term/slgbsr.htm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2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SAR NG G16</text:p>
          </table:table-cell>
          <table:table-cell table:style-name="ce21" office:value-type="float" office:value="19.5" calcext:value-type="float">
            <text:p>19.5</text:p>
          </table:table-cell>
          <table:table-cell table:style-name="ce21" office:value-type="float" office:value="921.1" calcext:value-type="float">
            <text:p>921.1</text:p>
          </table:table-cell>
          <table:table-cell table:style-name="ce6" office:value-type="float" office:value="180" calcext:value-type="float">
            <text:p>180</text:p>
          </table:table-cell>
          <table:table-cell table:style-name="ce36" office:value-type="float" office:value="84" calcext:value-type="float">
            <text:p>84</text:p>
          </table:table-cell>
          <table:table-cell table:style-name="ce45" table:formula="of:=[.H158]/[.F158]" office:value-type="float" office:value="183.938717196683" calcext:value-type="float">
            <text:p>184</text:p>
          </table:table-cell>
          <table:table-cell table:formula="of:=([.H177]/([.D177]*[.C177]) * ([.C158]*[.D158]) * [.E158]) /[.E177]" office:value-type="float" office:value="15450.8522445213" calcext:value-type="float">
            <text:p>15451</text:p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149" calcext:value-type="float">
            <text:p>149</text:p>
          </table:table-cell>
          <table:table-cell table:style-name="ce69" office:value-type="string" calcext:value-type="string">
            <text:p>http://en.wikipedia.org/wiki/South_African_Class_NG_G16_2-6-2%2B2-6-2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2200" calcext:value-type="float">
            <text:p>2200</text:p>
          </table:table-cell>
          <table:table-cell table:style-name="ce6" office:value-type="float" office:value="250" calcext:value-type="float">
            <text:p>250</text:p>
          </table:table-cell>
          <table:table-cell table:style-name="ce36" office:value-type="float" office:value="177" calcext:value-type="float">
            <text:p>177</text:p>
          </table:table-cell>
          <table:table-cell table:style-name="ce45" table:formula="of:=[.H159]/[.F159]" office:value-type="float" office:value="517.631915149434" calcext:value-type="float">
            <text:p>518</text:p>
          </table:table-cell>
          <table:table-cell table:formula="of:=([.H152]/([.D152]*[.C152]) * ([.C159]*[.D159]) * [.E159]) /[.E152]" office:value-type="float" office:value="91620.8489814499" calcext:value-type="float">
            <text:p>91621</text:p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290" calcext:value-type="float">
            <text:p>290</text:p>
          </table:table-cell>
          <table:table-cell table:style-name="ce69" office:value-type="string" calcext:value-type="string">
            <text:p>http://orion.math.iastate.edu/jdhsmith/term/slgbgw.htm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LMS 4P Tank (3 cylinder)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1265" calcext:value-type="float">
            <text:p>1265</text:p>
          </table:table-cell>
          <table:table-cell table:style-name="ce6" office:value-type="float" office:value="200" calcext:value-type="float">
            <text:p>200</text:p>
          </table:table-cell>
          <table:table-cell table:style-name="ce36" office:value-type="float" office:value="106" calcext:value-type="float">
            <text:p>106</text:p>
          </table:table-cell>
          <table:table-cell table:style-name="ce45" table:formula="of:=[.H160]/[.F160]" office:value-type="float" office:value="307.976061456769" calcext:value-type="float">
            <text:p>308</text:p>
          </table:table-cell>
          <table:table-cell table:formula="of:=([.H177]/([.D177]*[.C177])*([.C160]*[.D160])*[.E160])/[.E177]" office:value-type="float" office:value="32645.4625144175" calcext:value-type="float">
            <text:p>32645</text:p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185" calcext:value-type="float">
            <text:p>185</text:p>
          </table:table-cell>
          <table:table-cell table:style-name="ce69" office:value-type="string" calcext:value-type="string">
            <text:p>http://orion.math.iastate.edu/jdhsmith/term/slgblms.htm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LMS Garratt</text:p>
          </table:table-cell>
          <table:table-cell table:style-name="ce21" office:value-type="float" office:value="44.5" calcext:value-type="float">
            <text:p>44.5</text:p>
          </table:table-cell>
          <table:table-cell table:style-name="ce21" table:formula="of:=183+1954" office:value-type="float" office:value="2137" calcext:value-type="float">
            <text:p>2137</text:p>
          </table:table-cell>
          <table:table-cell table:style-name="ce6" office:value-type="float" office:value="190" calcext:value-type="float">
            <text:p>190</text:p>
          </table:table-cell>
          <table:table-cell table:style-name="ce36" office:value-type="float" office:value="203" calcext:value-type="float">
            <text:p>203</text:p>
          </table:table-cell>
          <table:table-cell table:style-name="ce45" table:formula="of:=[.H161]/[.F161]" office:value-type="float" office:value="425.363907469381" calcext:value-type="float">
            <text:p>425</text:p>
          </table:table-cell>
          <table:table-cell table:formula="of:=([.H177]/([.D177]*[.C177])*([.C161]*[.D161])*[.E161])/[.E177]" office:value-type="float" office:value="86348.8732162843" calcext:value-type="float">
            <text:p>86349</text:p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466" calcext:value-type="float">
            <text:p>466</text:p>
          </table:table-cell>
          <table:table-cell table:style-name="ce69" office:value-type="string" calcext:value-type="string">
            <text:p>http://en.wikipedia.org/wiki/LMS_Garratt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LMS Royal Scot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2080" calcext:value-type="float">
            <text:p>2080</text:p>
          </table:table-cell>
          <table:table-cell table:style-name="ce6" office:value-type="float" office:value="250" calcext:value-type="float">
            <text:p>250</text:p>
          </table:table-cell>
          <table:table-cell table:style-name="ce36" office:value-type="float" office:value="148" calcext:value-type="float">
            <text:p>148</text:p>
          </table:table-cell>
          <table:table-cell table:style-name="ce45" table:formula="of:=[.H162]/[.F162]" office:value-type="float" office:value="499.409239246638" calcext:value-type="float">
            <text:p>499</text:p>
          </table:table-cell>
          <table:table-cell table:formula="of:=([.H185]/([.D185]*[.C185])*([.C162]*[.D162])*[.E162])/[.E185]" office:value-type="float" office:value="73912.5674085024" calcext:value-type="float">
            <text:p>73913</text:p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400" calcext:value-type="float">
            <text:p>400</text:p>
          </table:table-cell>
          <table:table-cell table:style-name="ce69" office:value-type="string" calcext:value-type="string">
            <text:p>http://orion.math.iastate.edu/jdhsmith/term/slgblms.htm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LNER A3 Class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2690" calcext:value-type="float">
            <text:p>2690</text:p>
          </table:table-cell>
          <table:table-cell table:style-name="ce6" office:value-type="float" office:value="220" calcext:value-type="float">
            <text:p>220</text:p>
          </table:table-cell>
          <table:table-cell table:style-name="ce36" office:value-type="float" office:value="146" calcext:value-type="float">
            <text:p>146</text:p>
          </table:table-cell>
          <table:table-cell table:style-name="ce45" table:formula="of:=[.H163]/[.F163]" office:value-type="float" office:value="683.468788934699" calcext:value-type="float">
            <text:p>683</text:p>
          </table:table-cell>
          <table:table-cell table:formula="of:=([.H182]/([.D182]*[.C182])*([.C163]*[.D163])*[.E163])/[.E182]" office:value-type="float" office:value="99786.443184466" calcext:value-type="float">
            <text:p>99786</text:p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635" calcext:value-type="float">
            <text:p>635</text:p>
          </table:table-cell>
          <table:table-cell table:style-name="ce69" office:value-type="string" calcext:value-type="string">
            <text:p>http://orion.math.iastate.edu/jdhsmith/term/slgbln1.htm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LNER D49 Class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1400" calcext:value-type="float">
            <text:p>1400</text:p>
          </table:table-cell>
          <table:table-cell table:style-name="ce6" office:value-type="float" office:value="180" calcext:value-type="float">
            <text:p>180</text:p>
          </table:table-cell>
          <table:table-cell table:style-name="ce36" office:value-type="float" office:value="96" calcext:value-type="float">
            <text:p>96</text:p>
          </table:table-cell>
          <table:table-cell table:style-name="ce45" table:formula="of:=[.H164]/[.F164]" office:value-type="float" office:value="312.936273302127" calcext:value-type="float">
            <text:p>313</text:p>
          </table:table-cell>
          <table:table-cell table:formula="of:=([.H185]/([.D185]*[.C185])*([.C164]*[.D164])*[.E164])/[.E185]" office:value-type="float" office:value="30041.8822370042" calcext:value-type="float">
            <text:p>30042</text:p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275" calcext:value-type="float">
            <text:p>275</text:p>
          </table:table-cell>
          <table:table-cell table:style-name="ce69" office:value-type="string" calcext:value-type="string">
            <text:p>http://orion.math.iastate.edu/jdhsmith/term/slgbln1.htm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4" office:value-type="float" office:value="1928" calcext:value-type="float">
            <text:p>1928</text:p>
          </table:table-cell>
          <table:table-cell table:style-name="ce4" office:value-type="string" calcext:value-type="string">
            <text:p>GWR 4900 Hall Class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840" calcext:value-type="float">
            <text:p>1840</text:p>
          </table:table-cell>
          <table:table-cell table:style-name="ce4" office:value-type="float" office:value="225" calcext:value-type="float">
            <text:p>225</text:p>
          </table:table-cell>
          <table:table-cell table:style-name="ce30" office:value-type="float" office:value="121" calcext:value-type="float">
            <text:p>121</text:p>
          </table:table-cell>
          <table:table-cell table:style-name="ce43" office:value-type="float" office:value="338" calcext:value-type="float">
            <text:p>338</text:p>
          </table:table-cell>
          <table:table-cell table:style-name="ce43" table:formula="of:=[.G165]*[.F165]" office:value-type="float" office:value="40898" calcext:value-type="float">
            <text:p>40898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65" calcext:value-type="float">
            <text:p>265</text:p>
          </table:table-cell>
          <table:table-cell table:style-name="ce62" office:value-type="string" calcext:value-type="string">
            <text:p>http://orion.math.iastate.edu/jdhsmith/term/slgbgw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8" office:value-type="float" office:value="1928" calcext:value-type="float">
            <text:p>1928</text:p>
          </table:table-cell>
          <table:table-cell table:style-name="ce8" office:value-type="string" calcext:value-type="string">
            <text:p>LMS 2P</text:p>
          </table:table-cell>
          <table:table-cell table:style-name="ce8" office:value-type="float" office:value="21" calcext:value-type="float">
            <text:p>21</text:p>
          </table:table-cell>
          <table:table-cell table:style-name="ce8" table:formula="of:=1034+124" office:value-type="float" office:value="1158" calcext:value-type="float">
            <text:p>1158</text:p>
          </table:table-cell>
          <table:table-cell table:style-name="ce8" office:value-type="float" office:value="180" calcext:value-type="float">
            <text:p>180</text:p>
          </table:table-cell>
          <table:table-cell table:style-name="ce40" office:value-type="float" office:value="79" calcext:value-type="float">
            <text:p>79</text:p>
          </table:table-cell>
          <table:table-cell table:style-name="ce45" table:formula="of:=[.H166]/[.F166]" office:value-type="float" office:value="264.796236695721" calcext:value-type="float">
            <text:p>265</text:p>
          </table:table-cell>
          <table:table-cell table:formula="of:=([.H177]/([.D177]*[.C177])*([.C166]*[.D166])*[.E166])/[.E177]" office:value-type="float" office:value="20918.9026989619" calcext:value-type="float">
            <text:p>20919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52" calcext:value-type="float">
            <text:p>252</text:p>
          </table:table-cell>
          <table:table-cell table:style-name="ce73" office:value-type="string" calcext:value-type="string">
            <text:p>http://en.wikipedia.org/wiki/LMS_Class_2P_4-4-0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28" calcext:value-type="float">
            <text:p>1928</text:p>
          </table:table-cell>
          <table:table-cell table:style-name="ce8" office:value-type="string" calcext:value-type="string">
            <text:p>LNER B17 Class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675" calcext:value-type="float">
            <text:p>1675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100" calcext:value-type="float">
            <text:p>100</text:p>
          </table:table-cell>
          <table:table-cell table:style-name="ce45" table:formula="of:=[.H167]/[.F167]" office:value-type="float" office:value="430.086775615231" calcext:value-type="float">
            <text:p>430</text:p>
          </table:table-cell>
          <table:table-cell table:formula="of:=([.H185]/([.D185]*[.C185])*([.C167]*[.D167])*[.E167])/[.E185]" office:value-type="float" office:value="43008.6775615231" calcext:value-type="float">
            <text:p>43009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43" calcext:value-type="float">
            <text:p>343</text:p>
          </table:table-cell>
          <table:table-cell table:style-name="ce73" office:value-type="string" calcext:value-type="string">
            <text:p>http://orion.math.iastate.edu/jdhsmith/term/slgbln1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29" calcext:value-type="float">
            <text:p>1929</text:p>
          </table:table-cell>
          <table:table-cell table:style-name="ce8" office:value-type="string" calcext:value-type="string">
            <text:p>GWR 57xx Class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115" calcext:value-type="float">
            <text:p>1115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100" calcext:value-type="float">
            <text:p>100</text:p>
          </table:table-cell>
          <table:table-cell table:style-name="ce45" table:formula="of:=[.H168]/[.F168]" office:value-type="float" office:value="159.858105856722" calcext:value-type="float">
            <text:p>160</text:p>
          </table:table-cell>
          <table:table-cell table:formula="of:=([.H200]/([.D200]*[.C200])*([.C168]*[.D168])*[.E168])/[.E200]" office:value-type="float" office:value="15985.8105856722" calcext:value-type="float">
            <text:p>15986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3" office:value-type="string" calcext:value-type="string">
            <text:p>http://orion.math.iastate.edu/jdhsmith/term/slgbgw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29" calcext:value-type="float">
            <text:p>1929</text:p>
          </table:table-cell>
          <table:table-cell table:style-name="ce8" office:value-type="string" calcext:value-type="string">
            <text:p>LMS 7F Class</text:p>
          </table:table-cell>
          <table:table-cell table:style-name="ce8" office:value-type="float" office:value="23.5" calcext:value-type="float">
            <text:p>23.5</text:p>
          </table:table-cell>
          <table:table-cell table:style-name="ce8" table:formula="of:=1434+150" office:value-type="float" office:value="1584" calcext:value-type="float">
            <text:p>1584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132" calcext:value-type="float">
            <text:p>132</text:p>
          </table:table-cell>
          <table:table-cell table:style-name="ce45" table:formula="of:=[.H169]/[.F169]" office:value-type="float" office:value="269.536537229271" calcext:value-type="float">
            <text:p>270</text:p>
          </table:table-cell>
          <table:table-cell table:formula="of:=([.H177]/([.D177]*[.C177])*([.C169]*[.D169])*[.E169])/[.E177]" office:value-type="float" office:value="35578.8229142637" calcext:value-type="float">
            <text:p>35579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53" calcext:value-type="float">
            <text:p>353</text:p>
          </table:table-cell>
          <table:table-cell table:style-name="ce73" office:value-type="string" calcext:value-type="string">
            <text:p>http://en.wikipedia.org/wiki/LMS_Class_7F_0-8-0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0" calcext:value-type="float">
            <text:p>1930</text:p>
          </table:table-cell>
          <table:table-cell table:style-name="ce8" office:value-type="string" calcext:value-type="string">
            <text:p>GWR 14xx Class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955" calcext:value-type="float">
            <text:p>955</text:p>
          </table:table-cell>
          <table:table-cell table:style-name="ce8" office:value-type="float" office:value="165" calcext:value-type="float">
            <text:p>165</text:p>
          </table:table-cell>
          <table:table-cell table:style-name="ce40" office:value-type="float" office:value="62" calcext:value-type="float">
            <text:p>62</text:p>
          </table:table-cell>
          <table:table-cell table:style-name="ce45" table:formula="of:=[.H170]/[.F170]" office:value-type="float" office:value="157.898323638964" calcext:value-type="float">
            <text:p>158</text:p>
          </table:table-cell>
          <table:table-cell table:formula="of:=([.H155]/([.D155]*[.C155])*([.C170]*[.D170])*[.E170])/[.E155]" office:value-type="float" office:value="9789.69606561579" calcext:value-type="float">
            <text:p>979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3" office:value-type="string" calcext:value-type="string">
            <text:p>http://orion.math.iastate.edu/jdhsmith/term/slgbgw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0" calcext:value-type="float">
            <text:p>1930</text:p>
          </table:table-cell>
          <table:table-cell table:style-name="ce8" office:value-type="string" calcext:value-type="string">
            <text:p>LMS Fowler 3P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80" calcext:value-type="float">
            <text:p>880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98" calcext:value-type="float">
            <text:p>98</text:p>
          </table:table-cell>
          <table:table-cell table:style-name="ce45" table:formula="of:=[.H171]/[.F171]" office:value-type="float" office:value="154.489026983342" calcext:value-type="float">
            <text:p>154</text:p>
          </table:table-cell>
          <table:table-cell table:formula="of:=([.H177]/([.D177]*[.C177])*([.C171]*[.D171])*[.E171])/[.E177]" office:value-type="float" office:value="15139.9246443675" calcext:value-type="float">
            <text:p>1514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80" calcext:value-type="float">
            <text:p>80</text:p>
          </table:table-cell>
          <table:table-cell table:style-name="ce73" office:value-type="string" calcext:value-type="string">
            <text:p>http://orion.math.iastate.edu/jdhsmith/term/slgblms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0" calcext:value-type="float">
            <text:p>1930</text:p>
          </table:table-cell>
          <table:table-cell table:style-name="ce8" office:value-type="string" calcext:value-type="string">
            <text:p>LMS “Patriot”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735" calcext:value-type="float">
            <text:p>1735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118" calcext:value-type="float">
            <text:p>118</text:p>
          </table:table-cell>
          <table:table-cell table:style-name="ce45" table:formula="of:=[.H172]/[.F172]" office:value-type="float" office:value="417.986650761902" calcext:value-type="float">
            <text:p>418</text:p>
          </table:table-cell>
          <table:table-cell table:formula="of:=([.H185]/([.D185]*[.C185])*([.C172]*[.D172])*[.E172])/[.E185]" office:value-type="float" office:value="49322.4247899045" calcext:value-type="float">
            <text:p>49322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65" calcext:value-type="float">
            <text:p>365</text:p>
          </table:table-cell>
          <table:table-cell table:style-name="ce73" office:value-type="string" calcext:value-type="string">
            <text:p>http://orion.math.iastate.edu/jdhsmith/term/slgblms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0" calcext:value-type="float">
            <text:p>1930</text:p>
          </table:table-cell>
          <table:table-cell table:style-name="ce8" office:value-type="string" calcext:value-type="string">
            <text:p>SR Class V “Schools”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765" calcext:value-type="float">
            <text:p>1765</text:p>
          </table:table-cell>
          <table:table-cell table:style-name="ce8" office:value-type="float" office:value="220" calcext:value-type="float">
            <text:p>220</text:p>
          </table:table-cell>
          <table:table-cell table:style-name="ce40" office:value-type="float" office:value="112" calcext:value-type="float">
            <text:p>112</text:p>
          </table:table-cell>
          <table:table-cell table:style-name="ce45" table:formula="of:=[.H173]/[.F173]" office:value-type="float" office:value="445.103131586872" calcext:value-type="float">
            <text:p>445</text:p>
          </table:table-cell>
          <table:table-cell table:formula="of:=([.H185]/([.D185]*[.C185])*([.C173]*[.D173])*[.E173])/[.E185]" office:value-type="float" office:value="49851.5507377296" calcext:value-type="float">
            <text:p>49852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85" calcext:value-type="float">
            <text:p>285</text:p>
          </table:table-cell>
          <table:table-cell table:style-name="ce73" office:value-type="string" calcext:value-type="string">
            <text:p>http://orion.math.iastate.edu/jdhsmith/term/slgblms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2" calcext:value-type="float">
            <text:p>1932</text:p>
          </table:table-cell>
          <table:table-cell table:style-name="ce8" office:value-type="string" calcext:value-type="string">
            <text:p>LMS 2P Tank</text:p>
          </table:table-cell>
          <table:table-cell table:style-name="ce8" office:value-type="float" office:value="17.5" calcext:value-type="float">
            <text:p>17.5</text:p>
          </table:table-cell>
          <table:table-cell table:style-name="ce8" table:formula="of:=104+902" office:value-type="float" office:value="1006" calcext:value-type="float">
            <text:p>1006</text:p>
          </table:table-cell>
          <table:table-cell table:style-name="ce8" office:value-type="float" office:value="160" calcext:value-type="float">
            <text:p>160</text:p>
          </table:table-cell>
          <table:table-cell table:style-name="ce40" office:value-type="float" office:value="76" calcext:value-type="float">
            <text:p>76</text:p>
          </table:table-cell>
          <table:table-cell table:style-name="ce45" table:formula="of:=[.H174]/[.F174]" office:value-type="float" office:value="117.859738102653" calcext:value-type="float">
            <text:p>118</text:p>
          </table:table-cell>
          <table:table-cell table:formula="of:=([.H140]/([.D140]*[.C140])*([.C174]*[.D174])*[.E174])/[.E140]" office:value-type="float" office:value="8957.34009580163" calcext:value-type="float">
            <text:p>8957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3" office:value-type="string" calcext:value-type="string">
            <text:p>http://en.wikipedia.org/wiki/LMS_Stanier_Class_2_0-4-4T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3" calcext:value-type="float">
            <text:p>1933</text:p>
          </table:table-cell>
          <table:table-cell table:style-name="ce8" office:value-type="string" calcext:value-type="string">
            <text:p>LMS “Princess Royal”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2615" calcext:value-type="float">
            <text:p>2615</text:p>
          </table:table-cell>
          <table:table-cell table:style-name="ce8" office:value-type="float" office:value="250" calcext:value-type="float">
            <text:p>250</text:p>
          </table:table-cell>
          <table:table-cell table:style-name="ce40" office:value-type="float" office:value="179" calcext:value-type="float">
            <text:p>179</text:p>
          </table:table-cell>
          <table:table-cell table:style-name="ce45" table:formula="of:=[.H175]/[.F175]" office:value-type="float" office:value="675.90227763101" calcext:value-type="float">
            <text:p>676</text:p>
          </table:table-cell>
          <table:table-cell table:formula="of:=([.H182]/([.D182]*[.C182])*([.C175]*[.D175])*[.E175])/[.E182]" office:value-type="float" office:value="120986.507695951" calcext:value-type="float">
            <text:p>120987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595" calcext:value-type="float">
            <text:p>595</text:p>
          </table:table-cell>
          <table:table-cell table:style-name="ce73" office:value-type="string" calcext:value-type="string">
            <text:p>http://orion.math.iastate.edu/jdhsmith/term/slgblms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3" calcext:value-type="float">
            <text:p>1933</text:p>
          </table:table-cell>
          <table:table-cell table:style-name="ce8" office:value-type="string" calcext:value-type="string">
            <text:p>LMS Stanier Mogul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370" calcext:value-type="float">
            <text:p>1370</text:p>
          </table:table-cell>
          <table:table-cell table:style-name="ce8" office:value-type="float" office:value="225" calcext:value-type="float">
            <text:p>225</text:p>
          </table:table-cell>
          <table:table-cell table:style-name="ce40" office:value-type="float" office:value="117" calcext:value-type="float">
            <text:p>117</text:p>
          </table:table-cell>
          <table:table-cell table:style-name="ce45" table:formula="of:=[.H176]/[.F176]" office:value-type="float" office:value="352.544379709316" calcext:value-type="float">
            <text:p>353</text:p>
          </table:table-cell>
          <table:table-cell table:formula="of:=([.H200]/([.D200]*[.C200])*([.C176]*[.D176])*[.E176])/[.E200]" office:value-type="float" office:value="41247.69242599" calcext:value-type="float">
            <text:p>41248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25" calcext:value-type="float">
            <text:p>225</text:p>
          </table:table-cell>
          <table:table-cell table:style-name="ce73" office:value-type="string" calcext:value-type="string">
            <text:p>http://orion.math.iastate.edu/jdhsmith/term/slgblms.htm</text:p>
          </table:table-cell>
          <table:table-cell table:style-name="ce8" table:number-columns-repeated="1013"/>
        </table:table-row>
        <table:table-row table:style-name="ro1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MS “Black Five”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725" calcext:value-type="float">
            <text:p>1725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13" calcext:value-type="float">
            <text:p>113</text:p>
          </table:table-cell>
          <table:table-cell table:style-name="ce45" table:formula="of:=[.H177]/[.F177]" office:value-type="float" office:value="459.610292841759" calcext:value-type="float">
            <text:p>460</text:p>
          </table:table-cell>
          <table:table-cell table:formula="of:=([.H200]/([.D200]*[.C200])*([.C177]*[.D177])*[.E177])/[.E200]" office:value-type="float" office:value="51935.9630911188" calcext:value-type="float">
            <text:p>51936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330" calcext:value-type="float">
            <text:p>330</text:p>
          </table:table-cell>
          <table:table-cell table:style-name="ce64" office:value-type="string" calcext:value-type="string">
            <text:p>http://en.wikipedia.org/wiki/LMS_Stanier_Class_5_4-6-0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MS 3 cylinder 4P Tank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265" calcext:value-type="float">
            <text:p>1265</text:p>
          </table:table-cell>
          <table:table-cell table:style-name="ce6" office:value-type="float" office:value="200" calcext:value-type="float">
            <text:p>200</text:p>
          </table:table-cell>
          <table:table-cell table:style-name="ce35" office:value-type="float" office:value="168" calcext:value-type="float">
            <text:p>168</text:p>
          </table:table-cell>
          <table:table-cell table:style-name="ce45" table:formula="of:=[.H178]/[.F178]" office:value-type="float" office:value="186.435346496322" calcext:value-type="float">
            <text:p>186</text:p>
          </table:table-cell>
          <table:table-cell table:formula="of:=([.H185]/([.D185]*[.C185])*([.C178]*[.D178])*[.E178])/[.E185]" office:value-type="float" office:value="31321.1382113821" calcext:value-type="float">
            <text:p>31321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185" calcext:value-type="float">
            <text:p>185</text:p>
          </table:table-cell>
          <table:table-cell table:style-name="ce64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34" calcext:value-type="float">
            <text:p>1934</text:p>
          </table:table-cell>
          <table:table-cell table:style-name="ce4" office:value-type="string" calcext:value-type="string">
            <text:p>LNER P2 Class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715" calcext:value-type="float">
            <text:p>2715</text:p>
          </table:table-cell>
          <table:table-cell table:style-name="ce4" office:value-type="float" office:value="220" calcext:value-type="float">
            <text:p>220</text:p>
          </table:table-cell>
          <table:table-cell table:style-name="ce30" office:value-type="float" office:value="200" calcext:value-type="float">
            <text:p>200</text:p>
          </table:table-cell>
          <table:table-cell table:style-name="ce53" office:value-type="float" office:value="653" calcext:value-type="float">
            <text:p>653</text:p>
          </table:table-cell>
          <table:table-cell table:style-name="ce43" table:formula="of:=[.G179]*[.F179]" office:value-type="float" office:value="130600" calcext:value-type="float">
            <text:p>130600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75" calcext:value-type="float">
            <text:p>775</text:p>
          </table:table-cell>
          <table:table-cell table:style-name="ce62" office:value-type="string" calcext:value-type="string">
            <text:p>http://orion.math.iastate.edu/jdhsmith/term/slgbln1.htm</text:p>
          </table:table-cell>
          <table:table-cell table:style-name="ce4" table:number-columns-repeated="1013"/>
        </table:table-row>
        <table:table-row table:style-name="ro1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MS “Jubilee”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640" calcext:value-type="float">
            <text:p>1640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19" calcext:value-type="float">
            <text:p>119</text:p>
          </table:table-cell>
          <table:table-cell table:style-name="ce45" table:formula="of:=[.H180]/[.F180]" office:value-type="float" office:value="440.752058399117" calcext:value-type="float">
            <text:p>441</text:p>
          </table:table-cell>
          <table:table-cell table:formula="of:=([.H185]/([.D185]*[.C185])*([.C180]*[.D180])*[.E180])/[.E185]" office:value-type="float" office:value="52449.494949495" calcext:value-type="float">
            <text:p>52449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310" calcext:value-type="float">
            <text:p>310</text:p>
          </table:table-cell>
          <table:table-cell table:style-name="ce64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MS 2 cylinder 4P Tank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265" calcext:value-type="float">
            <text:p>1265</text:p>
          </table:table-cell>
          <table:table-cell table:style-name="ce6" office:value-type="float" office:value="200" calcext:value-type="float">
            <text:p>200</text:p>
          </table:table-cell>
          <table:table-cell table:style-name="ce35" office:value-type="float" office:value="110" calcext:value-type="float">
            <text:p>110</text:p>
          </table:table-cell>
          <table:table-cell table:style-name="ce45" table:formula="of:=[.H181]/[.F181]" office:value-type="float" office:value="296.77693194925" calcext:value-type="float">
            <text:p>297</text:p>
          </table:table-cell>
          <table:table-cell table:formula="of:=([.H200]/([.D200]*[.C200])*([.C181]*[.D181])*[.E181])/[.E200]" office:value-type="float" office:value="32645.4625144175" calcext:value-type="float">
            <text:p>32645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185" calcext:value-type="float">
            <text:p>185</text:p>
          </table:table-cell>
          <table:table-cell table:style-name="ce64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35" calcext:value-type="float">
            <text:p>1935</text:p>
          </table:table-cell>
          <table:table-cell table:style-name="ce4" office:value-type="string" calcext:value-type="string">
            <text:p>LNER A4 Class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575" calcext:value-type="float">
            <text:p>2575</text:p>
          </table:table-cell>
          <table:table-cell table:style-name="ce4" office:value-type="float" office:value="250" calcext:value-type="float">
            <text:p>250</text:p>
          </table:table-cell>
          <table:table-cell table:style-name="ce30" office:value-type="float" office:value="158" calcext:value-type="float">
            <text:p>158</text:p>
          </table:table-cell>
          <table:table-cell table:style-name="ce53" office:value-type="float" office:value="687" calcext:value-type="float">
            <text:p>687</text:p>
          </table:table-cell>
          <table:table-cell table:style-name="ce43" table:formula="of:=[.G182]*[.F182]" office:value-type="float" office:value="108546" calcext:value-type="float">
            <text:p>108546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50" calcext:value-type="float">
            <text:p>750</text:p>
          </table:table-cell>
          <table:table-cell table:style-name="ce62" office:value-type="string" calcext:value-type="string">
            <text:p>http://orion.math.iastate.edu/jdhsmith/term/slgbln1.htm</text:p>
          </table:table-cell>
          <table:table-cell table:style-name="ce4" table:number-columns-repeated="1013"/>
        </table:table-row>
        <table:table-row table:style-name="ro1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MS 3P Tank (Stanier)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045" calcext:value-type="float">
            <text:p>1045</text:p>
          </table:table-cell>
          <table:table-cell table:style-name="ce6" office:value-type="float" office:value="200" calcext:value-type="float">
            <text:p>200</text:p>
          </table:table-cell>
          <table:table-cell table:style-name="ce35" office:value-type="float" office:value="96" calcext:value-type="float">
            <text:p>96</text:p>
          </table:table-cell>
          <table:table-cell table:style-name="ce45" table:formula="of:=[.H183]/[.F183]" office:value-type="float" office:value="151.344491784458" calcext:value-type="float">
            <text:p>151</text:p>
          </table:table-cell>
          <table:table-cell table:formula="of:=([.H165]/([.D165]*[.C165])*([.C183]*[.D183])*[.E183])/[.E165]" office:value-type="float" office:value="14529.0712113079" calcext:value-type="float">
            <text:p>14529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80" calcext:value-type="float">
            <text:p>80</text:p>
          </table:table-cell>
          <table:table-cell table:style-name="ce64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MS Stanier 8F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465" calcext:value-type="float">
            <text:p>1465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44" calcext:value-type="float">
            <text:p>144</text:p>
          </table:table-cell>
          <table:table-cell table:style-name="ce45" table:formula="of:=[.H184]/[.F184]" office:value-type="float" office:value="280.282730621128" calcext:value-type="float">
            <text:p>280</text:p>
          </table:table-cell>
          <table:table-cell table:formula="of:=([.H179]/([.D179]*[.C179])*([.C184]*[.D184])*[.E184])/[.E179]" office:value-type="float" office:value="40360.7132094425" calcext:value-type="float">
            <text:p>40361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35" calcext:value-type="float">
            <text:p>235</text:p>
          </table:table-cell>
          <table:table-cell table:style-name="ce64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36" calcext:value-type="float">
            <text:p>1936</text:p>
          </table:table-cell>
          <table:table-cell table:style-name="ce4" office:value-type="string" calcext:value-type="string">
            <text:p>LNER V2 Class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430" calcext:value-type="float">
            <text:p>2430</text:p>
          </table:table-cell>
          <table:table-cell table:style-name="ce4" office:value-type="float" office:value="220" calcext:value-type="float">
            <text:p>220</text:p>
          </table:table-cell>
          <table:table-cell table:style-name="ce30" office:value-type="float" office:value="150" calcext:value-type="float">
            <text:p>150</text:p>
          </table:table-cell>
          <table:table-cell table:style-name="ce43" office:value-type="float" office:value="670" calcext:value-type="float">
            <text:p>670</text:p>
          </table:table-cell>
          <table:table-cell table:style-name="ce43" table:formula="of:=[.G185]*[.F185]" office:value-type="float" office:value="100500" calcext:value-type="float">
            <text:p>100500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80" calcext:value-type="float">
            <text:p>680</text:p>
          </table:table-cell>
          <table:table-cell table:style-name="ce62" office:value-type="string" calcext:value-type="string">
            <text:p>http://orion.math.iastate.edu/jdhsmith/term/slgbln1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float" office:value="1937" calcext:value-type="float">
            <text:p>1937</text:p>
          </table:table-cell>
          <table:table-cell table:style-name="ce6" office:value-type="string" calcext:value-type="string">
            <text:p>LMS Princess Coronation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810" calcext:value-type="float">
            <text:p>2810</text:p>
          </table:table-cell>
          <table:table-cell table:style-name="ce6" office:value-type="float" office:value="250" calcext:value-type="float">
            <text:p>250</text:p>
          </table:table-cell>
          <table:table-cell table:style-name="ce35" office:value-type="float" office:value="180" calcext:value-type="float">
            <text:p>180</text:p>
          </table:table-cell>
          <table:table-cell table:style-name="ce45" table:formula="of:=[.H186]/[.F186]" office:value-type="float" office:value="802.52127239719" calcext:value-type="float">
            <text:p>803</text:p>
          </table:table-cell>
          <table:table-cell table:formula="of:=([.H182]/([.D182]*[.C182])*([.C186]*[.D186])*[.E186])/[.E182]" office:value-type="float" office:value="144453.829031494" calcext:value-type="float">
            <text:p>144454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825" calcext:value-type="float">
            <text:p>825</text:p>
          </table:table-cell>
          <table:table-cell table:style-name="ce64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7" calcext:value-type="float">
            <text:p>1937</text:p>
          </table:table-cell>
          <table:table-cell table:style-name="ce6" office:value-type="string" calcext:value-type="string">
            <text:p>LNER B17-5 Class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675" calcext:value-type="float">
            <text:p>1675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100" calcext:value-type="float">
            <text:p>100</text:p>
          </table:table-cell>
          <table:table-cell table:style-name="ce45" table:formula="of:=[.H187]/[.F187]" office:value-type="float" office:value="430.086775615231" calcext:value-type="float">
            <text:p>430</text:p>
          </table:table-cell>
          <table:table-cell table:formula="of:=([.H185]/([.D185]*[.C185])*([.C187]*[.D187])*[.E187])/[.E185]" office:value-type="float" office:value="43008.6775615231" calcext:value-type="float">
            <text:p>43009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43" calcext:value-type="float">
            <text:p>343</text:p>
          </table:table-cell>
          <table:table-cell table:style-name="ce73" office:value-type="string" calcext:value-type="string">
            <text:p>http://orion.math.iastate.edu/jdhsmith/term/slgbln1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8" calcext:value-type="float">
            <text:p>1938</text:p>
          </table:table-cell>
          <table:table-cell table:style-name="ce6" office:value-type="string" calcext:value-type="string">
            <text:p>GWR Modified Prairie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480" calcext:value-type="float">
            <text:p>1480</text:p>
          </table:table-cell>
          <table:table-cell table:style-name="ce8" office:value-type="float" office:value="225" calcext:value-type="float">
            <text:p>225</text:p>
          </table:table-cell>
          <table:table-cell table:style-name="ce40" office:value-type="float" office:value="139" calcext:value-type="float">
            <text:p>139</text:p>
          </table:table-cell>
          <table:table-cell table:style-name="ce45" table:formula="of:=[.H188]/[.F188]" office:value-type="float" office:value="159.982242439354" calcext:value-type="float">
            <text:p>160</text:p>
          </table:table-cell>
          <table:table-cell table:formula="of:=([.H112]/([.D112]*[.C112]) * ([.C188]*[.D188]) * [.E188]) /[.E112]" office:value-type="float" office:value="22237.5316990702" calcext:value-type="float">
            <text:p>22238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90" calcext:value-type="float">
            <text:p>190</text:p>
          </table:table-cell>
          <table:table-cell table:style-name="ce73" office:value-type="string" calcext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1" calcext:value-type="float">
            <text:p>1941</text:p>
          </table:table-cell>
          <table:table-cell table:style-name="ce6" office:value-type="string" calcext:value-type="string">
            <text:p>SR Merchant Navy Class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2450" calcext:value-type="float">
            <text:p>2450</text:p>
          </table:table-cell>
          <table:table-cell table:style-name="ce8" office:value-type="float" office:value="280" calcext:value-type="float">
            <text:p>280</text:p>
          </table:table-cell>
          <table:table-cell table:style-name="ce40" office:value-type="float" office:value="167" calcext:value-type="float">
            <text:p>167</text:p>
          </table:table-cell>
          <table:table-cell table:style-name="ce45" table:formula="of:=[.H189]/[.F189]" office:value-type="float" office:value="575.462485338601" calcext:value-type="float">
            <text:p>575</text:p>
          </table:table-cell>
          <table:table-cell table:formula="of:=([.H208]/([.D208]*[.C208]) * ([.C189]*[.D189]) * [.E189]) /[.E208]" office:value-type="float" office:value="96102.2350515464" calcext:value-type="float">
            <text:p>96102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820" calcext:value-type="float">
            <text:p>820</text:p>
          </table:table-cell>
          <table:table-cell table:style-name="ce73" office:value-type="string" calcext:value-type="string">
            <text:p>http://orion.math.iastate.edu/jdhsmith/term/slgbs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2" calcext:value-type="float">
            <text:p>1942</text:p>
          </table:table-cell>
          <table:table-cell table:style-name="ce6" office:value-type="string" calcext:value-type="string">
            <text:p>SR Q1 Class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470" calcext:value-type="float">
            <text:p>1470</text:p>
          </table:table-cell>
          <table:table-cell table:style-name="ce8" office:value-type="float" office:value="230" calcext:value-type="float">
            <text:p>230</text:p>
          </table:table-cell>
          <table:table-cell table:style-name="ce40" office:value-type="float" office:value="133" calcext:value-type="float">
            <text:p>133</text:p>
          </table:table-cell>
          <table:table-cell table:style-name="ce45" table:formula="of:=[.H190]/[.F190]" office:value-type="float" office:value="328.01660899654" calcext:value-type="float">
            <text:p>328</text:p>
          </table:table-cell>
          <table:table-cell table:formula="of:=([.H200]/([.D200]*[.C200]) * ([.C190]*[.D190]) * [.E190]) /[.E200]" office:value-type="float" office:value="43626.2089965398" calcext:value-type="float">
            <text:p>43626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20" calcext:value-type="float">
            <text:p>220</text:p>
          </table:table-cell>
          <table:table-cell table:style-name="ce73" office:value-type="string" calcext:value-type="string">
            <text:p>http://orion.math.iastate.edu/jdhsmith/term/slgbs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3" calcext:value-type="float">
            <text:p>1943</text:p>
          </table:table-cell>
          <table:table-cell table:style-name="ce6" office:value-type="string" calcext:value-type="string">
            <text:p>LMS rebuilt Royal Scot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860" calcext:value-type="float">
            <text:p>1860</text:p>
          </table:table-cell>
          <table:table-cell table:style-name="ce8" office:value-type="float" office:value="250" calcext:value-type="float">
            <text:p>250</text:p>
          </table:table-cell>
          <table:table-cell table:style-name="ce40" office:value-type="float" office:value="148" calcext:value-type="float">
            <text:p>148</text:p>
          </table:table-cell>
          <table:table-cell table:style-name="ce45" table:formula="of:=[.H191]/[.F191]" office:value-type="float" office:value="446.587108172474" calcext:value-type="float">
            <text:p>447</text:p>
          </table:table-cell>
          <table:table-cell table:formula="of:=([.H185]/([.D185]*[.C185]) * ([.C191]*[.D191]) * [.E191]) /[.E185]" office:value-type="float" office:value="66094.8920095262" calcext:value-type="float">
            <text:p>66095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50" calcext:value-type="float">
            <text:p>350</text:p>
          </table:table-cell>
          <table:table-cell table:style-name="ce73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3" calcext:value-type="float">
            <text:p>1943</text:p>
          </table:table-cell>
          <table:table-cell table:style-name="ce6" office:value-type="string" calcext:value-type="string">
            <text:p>LNER J94 Class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960" calcext:value-type="float">
            <text:p>960</text:p>
          </table:table-cell>
          <table:table-cell table:style-name="ce8" office:value-type="float" office:value="170" calcext:value-type="float">
            <text:p>170</text:p>
          </table:table-cell>
          <table:table-cell table:style-name="ce40" office:value-type="float" office:value="106" calcext:value-type="float">
            <text:p>106</text:p>
          </table:table-cell>
          <table:table-cell table:style-name="ce45" table:formula="of:=[.H192]/[.F192]" office:value-type="float" office:value="83.2312203657839" calcext:value-type="float">
            <text:p>83</text:p>
          </table:table-cell>
          <table:table-cell table:formula="of:=([.H140]/([.D140]*[.C140])*([.C192]*[.D192])*[.E192])/[.E140]" office:value-type="float" office:value="8822.50935877309" calcext:value-type="float">
            <text:p>8823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3" office:value-type="string" calcext:value-type="string">
            <text:p>http://orion.math.iastate.edu/jdhsmith/term/slgbln2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3" calcext:value-type="float">
            <text:p>1943</text:p>
          </table:table-cell>
          <table:table-cell table:style-name="ce6" office:value-type="string" calcext:value-type="string">
            <text:p>WD 2-8-0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680" calcext:value-type="float">
            <text:p>1680</text:p>
          </table:table-cell>
          <table:table-cell table:style-name="ce8" office:value-type="float" office:value="225" calcext:value-type="float">
            <text:p>225</text:p>
          </table:table-cell>
          <table:table-cell table:style-name="ce40" office:value-type="float" office:value="152" calcext:value-type="float">
            <text:p>152</text:p>
          </table:table-cell>
          <table:table-cell table:style-name="ce45" table:formula="of:=[.H193]/[.F193]" office:value-type="float" office:value="344.655132641292" calcext:value-type="float">
            <text:p>345</text:p>
          </table:table-cell>
          <table:table-cell table:formula="of:=([.H200]/([.D200]*[.C200])*([.C193]*[.D193])*[.E193])/[.E200]" office:value-type="float" office:value="52387.5801614764" calcext:value-type="float">
            <text:p>52388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10" calcext:value-type="float">
            <text:p>310</text:p>
          </table:table-cell>
          <table:table-cell table:style-name="ce73" office:value-type="string" calcext:value-type="string">
            <text:p>http://orion.math.iastate.edu/jdhsmith/term/slgbwd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4" calcext:value-type="float">
            <text:p>1944</text:p>
          </table:table-cell>
          <table:table-cell table:style-name="ce6" office:value-type="string" calcext:value-type="string">
            <text:p>GWR Modified Hall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735" calcext:value-type="float">
            <text:p>1735</text:p>
          </table:table-cell>
          <table:table-cell table:style-name="ce8" office:value-type="float" office:value="225" calcext:value-type="float">
            <text:p>225</text:p>
          </table:table-cell>
          <table:table-cell table:style-name="ce40" office:value-type="float" office:value="121" calcext:value-type="float">
            <text:p>121</text:p>
          </table:table-cell>
          <table:table-cell table:style-name="ce45" table:formula="of:=[.H194]/[.F194]" office:value-type="float" office:value="318.711956521739" calcext:value-type="float">
            <text:p>319</text:p>
          </table:table-cell>
          <table:table-cell table:formula="of:=([.H165]/([.D165]*[.C165])*([.C194]*[.D194])*[.E194])/[.E165]" office:value-type="float" office:value="38564.1467391304" calcext:value-type="float">
            <text:p>38564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95" calcext:value-type="float">
            <text:p>295</text:p>
          </table:table-cell>
          <table:table-cell table:style-name="ce73" office:value-type="string" calcext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5" calcext:value-type="float">
            <text:p>1945</text:p>
          </table:table-cell>
          <table:table-cell table:style-name="ce6" office:value-type="string" calcext:value-type="string">
            <text:p>LMS Fairburn 4P Tank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109" calcext:value-type="float">
            <text:p>109</text:p>
          </table:table-cell>
          <table:table-cell table:style-name="ce45" table:formula="of:=[.H195]/[.F195]" office:value-type="float" office:value="323.175518237516" calcext:value-type="float">
            <text:p>323</text:p>
          </table:table-cell>
          <table:table-cell table:formula="of:=([.H200]/([.D200]*[.C200])*([.C195]*[.D195])*[.E195])/[.E200]" office:value-type="float" office:value="35226.1314878893" calcext:value-type="float">
            <text:p>35226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35" calcext:value-type="float">
            <text:p>135</text:p>
          </table:table-cell>
          <table:table-cell table:style-name="ce73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5" calcext:value-type="float">
            <text:p>1945</text:p>
          </table:table-cell>
          <table:table-cell table:style-name="ce6" office:value-type="string" calcext:value-type="string">
            <text:p>SR West Country Class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2120" calcext:value-type="float">
            <text:p>2120</text:p>
          </table:table-cell>
          <table:table-cell table:style-name="ce8" office:value-type="float" office:value="280" calcext:value-type="float">
            <text:p>280</text:p>
          </table:table-cell>
          <table:table-cell table:style-name="ce40" office:value-type="float" office:value="137" calcext:value-type="float">
            <text:p>137</text:p>
          </table:table-cell>
          <table:table-cell table:style-name="ce45" table:formula="of:=[.H196]/[.F196]" office:value-type="float" office:value="470.728197542543" calcext:value-type="float">
            <text:p>471</text:p>
          </table:table-cell>
          <table:table-cell table:formula="of:=([.H208]/([.D208]*[.C208])*([.C196]*[.D196])*[.E196])/[.E208]" office:value-type="float" office:value="64489.7630633284" calcext:value-type="float">
            <text:p>6449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545" calcext:value-type="float">
            <text:p>545</text:p>
          </table:table-cell>
          <table:table-cell table:style-name="ce73" office:value-type="string" calcext:value-type="string">
            <text:p>http://orion.math.iastate.edu/jdhsmith/term/slgbs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5" calcext:value-type="float">
            <text:p>1945</text:p>
          </table:table-cell>
          <table:table-cell table:style-name="ce6" office:value-type="string" calcext:value-type="string">
            <text:p>GWR Hawksworth County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715" calcext:value-type="float">
            <text:p>1715</text:p>
          </table:table-cell>
          <table:table-cell table:style-name="ce8" office:value-type="float" office:value="280" calcext:value-type="float">
            <text:p>280</text:p>
          </table:table-cell>
          <table:table-cell table:style-name="ce40" office:value-type="float" office:value="145" calcext:value-type="float">
            <text:p>145</text:p>
          </table:table-cell>
          <table:table-cell table:style-name="ce45" table:formula="of:=[.H197]/[.F197]" office:value-type="float" office:value="440.357504585147" calcext:value-type="float">
            <text:p>440</text:p>
          </table:table-cell>
          <table:table-cell table:formula="of:=([.H185]/([.D185]*[.C185])*([.C197]*[.D197])*[.E197])/[.E185]" office:value-type="float" office:value="63851.8381648463" calcext:value-type="float">
            <text:p>63852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65" calcext:value-type="float">
            <text:p>265</text:p>
          </table:table-cell>
          <table:table-cell table:style-name="ce73" office:value-type="string" calcext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6" calcext:value-type="float">
            <text:p>1946</text:p>
          </table:table-cell>
          <table:table-cell table:style-name="ce6" office:value-type="string" calcext:value-type="string">
            <text:p>LMS Ivatt 2P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025" calcext:value-type="float">
            <text:p>1025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77" calcext:value-type="float">
            <text:p>77</text:p>
          </table:table-cell>
          <table:table-cell table:style-name="ce45" table:formula="of:=[.H198]/[.F198]" office:value-type="float" office:value="229.02040673667" calcext:value-type="float">
            <text:p>229</text:p>
          </table:table-cell>
          <table:table-cell table:formula="of:=([.H200]/([.D200]*[.C200])*([.C198]*[.D198])*[.E198])/[.E200]" office:value-type="float" office:value="17634.5713187236" calcext:value-type="float">
            <text:p>17635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35" calcext:value-type="float">
            <text:p>135</text:p>
          </table:table-cell>
          <table:table-cell table:style-name="ce74" office:value-type="string" calcext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7" calcext:value-type="float">
            <text:p>1947</text:p>
          </table:table-cell>
          <table:table-cell table:style-name="ce6" office:value-type="string" calcext:value-type="string">
            <text:p>LMS Ivatt 4F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220" calcext:value-type="float">
            <text:p>1220</text:p>
          </table:table-cell>
          <table:table-cell table:style-name="ce8" office:value-type="float" office:value="225" calcext:value-type="float">
            <text:p>225</text:p>
          </table:table-cell>
          <table:table-cell table:style-name="ce40" office:value-type="float" office:value="108" calcext:value-type="float">
            <text:p>108</text:p>
          </table:table-cell>
          <table:table-cell table:style-name="ce45" table:formula="of:=[.H199]/[.F199]" office:value-type="float" office:value="279.373346433708" calcext:value-type="float">
            <text:p>279</text:p>
          </table:table-cell>
          <table:table-cell table:formula="of:=([.H200]/([.D200]*[.C200])*([.C199]*[.D199])*[.E199])/[.E200]" office:value-type="float" office:value="30172.3214148404" calcext:value-type="float">
            <text:p>30172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45" calcext:value-type="float">
            <text:p>245</text:p>
          </table:table-cell>
          <table:table-cell table:style-name="ce74" office:value-type="string" calcext:value-type="string">
            <text:p>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51" calcext:value-type="float">
            <text:p>1951</text:p>
          </table:table-cell>
          <table:table-cell table:style-name="ce4" office:value-type="string" calcext:value-type="string">
            <text:p>BR 4MT 4-6-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445" calcext:value-type="float">
            <text:p>1445</text:p>
          </table:table-cell>
          <table:table-cell table:style-name="ce4" office:value-type="float" office:value="225" calcext:value-type="float">
            <text:p>225</text:p>
          </table:table-cell>
          <table:table-cell table:style-name="ce30" office:value-type="float" office:value="114" calcext:value-type="float">
            <text:p>114</text:p>
          </table:table-cell>
          <table:table-cell table:style-name="ce43" office:value-type="float" office:value="368" calcext:value-type="float">
            <text:p>368</text:p>
          </table:table-cell>
          <table:table-cell table:style-name="ce43" table:formula="of:=[.G200]*[.F200]" office:value-type="float" office:value="41952" calcext:value-type="float">
            <text:p>4195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65" calcext:value-type="float">
            <text:p>265</text:p>
          </table:table-cell>
          <table:table-cell table:style-name="ce62" office:value-type="string" calcext:value-type="string">
            <text:p>http://orion.math.iastate.edu/jdhsmith/term/slgbbr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7MT “Britannia”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475" calcext:value-type="float">
            <text:p>2475</text:p>
          </table:table-cell>
          <table:table-cell table:style-name="ce6" office:value-type="float" office:value="250" calcext:value-type="float">
            <text:p>250</text:p>
          </table:table-cell>
          <table:table-cell table:style-name="ce35" office:value-type="float" office:value="143" calcext:value-type="float">
            <text:p>143</text:p>
          </table:table-cell>
          <table:table-cell table:style-name="ce52" table:formula="of:=[.H201]/[.F201]" office:value-type="float" office:value="747.379515109565" calcext:value-type="float">
            <text:p>747</text:p>
          </table:table-cell>
          <table:table-cell table:style-name="ce51" table:formula="of:=([.H182]/([.D182]*[.C182])*([.C201]*[.D201])*[.E201])/[.E182]" office:value-type="float" office:value="106875.270660668" calcext:value-type="float">
            <text:p>106875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4" calcext:value-type="float">
            <text:p>674</text:p>
          </table:table-cell>
          <table:table-cell table:style-name="ce64" office:value-type="string" calcext:value-type="string">
            <text:p>http://orion.math.iastate.edu/jdhsmith/term/slgbb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5MT</text:p>
          </table:table-cell>
          <table:table-cell table:style-name="ce6" office:value-type="float" office:value="28.7" calcext:value-type="float">
            <text:p>28.7</text:p>
          </table:table-cell>
          <table:table-cell table:style-name="ce6" table:formula="of:=1479+171" office:value-type="float" office:value="1650" calcext:value-type="float">
            <text:p>1650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16" calcext:value-type="float">
            <text:p>116</text:p>
          </table:table-cell>
          <table:table-cell table:style-name="ce52" table:formula="of:=[.H202]/[.F202]" office:value-type="float" office:value="438.96400588633" calcext:value-type="float">
            <text:p>439</text:p>
          </table:table-cell>
          <table:table-cell table:style-name="ce51" table:formula="of:=([.H200]/([.D200]*[.C200])*([.C202]*[.D202])*[.E202])/[.E200]" office:value-type="float" office:value="50919.8246828143" calcext:value-type="float">
            <text:p>50920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358" calcext:value-type="float">
            <text:p>358</text:p>
          </table:table-cell>
          <table:table-cell table:style-name="ce64" office:value-type="string" calcext:value-type="string">
            <text:p>http://en.wikipedia.org/wiki/BR_standard_class_5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Tank</text:p>
          </table:table-cell>
          <table:table-cell table:style-name="ce6" office:value-type="float" office:value="26.7" calcext:value-type="float">
            <text:p>26.7</text:p>
          </table:table-cell>
          <table:table-cell table:style-name="ce6" table:formula="of:=1223+143" office:value-type="float" office:value="1366" calcext:value-type="float">
            <text:p>1366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11" calcext:value-type="float">
            <text:p>111</text:p>
          </table:table-cell>
          <table:table-cell table:style-name="ce52" table:formula="of:=[.H203]/[.F203]" office:value-type="float" office:value="353.313344347808" calcext:value-type="float">
            <text:p>353</text:p>
          </table:table-cell>
          <table:table-cell table:style-name="ce51" table:formula="of:=([.H200]/([.D200]*[.C200])*([.C203]*[.D203])*[.E203])/[.E200]" office:value-type="float" office:value="39217.7812226067" calcext:value-type="float">
            <text:p>39218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40" calcext:value-type="float">
            <text:p>240</text:p>
          </table:table-cell>
          <table:table-cell table:style-name="ce64" office:value-type="string" calcext:value-type="string">
            <text:p>http://en.wikipedia.org/wiki/BR_Standard_Class_4_2-6-4T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2" calcext:value-type="float">
            <text:p>1952</text:p>
          </table:table-cell>
          <table:table-cell table:style-name="ce6" office:value-type="string" calcext:value-type="string">
            <text:p>BR 4MT 2-6-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formula="of:=1075+131" office:value-type="float" office:value="1206" calcext:value-type="float">
            <text:p>1206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08" calcext:value-type="float">
            <text:p>108</text:p>
          </table:table-cell>
          <table:table-cell table:style-name="ce52" table:formula="of:=[.H204]/[.F204]" office:value-type="float" office:value="276.167422786108" calcext:value-type="float">
            <text:p>276</text:p>
          </table:table-cell>
          <table:table-cell table:style-name="ce51" table:formula="of:=([.H200]/([.D200]*[.C200])*([.C204]*[.D204])*[.E204])/[.E200]" office:value-type="float" office:value="29826.0816608997" calcext:value-type="float">
            <text:p>29826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47" calcext:value-type="float">
            <text:p>247</text:p>
          </table:table-cell>
          <table:table-cell table:style-name="ce64" office:value-type="string" calcext:value-type="string">
            <text:p>http://en.wikipedia.org/wiki/BR_Standard_Class_4_2-6-0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2" calcext:value-type="float">
            <text:p>1952</text:p>
          </table:table-cell>
          <table:table-cell table:style-name="ce6" office:value-type="string" calcext:value-type="string">
            <text:p>BR 2MT Tank</text:p>
          </table:table-cell>
          <table:table-cell table:style-name="ce6" office:value-type="float" office:value="17.5" calcext:value-type="float">
            <text:p>17.5</text:p>
          </table:table-cell>
          <table:table-cell table:style-name="ce6" table:formula="of:=101+924" office:value-type="float" office:value="1025" calcext:value-type="float">
            <text:p>1025</text:p>
          </table:table-cell>
          <table:table-cell table:style-name="ce6" office:value-type="float" office:value="200" calcext:value-type="float">
            <text:p>200</text:p>
          </table:table-cell>
          <table:table-cell table:style-name="ce35" office:value-type="float" office:value="82" calcext:value-type="float">
            <text:p>82</text:p>
          </table:table-cell>
          <table:table-cell table:style-name="ce52" table:formula="of:=[.H205]/[.F205]" office:value-type="float" office:value="209.081977017386" calcext:value-type="float">
            <text:p>209</text:p>
          </table:table-cell>
          <table:table-cell table:style-name="ce51" table:formula="of:=([.H200]/([.D200]*[.C200])*([.C205]*[.D205])*[.E205])/[.E200]" office:value-type="float" office:value="17144.7221154257" calcext:value-type="float">
            <text:p>17145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124" calcext:value-type="float">
            <text:p>124</text:p>
          </table:table-cell>
          <table:table-cell table:style-name="ce64" office:value-type="string" calcext:value-type="string">
            <text:p>http://en.wikipedia.org/wiki/BR_Standard_Class_2_2-6-2T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6" office:value-type="float" office:value="250" calcext:value-type="float">
            <text:p>250</text:p>
          </table:table-cell>
          <table:table-cell table:style-name="ce35" office:value-type="float" office:value="174" calcext:value-type="float">
            <text:p>174</text:p>
          </table:table-cell>
          <table:table-cell table:style-name="ce52" table:formula="of:=[.H206]/[.F206]" office:value-type="float" office:value="766.596523435921" calcext:value-type="float">
            <text:p>767</text:p>
          </table:table-cell>
          <table:table-cell table:style-name="ce51" table:formula="of:=([.H179]/([.D179]*[.C179])*([.C206]*[.D206])*[.E206])/[.E179]" office:value-type="float" office:value="133387.79507785" calcext:value-type="float">
            <text:p>133388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4" office:value-type="string" calcext:value-type="string">
            <text:p>http://orion.math.iastate.edu/jdhsmith/term/slgbbr.htm</text:p>
          </table:table-cell>
          <table:table-cell table:style-name="ce6"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52" table:formula="of:=[.H207]/[.F207]" office:value-type="float" office:value="500.660167724457" calcext:value-type="float">
            <text:p>501</text:p>
          </table:table-cell>
          <table:table-cell table:style-name="ce51" table:formula="of:=([.H179]/([.D179]*[.C179])*([.C207]*[.D207])*[.E207])/[.E179]" office:value-type="float" office:value="88116.1895195044" calcext:value-type="float">
            <text:p>88116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13"/>
        </table:table-row>
        <table:table-row table:style-name="ro1">
          <table:table-cell table:style-name="ce4" office:value-type="float" office:value="1956" calcext:value-type="float">
            <text:p>1956</text:p>
          </table:table-cell>
          <table:table-cell table:style-name="ce4" office:value-type="string" calcext:value-type="string">
            <text:p>SR Rebuilt “Merchant Navy”</text:p>
          </table:table-cell>
          <table:table-cell table:style-name="ce4" office:value-type="float" office:value="48.5" calcext:value-type="float">
            <text:p>48.5</text:p>
          </table:table-cell>
          <table:table-cell table:style-name="ce4" office:value-type="float" office:value="2450" calcext:value-type="float">
            <text:p>2450</text:p>
          </table:table-cell>
          <table:table-cell table:style-name="ce4" office:value-type="float" office:value="250" calcext:value-type="float">
            <text:p>250</text:p>
          </table:table-cell>
          <table:table-cell table:style-name="ce30" office:value-type="float" office:value="149" calcext:value-type="float">
            <text:p>149</text:p>
          </table:table-cell>
          <table:table-cell table:style-name="ce43" office:value-type="float" office:value="570" calcext:value-type="float">
            <text:p>570</text:p>
          </table:table-cell>
          <table:table-cell table:style-name="ce43" table:formula="of:=[.G208]*[.F208]" office:value-type="float" office:value="84930" calcext:value-type="float">
            <text:p>84930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12" calcext:value-type="float">
            <text:p>612</text:p>
          </table:table-cell>
          <table:table-cell table:style-name="ce62" office:value-type="string" calcext:value-type="string">
            <text:p>http://www.traintesting.com/bulletin_20.htm</text:p>
          </table:table-cell>
          <table:table-cell table:style-name="ce4" table:number-columns-repeated="101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float" office:value="38.25" calcext:value-type="float">
            <text:p>38.25</text:p>
          </table:table-cell>
          <table:table-cell table:style-name="ce14" office:value-type="float" office:value="2120" calcext:value-type="float">
            <text:p>2120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52" table:formula="of:=[.H209]/[.F209]" office:value-type="float" office:value="471.211075931504" calcext:value-type="float">
            <text:p>471</text:p>
          </table:table-cell>
          <table:table-cell table:style-name="ce51" table:formula="of:=([.H208]/([.D208]*[.C208])*([.C209]*[.D209])*[.E209])/[.E208]" office:value-type="float" office:value="57958.962339575" calcext:value-type="float">
            <text:p>57959</text:p>
          </table:table-cell>
          <table:table-cell office:value-type="string" calcext:value-type="string">
            <text:p>N</text:p>
          </table:table-cell>
          <table:table-cell table:style-name="ce14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2" table:number-rows-repeated="10483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8">00/00/0000</text:date>, <text:time style:data-style-name="N2" text:time-value="0000-00-00T20:02:53.1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4-06-08T11:20:36.312000000</dc:date>
    <meta:editing-duration>P15DT2H10M22S</meta:editing-duration>
    <meta:editing-cycles>843</meta:editing-cycles>
    <meta:generator>LibreOffice/4.1.5.3$Windows_x86 LibreOffice_project/1c1366bba2ba2b554cd2ca4d87c06da81c05d24</meta:generator>
    <dc:creator>James Petts</dc:creator>
    <meta:document-statistic meta:table-count="3" meta:cell-count="2464" meta:object-count="0"/>
  </office:meta>
</office:document-meta>
</file>